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1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1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1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1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1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1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_1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1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1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1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1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1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1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1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_1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1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2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2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2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_2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7_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1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2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3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7_4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text-align="justify" fo:break-before="auto" fo:line-height="100%" style:writing-mode="lr-tb"/>
    </style:style>
    <style:style style:name="T9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9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9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9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9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9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9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9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1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_5" style:family="text">
      <style:text-properties style:font-name="Calibri" fo:font-size="11pt" style:font-name-asian="Calibri" style:font-size-asian="11pt" style:font-name-complex="Calibri" style:font-size-complex="11pt"/>
    </style:style>
    <style:style style:name="T11_6" style:family="text">
      <style:text-properties style:font-name="Calibri" fo:font-size="11pt" style:font-name-asian="Calibri" style:font-size-asian="11pt" style:font-name-complex="Calibri" style:font-size-complex="11pt"/>
    </style:style>
    <style:style style:name="T11_7" style:family="text">
      <style:text-properties style:font-name="Calibri" fo:font-size="11pt" style:font-name-asian="Calibri" style:font-size-asian="11pt" style:font-name-complex="Calibri" style:font-size-complex="11pt"/>
    </style:style>
    <style:style style:name="T11_8" style:family="text">
      <style:text-properties style:font-name="Calibri" fo:font-size="11pt" style:font-name-asian="Calibri" style:font-size-asian="11pt" style:font-name-complex="Calibri" style:font-size-complex="11pt"/>
    </style:style>
    <style:style style:name="T11_9" style:family="text">
      <style:text-properties style:font-name="Calibri" fo:font-size="11pt" style:font-name-asian="Calibri" style:font-size-asian="11pt" style:font-name-complex="Calibri" style:font-size-complex="11pt"/>
    </style:style>
    <style:style style:name="T11_10" style:family="text">
      <style:text-properties style:font-name="Calibri" fo:font-size="11pt" style:font-name-asian="Calibri" style:font-size-asian="11pt" style:font-name-complex="Calibri" style:font-size-complex="11pt"/>
    </style:style>
    <style:style style:name="T11_11" style:family="text">
      <style:text-properties style:font-name="Calibri" fo:font-size="11pt" style:font-name-asian="Calibri" style:font-size-asian="11pt" style:font-name-complex="Calibri" style:font-size-complex="11pt"/>
    </style:style>
    <style:style style:name="T11_12" style:family="text">
      <style:text-properties style:font-name="Calibri" fo:font-size="11pt" style:font-name-asian="Calibri" style:font-size-asian="11pt" style:font-name-complex="Calibri" style:font-size-complex="11pt"/>
    </style:style>
    <style:style style:name="T11_13" style:family="text">
      <style:text-properties style:font-name="Calibri" fo:font-size="11pt" style:font-name-asian="Calibri" style:font-size-asian="11pt" style:font-name-complex="Calibri" style:font-size-complex="11pt"/>
    </style:style>
    <style:style style:name="T11_14" style:family="text">
      <style:text-properties style:font-name="Calibri" fo:font-size="11pt" style:font-name-asian="Calibri" style:font-size-asian="11pt" style:font-name-complex="Calibri" style:font-size-complex="11pt"/>
    </style:style>
    <style:style style:name="T11_15" style:family="text">
      <style:text-properties style:font-name="Calibri" fo:font-size="11pt" style:font-name-asian="Calibri" style:font-size-asian="11pt" style:font-name-complex="Calibri" style:font-size-complex="11pt"/>
    </style:style>
    <style:style style:name="T11_16" style:family="text">
      <style:text-properties style:font-name="Calibri" fo:font-size="11pt" style:font-name-asian="Calibri" style:font-size-asian="11pt" style:font-name-complex="Calibri" style:font-size-complex="11pt"/>
    </style:style>
    <style:style style:name="T11_17" style:family="text">
      <style:text-properties style:font-name="Calibri" fo:font-size="11pt" style:font-name-asian="Calibri" style:font-size-asian="11pt" style:font-name-complex="Calibri" style:font-size-complex="11pt"/>
    </style:style>
    <style:style style:name="T11_18" style:family="text">
      <style:text-properties style:font-name="Calibri" fo:font-size="11pt" style:font-name-asian="Calibri" style:font-size-asian="11pt" style:font-name-complex="Calibri" style:font-size-complex="11pt"/>
    </style:style>
    <style:style style:name="T11_19" style:family="text">
      <style:text-properties style:font-name="Calibri" fo:font-size="11pt" style:font-name-asian="Calibri" style:font-size-asian="11pt" style:font-name-complex="Calibri" style:font-size-complex="11pt"/>
    </style:style>
    <style:style style:name="T11_20" style:family="text">
      <style:text-properties style:font-name="Calibri" fo:font-size="11pt" style:font-name-asian="Calibri" style:font-size-asian="11pt" style:font-name-complex="Calibri" style:font-size-complex="11pt"/>
    </style:style>
    <style:style style:name="T11_21" style:family="text">
      <style:text-properties style:font-name="Calibri" fo:font-size="11pt" style:font-name-asian="Calibri" style:font-size-asian="11pt" style:font-name-complex="Calibri" style:font-size-complex="11pt"/>
    </style:style>
    <style:style style:name="T11_22" style:family="text">
      <style:text-properties style:font-name="Calibri" fo:font-size="11pt" style:font-name-asian="Calibri" style:font-size-asian="11pt" style:font-name-complex="Calibri" style:font-size-complex="11pt"/>
    </style:style>
    <style:style style:name="T11_23" style:family="text">
      <style:text-properties style:font-name="Calibri" fo:font-size="11pt" style:font-name-asian="Calibri" style:font-size-asian="11pt" style:font-name-complex="Calibri" style:font-size-complex="11pt"/>
    </style:style>
    <style:style style:name="T11_24" style:family="text">
      <style:text-properties style:font-name="Calibri" fo:font-size="11pt" style:font-name-asian="Calibri" style:font-size-asian="11pt" style:font-name-complex="Calibri" style:font-size-complex="11pt"/>
    </style:style>
    <style:style style:name="T11_25" style:family="text">
      <style:text-properties style:font-name="Calibri" fo:font-size="11pt" style:font-name-asian="Calibri" style:font-size-asian="11pt" style:font-name-complex="Calibri" style:font-size-complex="11pt"/>
    </style:style>
    <style:style style:name="T11_26" style:family="text">
      <style:text-properties style:font-name="Calibri" fo:font-size="11pt" style:font-name-asian="Calibri" style:font-size-asian="11pt" style:font-name-complex="Calibri" style:font-size-complex="11pt"/>
    </style:style>
    <style:style style:name="T11_27" style:family="text">
      <style:text-properties style:font-name="Calibri" fo:font-size="11pt" style:font-name-asian="Calibri" style:font-size-asian="11pt" style:font-name-complex="Calibri" style:font-size-complex="11pt"/>
    </style:style>
    <style:style style:name="T11_28" style:family="text">
      <style:text-properties style:font-name="Calibri" fo:font-size="11pt" style:font-name-asian="Calibri" style:font-size-asian="11pt" style:font-name-complex="Calibri" style:font-size-complex="11pt"/>
    </style:style>
    <style:style style:name="T11_29" style:family="text">
      <style:text-properties style:font-name="Calibri" fo:font-size="11pt" style:font-name-asian="Calibri" style:font-size-asian="11pt" style:font-name-complex="Calibri" style:font-size-complex="11pt"/>
    </style:style>
    <style:style style:name="T11_30" style:family="text">
      <style:text-properties style:font-name="Calibri" fo:font-size="11pt" style:font-name-asian="Calibri" style:font-size-asian="11pt" style:font-name-complex="Calibri" style:font-size-complex="11pt"/>
    </style:style>
    <style:style style:name="T11_31" style:family="text">
      <style:text-properties style:font-name="Calibri" fo:font-size="11pt" style:font-name-asian="Calibri" style:font-size-asian="11pt" style:font-name-complex="Calibri" style:font-size-complex="11pt"/>
    </style:style>
    <style:style style:name="T11_32" style:family="text">
      <style:text-properties style:font-name="Calibri" fo:font-size="11pt" style:font-name-asian="Calibri" style:font-size-asian="11pt" style:font-name-complex="Calibri" style:font-size-complex="11pt"/>
    </style:style>
    <style:style style:name="T11_33" style:family="text">
      <style:text-properties style:font-name="Calibri" fo:font-size="11pt" style:font-name-asian="Calibri" style:font-size-asian="11pt" style:font-name-complex="Calibri" style:font-size-complex="11pt"/>
    </style:style>
    <style:style style:name="T11_34" style:family="text">
      <style:text-properties style:font-name="Calibri" fo:font-size="11pt" style:font-name-asian="Calibri" style:font-size-asian="11pt" style:font-name-complex="Calibri" style:font-size-complex="11pt"/>
    </style:style>
    <style:style style:name="T11_35" style:family="text">
      <style:text-properties style:font-name="Calibri" fo:font-size="11pt" style:font-name-asian="Calibri" style:font-size-asian="11pt" style:font-name-complex="Calibri" style:font-size-complex="11pt"/>
    </style:style>
    <style:style style:name="T11_36" style:family="text">
      <style:text-properties style:font-name="Calibri" fo:font-size="11pt" style:font-name-asian="Calibri" style:font-size-asian="11pt" style:font-name-complex="Calibri" style:font-size-complex="11pt"/>
    </style:style>
    <style:style style:name="T11_37" style:family="text">
      <style:text-properties style:font-name="Calibri" fo:font-size="11pt" style:font-name-asian="Calibri" style:font-size-asian="11pt" style:font-name-complex="Calibri" style:font-size-complex="11pt"/>
    </style:style>
    <style:style style:name="T11_38" style:family="text">
      <style:text-properties style:font-name="Calibri" fo:font-size="11pt" style:font-name-asian="Calibri" style:font-size-asian="11pt" style:font-name-complex="Calibri" style:font-size-complex="11pt"/>
    </style:style>
    <style:style style:name="T11_39" style:family="text">
      <style:text-properties style:font-name="Calibri" fo:font-size="11pt" style:font-name-asian="Calibri" style:font-size-asian="11pt" style:font-name-complex="Calibri" style:font-size-complex="11pt"/>
    </style:style>
    <style:style style:name="T11_40" style:family="text">
      <style:text-properties style:font-name="Calibri" fo:font-size="11pt" style:font-name-asian="Calibri" style:font-size-asian="11pt" style:font-name-complex="Calibri" style:font-size-complex="11pt"/>
    </style:style>
    <style:style style:name="T11_41" style:family="text">
      <style:text-properties style:font-name="Calibri" fo:font-size="11pt" style:font-name-asian="Calibri" style:font-size-asian="11pt" style:font-name-complex="Calibri" style:font-size-complex="11pt"/>
    </style:style>
    <style:style style:name="T11_42" style:family="text">
      <style:text-properties style:font-name="Calibri" fo:font-size="11pt" style:font-name-asian="Calibri" style:font-size-asian="11pt" style:font-name-complex="Calibri" style:font-size-complex="11pt"/>
    </style:style>
    <style:style style:name="T11_43" style:family="text">
      <style:text-properties style:font-name="Calibri" fo:font-size="11pt" style:font-name-asian="Calibri" style:font-size-asian="11pt" style:font-name-complex="Calibri" style:font-size-complex="11pt"/>
    </style:style>
    <style:style style:name="T11_44" style:family="text">
      <style:text-properties style:font-name="Calibri" fo:font-size="11pt" style:font-name-asian="Calibri" style:font-size-asian="11pt" style:font-name-complex="Calibri" style:font-size-complex="11pt"/>
    </style:style>
    <style:style style:name="T11_45" style:family="text">
      <style:text-properties style:font-name="Calibri" fo:font-size="11pt" style:font-name-asian="Calibri" style:font-size-asian="11pt" style:font-name-complex="Calibri" style:font-size-complex="11pt"/>
    </style:style>
    <style:style style:name="T11_46" style:family="text">
      <style:text-properties style:font-name="Calibri" fo:font-size="11pt" style:font-name-asian="Calibri" style:font-size-asian="11pt" style:font-name-complex="Calibri" style:font-size-complex="11pt"/>
    </style:style>
    <style:style style:name="T11_47" style:family="text">
      <style:text-properties style:font-name="Calibri" fo:font-size="11pt" style:font-name-asian="Calibri" style:font-size-asian="11pt" style:font-name-complex="Calibri" style:font-size-complex="11pt"/>
    </style:style>
    <style:style style:name="T11_48" style:family="text">
      <style:text-properties style:font-name="Calibri" fo:font-size="11pt" style:font-name-asian="Calibri" style:font-size-asian="11pt" style:font-name-complex="Calibri" style:font-size-complex="11pt"/>
    </style:style>
    <style:style style:name="T11_49" style:family="text">
      <style:text-properties style:font-name="Calibri" fo:font-size="11pt" style:font-name-asian="Calibri" style:font-size-asian="11pt" style:font-name-complex="Calibri" style:font-size-complex="11pt"/>
    </style:style>
    <style:style style:name="T11_50" style:family="text">
      <style:text-properties style:font-name="Calibri" fo:font-size="11pt" style:font-name-asian="Calibri" style:font-size-asian="11pt" style:font-name-complex="Calibri" style:font-size-complex="11pt"/>
    </style:style>
    <style:style style:name="T11_51" style:family="text">
      <style:text-properties style:font-name="Calibri" fo:font-size="11pt" style:font-name-asian="Calibri" style:font-size-asian="11pt" style:font-name-complex="Calibri" style:font-size-complex="11pt"/>
    </style:style>
    <style:style style:name="T11_52" style:family="text">
      <style:text-properties style:font-name="Calibri" fo:font-size="11pt" style:font-name-asian="Calibri" style:font-size-asian="11pt" style:font-name-complex="Calibri" style:font-size-complex="11pt"/>
    </style:style>
    <style:style style:name="T11_53" style:family="text">
      <style:text-properties style:font-name="Calibri" fo:font-size="11pt" style:font-name-asian="Calibri" style:font-size-asian="11pt" style:font-name-complex="Calibri" style:font-size-complex="11pt"/>
    </style:style>
    <style:style style:name="T11_54" style:family="text">
      <style:text-properties style:font-name="Calibri" fo:font-size="11pt" style:font-name-asian="Calibri" style:font-size-asian="11pt" style:font-name-complex="Calibri" style:font-size-complex="11pt"/>
    </style:style>
    <style:style style:name="T11_55" style:family="text">
      <style:text-properties style:font-name="Calibri" fo:font-size="11pt" style:font-name-asian="Calibri" style:font-size-asian="11pt" style:font-name-complex="Calibri" style:font-size-complex="11pt"/>
    </style:style>
    <style:style style:name="T11_56" style:family="text">
      <style:text-properties style:font-name="Calibri" fo:font-size="11pt" style:font-name-asian="Calibri" style:font-size-asian="11pt" style:font-name-complex="Calibri" style:font-size-complex="11pt"/>
    </style:style>
    <style:style style:name="T11_57" style:family="text">
      <style:text-properties style:font-name="Calibri" fo:font-size="11pt" style:font-name-asian="Calibri" style:font-size-asian="11pt" style:font-name-complex="Calibri" style:font-size-complex="11pt"/>
    </style:style>
    <style:style style:name="T11_58" style:family="text">
      <style:text-properties style:font-name="Calibri" fo:font-size="11pt" style:font-name-asian="Calibri" style:font-size-asian="11pt" style:font-name-complex="Calibri" style:font-size-complex="11pt"/>
    </style:style>
    <style:style style:name="T11_59" style:family="text">
      <style:text-properties style:font-name="Calibri" fo:font-size="11pt" style:font-name-asian="Calibri" style:font-size-asian="11pt" style:font-name-complex="Calibri" style:font-size-complex="11pt"/>
    </style:style>
    <style:style style:name="T11_60" style:family="text">
      <style:text-properties style:font-name="Calibri" fo:font-size="11pt" style:font-name-asian="Calibri" style:font-size-asian="11pt" style:font-name-complex="Calibri" style:font-size-complex="11pt"/>
    </style:style>
    <style:style style:name="T11_61" style:family="text">
      <style:text-properties style:font-name="Calibri" fo:font-size="11pt" style:font-name-asian="Calibri" style:font-size-asian="11pt" style:font-name-complex="Calibri" style:font-size-complex="11pt"/>
    </style:style>
    <style:style style:name="T11_62" style:family="text">
      <style:text-properties style:font-name="Calibri" fo:font-size="11pt" style:font-name-asian="Calibri" style:font-size-asian="11pt" style:font-name-complex="Calibri" style:font-size-complex="11pt"/>
    </style:style>
    <style:style style:name="P12" style:family="paragraph" style:parent-style-name="Standard">
      <style:paragraph-properties fo:text-align="justify" fo:break-before="auto" fo:text-indent="0cm" fo:line-height="100%" fo:margin-left="1.27cm" style:writing-mode="lr-tb"/>
      <style:text-properties fo:font-size="11pt" style:font-size-asian="11pt" style:font-size-complex="11pt"/>
    </style:style>
    <style:style style:name="P13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_5" style:family="text">
      <style:text-properties style:font-name="Calibri" fo:font-size="11pt" style:font-name-asian="Calibri" style:font-size-asian="11pt" style:font-name-complex="Calibri" style:font-size-complex="11pt"/>
    </style:style>
    <style:style style:name="T13_6" style:family="text">
      <style:text-properties style:font-name="Calibri" fo:font-size="11pt" style:font-name-asian="Calibri" style:font-size-asian="11pt" style:font-name-complex="Calibri" style:font-size-complex="11pt"/>
    </style:style>
    <style:style style:name="T13_7" style:family="text">
      <style:text-properties style:font-name="Calibri" fo:font-size="11pt" style:font-name-asian="Calibri" style:font-size-asian="11pt" style:font-name-complex="Calibri" style:font-size-complex="11pt"/>
    </style:style>
    <style:style style:name="T13_8" style:family="text">
      <style:text-properties style:font-name="Calibri" fo:font-size="11pt" style:font-name-asian="Calibri" style:font-size-asian="11pt" style:font-name-complex="Calibri" style:font-size-complex="11pt"/>
    </style:style>
    <style:style style:name="T13_9" style:family="text">
      <style:text-properties style:font-name="Calibri" fo:font-size="11pt" style:font-name-asian="Calibri" style:font-size-asian="11pt" style:font-name-complex="Calibri" style:font-size-complex="11pt"/>
    </style:style>
    <style:style style:name="T13_10" style:family="text">
      <style:text-properties style:font-name="Calibri" fo:font-size="11pt" style:font-name-asian="Calibri" style:font-size-asian="11pt" style:font-name-complex="Calibri" style:font-size-complex="11pt"/>
    </style:style>
    <style:style style:name="T13_11" style:family="text">
      <style:text-properties style:font-name="Calibri" fo:font-size="11pt" style:font-name-asian="Calibri" style:font-size-asian="11pt" style:font-name-complex="Calibri" style:font-size-complex="11pt"/>
    </style:style>
    <style:style style:name="T13_12" style:family="text">
      <style:text-properties style:font-name="Calibri" fo:font-size="11pt" style:font-name-asian="Calibri" style:font-size-asian="11pt" style:font-name-complex="Calibri" style:font-size-complex="11pt"/>
    </style:style>
    <style:style style:name="T13_13" style:family="text">
      <style:text-properties style:font-name="Calibri" fo:font-size="11pt" style:font-name-asian="Calibri" style:font-size-asian="11pt" style:font-name-complex="Calibri" style:font-size-complex="11pt"/>
    </style:style>
    <style:style style:name="T13_14" style:family="text">
      <style:text-properties style:font-name="Calibri" fo:font-size="11pt" style:font-name-asian="Calibri" style:font-size-asian="11pt" style:font-name-complex="Calibri" style:font-size-complex="11pt"/>
    </style:style>
    <style:style style:name="T13_15" style:family="text">
      <style:text-properties style:font-name="Calibri" fo:font-size="11pt" style:font-name-asian="Calibri" style:font-size-asian="11pt" style:font-name-complex="Calibri" style:font-size-complex="11pt"/>
    </style:style>
    <style:style style:name="T13_16" style:family="text">
      <style:text-properties style:font-name="Calibri" fo:font-size="11pt" style:font-name-asian="Calibri" style:font-size-asian="11pt" style:font-name-complex="Calibri" style:font-size-complex="11pt"/>
    </style:style>
    <style:style style:name="T13_17" style:family="text">
      <style:text-properties style:font-name="Calibri" fo:font-size="11pt" style:font-name-asian="Calibri" style:font-size-asian="11pt" style:font-name-complex="Calibri" style:font-size-complex="11pt"/>
    </style:style>
    <style:style style:name="T13_18" style:family="text">
      <style:text-properties style:font-name="Calibri" fo:font-size="11pt" style:font-name-asian="Calibri" style:font-size-asian="11pt" style:font-name-complex="Calibri" style:font-size-complex="11pt"/>
    </style:style>
    <style:style style:name="T13_19" style:family="text">
      <style:text-properties style:font-name="Calibri" fo:font-size="11pt" style:font-name-asian="Calibri" style:font-size-asian="11pt" style:font-name-complex="Calibri" style:font-size-complex="11pt"/>
    </style:style>
    <style:style style:name="T13_20" style:family="text">
      <style:text-properties style:font-name="Calibri" fo:font-size="11pt" style:font-name-asian="Calibri" style:font-size-asian="11pt" style:font-name-complex="Calibri" style:font-size-complex="11pt"/>
    </style:style>
    <style:style style:name="T13_21" style:family="text">
      <style:text-properties style:font-name="Calibri" fo:font-size="11pt" style:font-name-asian="Calibri" style:font-size-asian="11pt" style:font-name-complex="Calibri" style:font-size-complex="11pt"/>
    </style:style>
    <style:style style:name="T13_22" style:family="text">
      <style:text-properties style:font-name="Calibri" fo:font-size="11pt" style:font-name-asian="Calibri" style:font-size-asian="11pt" style:font-name-complex="Calibri" style:font-size-complex="11pt"/>
    </style:style>
    <style:style style:name="T13_23" style:family="text">
      <style:text-properties style:font-name="Calibri" fo:font-size="11pt" style:font-name-asian="Calibri" style:font-size-asian="11pt" style:font-name-complex="Calibri" style:font-size-complex="11pt"/>
    </style:style>
    <style:style style:name="T13_24" style:family="text">
      <style:text-properties style:font-name="Calibri" fo:font-size="11pt" style:font-name-asian="Calibri" style:font-size-asian="11pt" style:font-name-complex="Calibri" style:font-size-complex="11pt"/>
    </style:style>
    <style:style style:name="P14" style:family="paragraph" style:parent-style-name="Standard">
      <style:paragraph-properties fo:text-align="justify" fo:break-before="auto" fo:text-indent="0cm" fo:line-height="100%" fo:margin-left="1.27cm" style:writing-mode="lr-tb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_7" style:family="text">
      <style:text-properties style:font-name="Calibri" fo:font-size="11pt" style:font-name-asian="Calibri" style:font-size-asian="11pt" style:font-name-complex="Calibri" style:font-size-complex="11pt"/>
    </style:style>
    <style:style style:name="T15_8" style:family="text">
      <style:text-properties style:font-name="Calibri" fo:font-size="11pt" style:font-name-asian="Calibri" style:font-size-asian="11pt" style:font-name-complex="Calibri" style:font-size-complex="11pt"/>
    </style:style>
    <style:style style:name="T15_9" style:family="text">
      <style:text-properties style:font-name="Calibri" fo:font-size="11pt" style:font-name-asian="Calibri" style:font-size-asian="11pt" style:font-name-complex="Calibri" style:font-size-complex="11pt"/>
    </style:style>
    <style:style style:name="T15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_17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9" style:family="text">
      <style:text-properties style:font-name="Calibri" fo:font-size="11pt" style:font-name-asian="Calibri" style:font-size-asian="11pt" style:font-name-complex="Calibri" style:font-size-complex="11pt"/>
    </style:style>
    <style:style style:name="T17_50" style:family="text">
      <style:text-properties style:font-name="Calibri" fo:font-size="11pt" style:font-name-asian="Calibri" style:font-size-asian="11pt" style:font-name-complex="Calibri" style:font-size-complex="11pt"/>
    </style:style>
    <style:style style:name="T17_51" style:family="text">
      <style:text-properties style:font-name="Calibri" fo:font-size="11pt" style:font-name-asian="Calibri" style:font-size-asian="11pt" style:font-name-complex="Calibri" style:font-size-complex="11pt"/>
    </style:style>
    <style:style style:name="T17_52" style:family="text">
      <style:text-properties style:font-name="Calibri" fo:font-size="11pt" style:font-name-asian="Calibri" style:font-size-asian="11pt" style:font-name-complex="Calibri" style:font-size-complex="11pt"/>
    </style:style>
    <style:style style:name="P18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1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2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3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5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6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8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0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3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4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5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6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00%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39_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1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2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3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4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4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39_4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text-align="justify" fo:break-before="auto" fo:line-height="100%" style:writing-mode="lr-tb"/>
    </style:style>
    <style:style style:name="T4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4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4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4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41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41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41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41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4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5" style:family="text">
      <style:text-properties style:font-name="Calibri" fo:font-size="11pt" style:font-name-asian="Calibri" style:font-size-asian="11pt" style:font-name-complex="Calibri" style:font-size-complex="11pt"/>
    </style:style>
    <style:style style:name="T43_6" style:family="text">
      <style:text-properties style:font-name="Calibri" fo:font-size="11pt" style:font-name-asian="Calibri" style:font-size-asian="11pt" style:font-name-complex="Calibri" style:font-size-complex="11pt"/>
    </style:style>
    <style:style style:name="T43_7" style:family="text">
      <style:text-properties style:font-name="Calibri" fo:font-size="11pt" style:font-name-asian="Calibri" style:font-size-asian="11pt" style:font-name-complex="Calibri" style:font-size-complex="11pt"/>
    </style:style>
    <style:style style:name="T43_8" style:family="text">
      <style:text-properties style:font-name="Calibri" fo:font-size="11pt" style:font-name-asian="Calibri" style:font-size-asian="11pt" style:font-name-complex="Calibri" style:font-size-complex="11pt"/>
    </style:style>
    <style:style style:name="T43_9" style:family="text">
      <style:text-properties style:font-name="Calibri" fo:font-size="11pt" style:font-name-asian="Calibri" style:font-size-asian="11pt" style:font-name-complex="Calibri" style:font-size-complex="11pt"/>
    </style:style>
    <style:style style:name="T43_10" style:family="text">
      <style:text-properties style:font-name="Calibri" fo:font-size="11pt" style:font-name-asian="Calibri" style:font-size-asian="11pt" style:font-name-complex="Calibri" style:font-size-complex="11pt"/>
    </style:style>
    <style:style style:name="T43_11" style:family="text">
      <style:text-properties style:font-name="Calibri" fo:font-size="11pt" style:font-name-asian="Calibri" style:font-size-asian="11pt" style:font-name-complex="Calibri" style:font-size-complex="11pt"/>
    </style:style>
    <style:style style:name="T43_12" style:family="text">
      <style:text-properties style:font-name="Calibri" fo:font-size="11pt" style:font-name-asian="Calibri" style:font-size-asian="11pt" style:font-name-complex="Calibri" style:font-size-complex="11pt"/>
    </style:style>
    <style:style style:name="T43_13" style:family="text">
      <style:text-properties style:font-name="Calibri" fo:font-size="11pt" style:font-name-asian="Calibri" style:font-size-asian="11pt" style:font-name-complex="Calibri" style:font-size-complex="11pt"/>
    </style:style>
    <style:style style:name="T43_14" style:family="text">
      <style:text-properties style:font-name="Calibri" fo:font-size="11pt" style:font-name-asian="Calibri" style:font-size-asian="11pt" style:font-name-complex="Calibri" style:font-size-complex="11pt"/>
    </style:style>
    <style:style style:name="T43_15" style:family="text">
      <style:text-properties style:font-name="Calibri" fo:font-size="11pt" style:font-name-asian="Calibri" style:font-size-asian="11pt" style:font-name-complex="Calibri" style:font-size-complex="11pt"/>
    </style:style>
    <style:style style:name="T43_16" style:family="text">
      <style:text-properties style:font-name="Calibri" fo:font-size="11pt" style:font-name-asian="Calibri" style:font-size-asian="11pt" style:font-name-complex="Calibri" style:font-size-complex="11pt"/>
    </style:style>
    <style:style style:name="T43_17" style:family="text">
      <style:text-properties style:font-name="Calibri" fo:font-size="11pt" style:font-name-asian="Calibri" style:font-size-asian="11pt" style:font-name-complex="Calibri" style:font-size-complex="11pt"/>
    </style:style>
    <style:style style:name="T43_18" style:family="text">
      <style:text-properties style:font-name="Calibri" fo:font-size="11pt" style:font-name-asian="Calibri" style:font-size-asian="11pt" style:font-name-complex="Calibri" style:font-size-complex="11pt"/>
    </style:style>
    <style:style style:name="T43_19" style:family="text">
      <style:text-properties style:font-name="Calibri" fo:font-size="11pt" style:font-name-asian="Calibri" style:font-size-asian="11pt" style:font-name-complex="Calibri" style:font-size-complex="11pt"/>
    </style:style>
    <style:style style:name="T43_20" style:family="text">
      <style:text-properties style:font-name="Calibri" fo:font-size="11pt" style:font-name-asian="Calibri" style:font-size-asian="11pt" style:font-name-complex="Calibri" style:font-size-complex="11pt"/>
    </style:style>
    <style:style style:name="T43_21" style:family="text">
      <style:text-properties style:font-name="Calibri" fo:font-size="11pt" style:font-name-asian="Calibri" style:font-size-asian="11pt" style:font-name-complex="Calibri" style:font-size-complex="11pt"/>
    </style:style>
    <style:style style:name="T43_22" style:family="text">
      <style:text-properties style:font-name="Calibri" fo:font-size="11pt" style:font-name-asian="Calibri" style:font-size-asian="11pt" style:font-name-complex="Calibri" style:font-size-complex="11pt"/>
    </style:style>
    <style:style style:name="T43_23" style:family="text">
      <style:text-properties style:font-name="Calibri" fo:font-size="11pt" style:font-name-asian="Calibri" style:font-size-asian="11pt" style:font-name-complex="Calibri" style:font-size-complex="11pt"/>
    </style:style>
    <style:style style:name="T43_24" style:family="text">
      <style:text-properties style:font-name="Calibri" fo:font-size="11pt" style:font-name-asian="Calibri" style:font-size-asian="11pt" style:font-name-complex="Calibri" style:font-size-complex="11pt"/>
    </style:style>
    <style:style style:name="T43_25" style:family="text">
      <style:text-properties style:font-name="Calibri" fo:font-size="11pt" style:font-name-asian="Calibri" style:font-size-asian="11pt" style:font-name-complex="Calibri" style:font-size-complex="11pt"/>
    </style:style>
    <style:style style:name="T43_26" style:family="text">
      <style:text-properties style:font-name="Calibri" fo:font-size="11pt" style:font-name-asian="Calibri" style:font-size-asian="11pt" style:font-name-complex="Calibri" style:font-size-complex="11pt"/>
    </style:style>
    <style:style style:name="T43_27" style:family="text">
      <style:text-properties style:font-name="Calibri" fo:font-size="11pt" style:font-name-asian="Calibri" style:font-size-asian="11pt" style:font-name-complex="Calibri" style:font-size-complex="11pt"/>
    </style:style>
    <style:style style:name="T43_28" style:family="text">
      <style:text-properties style:font-name="Calibri" fo:font-size="11pt" style:font-name-asian="Calibri" style:font-size-asian="11pt" style:font-name-complex="Calibri" style:font-size-complex="11pt"/>
    </style:style>
    <style:style style:name="T43_29" style:family="text">
      <style:text-properties style:font-name="Calibri" fo:font-size="11pt" style:font-name-asian="Calibri" style:font-size-asian="11pt" style:font-name-complex="Calibri" style:font-size-complex="11pt"/>
    </style:style>
    <style:style style:name="T43_30" style:family="text">
      <style:text-properties style:font-name="Calibri" fo:font-size="11pt" style:font-name-asian="Calibri" style:font-size-asian="11pt" style:font-name-complex="Calibri" style:font-size-complex="11pt"/>
    </style:style>
    <style:style style:name="T43_31" style:family="text">
      <style:text-properties style:font-name="Calibri" fo:font-size="11pt" style:font-name-asian="Calibri" style:font-size-asian="11pt" style:font-name-complex="Calibri" style:font-size-complex="11pt"/>
    </style:style>
    <style:style style:name="T43_32" style:family="text">
      <style:text-properties style:font-name="Calibri" fo:font-size="11pt" style:font-name-asian="Calibri" style:font-size-asian="11pt" style:font-name-complex="Calibri" style:font-size-complex="11pt"/>
    </style:style>
    <style:style style:name="P44" style:family="paragraph" style:parent-style-name="Standard">
      <style:paragraph-properties fo:text-align="justify" fo:break-before="auto" fo:text-indent="0cm" fo:line-height="100%" fo:margin-left="1.27cm" style:writing-mode="lr-tb"/>
      <style:text-properties fo:font-size="11pt" style:font-size-asian="11pt" style:font-size-complex="11pt"/>
    </style:style>
    <style:style style:name="P45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4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5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5_5" style:family="text">
      <style:text-properties style:font-name="Calibri" fo:font-size="11pt" style:font-name-asian="Calibri" style:font-size-asian="11pt" style:font-name-complex="Calibri" style:font-size-complex="11pt"/>
    </style:style>
    <style:style style:name="T45_6" style:family="text">
      <style:text-properties style:font-name="Calibri" fo:font-size="11pt" style:font-name-asian="Calibri" style:font-size-asian="11pt" style:font-name-complex="Calibri" style:font-size-complex="11pt"/>
    </style:style>
    <style:style style:name="T45_7" style:family="text">
      <style:text-properties style:font-name="Calibri" fo:font-size="11pt" style:font-name-asian="Calibri" style:font-size-asian="11pt" style:font-name-complex="Calibri" style:font-size-complex="11pt"/>
    </style:style>
    <style:style style:name="T45_8" style:family="text">
      <style:text-properties style:font-name="Calibri" fo:font-size="11pt" style:font-name-asian="Calibri" style:font-size-asian="11pt" style:font-name-complex="Calibri" style:font-size-complex="11pt"/>
    </style:style>
    <style:style style:name="T45_9" style:family="text">
      <style:text-properties style:font-name="Calibri" fo:font-size="11pt" style:font-name-asian="Calibri" style:font-size-asian="11pt" style:font-name-complex="Calibri" style:font-size-complex="11pt"/>
    </style:style>
    <style:style style:name="T45_10" style:family="text">
      <style:text-properties style:font-name="Calibri" fo:font-size="11pt" style:font-name-asian="Calibri" style:font-size-asian="11pt" style:font-name-complex="Calibri" style:font-size-complex="11pt"/>
    </style:style>
    <style:style style:name="T45_11" style:family="text">
      <style:text-properties style:font-name="Calibri" fo:font-size="11pt" style:font-name-asian="Calibri" style:font-size-asian="11pt" style:font-name-complex="Calibri" style:font-size-complex="11pt"/>
    </style:style>
    <style:style style:name="T45_12" style:family="text">
      <style:text-properties style:font-name="Calibri" fo:font-size="11pt" style:font-name-asian="Calibri" style:font-size-asian="11pt" style:font-name-complex="Calibri" style:font-size-complex="11pt"/>
    </style:style>
    <style:style style:name="T45_13" style:family="text">
      <style:text-properties style:font-name="Calibri" fo:font-size="11pt" style:font-name-asian="Calibri" style:font-size-asian="11pt" style:font-name-complex="Calibri" style:font-size-complex="11pt"/>
    </style:style>
    <style:style style:name="T45_14" style:family="text">
      <style:text-properties style:font-name="Calibri" fo:font-size="11pt" style:font-name-asian="Calibri" style:font-size-asian="11pt" style:font-name-complex="Calibri" style:font-size-complex="11pt"/>
    </style:style>
    <style:style style:name="T45_15" style:family="text">
      <style:text-properties style:font-name="Calibri" fo:font-size="11pt" style:font-name-asian="Calibri" style:font-size-asian="11pt" style:font-name-complex="Calibri" style:font-size-complex="11pt"/>
    </style:style>
    <style:style style:name="T45_16" style:family="text">
      <style:text-properties style:font-name="Calibri" fo:font-size="11pt" style:font-name-asian="Calibri" style:font-size-asian="11pt" style:font-name-complex="Calibri" style:font-size-complex="11pt"/>
    </style:style>
    <style:style style:name="T45_17" style:family="text">
      <style:text-properties style:font-name="Calibri" fo:font-size="11pt" style:font-name-asian="Calibri" style:font-size-asian="11pt" style:font-name-complex="Calibri" style:font-size-complex="11pt"/>
    </style:style>
    <style:style style:name="T45_18" style:family="text">
      <style:text-properties style:font-name="Calibri" fo:font-size="11pt" style:font-name-asian="Calibri" style:font-size-asian="11pt" style:font-name-complex="Calibri" style:font-size-complex="11pt"/>
    </style:style>
    <style:style style:name="T45_19" style:family="text">
      <style:text-properties style:font-name="Calibri" fo:font-size="11pt" style:font-name-asian="Calibri" style:font-size-asian="11pt" style:font-name-complex="Calibri" style:font-size-complex="11pt"/>
    </style:style>
    <style:style style:name="T45_20" style:family="text">
      <style:text-properties style:font-name="Calibri" fo:font-size="11pt" style:font-name-asian="Calibri" style:font-size-asian="11pt" style:font-name-complex="Calibri" style:font-size-complex="11pt"/>
    </style:style>
    <style:style style:name="T45_21" style:family="text">
      <style:text-properties style:font-name="Calibri" fo:font-size="11pt" style:font-name-asian="Calibri" style:font-size-asian="11pt" style:font-name-complex="Calibri" style:font-size-complex="11pt"/>
    </style:style>
    <style:style style:name="T45_22" style:family="text">
      <style:text-properties style:font-name="Calibri" fo:font-size="11pt" style:font-name-asian="Calibri" style:font-size-asian="11pt" style:font-name-complex="Calibri" style:font-size-complex="11pt"/>
    </style:style>
    <style:style style:name="T45_23" style:family="text">
      <style:text-properties style:font-name="Calibri" fo:font-size="11pt" style:font-name-asian="Calibri" style:font-size-asian="11pt" style:font-name-complex="Calibri" style:font-size-complex="11pt"/>
    </style:style>
    <style:style style:name="T45_24" style:family="text">
      <style:text-properties style:font-name="Calibri" fo:font-size="11pt" style:font-name-asian="Calibri" style:font-size-asian="11pt" style:font-name-complex="Calibri" style:font-size-complex="11pt"/>
    </style:style>
    <style:style style:name="T45_25" style:family="text">
      <style:text-properties style:font-name="Calibri" fo:font-size="11pt" style:font-name-asian="Calibri" style:font-size-asian="11pt" style:font-name-complex="Calibri" style:font-size-complex="11pt"/>
    </style:style>
    <style:style style:name="T45_26" style:family="text">
      <style:text-properties style:font-name="Calibri" fo:font-size="11pt" style:font-name-asian="Calibri" style:font-size-asian="11pt" style:font-name-complex="Calibri" style:font-size-complex="11pt"/>
    </style:style>
    <style:style style:name="T45_27" style:family="text">
      <style:text-properties style:font-name="Calibri" fo:font-size="11pt" style:font-name-asian="Calibri" style:font-size-asian="11pt" style:font-name-complex="Calibri" style:font-size-complex="11pt"/>
    </style:style>
    <style:style style:name="T45_28" style:family="text">
      <style:text-properties style:font-name="Calibri" fo:font-size="11pt" style:font-name-asian="Calibri" style:font-size-asian="11pt" style:font-name-complex="Calibri" style:font-size-complex="11pt"/>
    </style:style>
    <style:style style:name="T45_29" style:family="text">
      <style:text-properties style:font-name="Calibri" fo:font-size="11pt" style:font-name-asian="Calibri" style:font-size-asian="11pt" style:font-name-complex="Calibri" style:font-size-complex="11pt"/>
    </style:style>
    <style:style style:name="T45_30" style:family="text">
      <style:text-properties style:font-name="Calibri" fo:font-size="11pt" style:font-name-asian="Calibri" style:font-size-asian="11pt" style:font-name-complex="Calibri" style:font-size-complex="11pt"/>
    </style:style>
    <style:style style:name="P46" style:family="paragraph" style:parent-style-name="Standard">
      <style:paragraph-properties fo:text-align="justify" fo:break-before="auto" fo:text-indent="0cm" fo:line-height="100%" fo:margin-left="1.27cm" style:writing-mode="lr-tb"/>
      <style:text-properties fo:font-size="11pt" style:font-size-asian="11pt" style:font-size-complex="11pt"/>
    </style:style>
    <style:style style:name="P47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47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7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7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7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7_5" style:family="text">
      <style:text-properties style:font-name="Calibri" fo:font-size="11pt" style:font-name-asian="Calibri" style:font-size-asian="11pt" style:font-name-complex="Calibri" style:font-size-complex="11pt"/>
    </style:style>
    <style:style style:name="T47_6" style:family="text">
      <style:text-properties style:font-name="Calibri" fo:font-size="11pt" style:font-name-asian="Calibri" style:font-size-asian="11pt" style:font-name-complex="Calibri" style:font-size-complex="11pt"/>
    </style:style>
    <style:style style:name="T47_7" style:family="text">
      <style:text-properties style:font-name="Calibri" fo:font-size="11pt" style:font-name-asian="Calibri" style:font-size-asian="11pt" style:font-name-complex="Calibri" style:font-size-complex="11pt"/>
    </style:style>
    <style:style style:name="T47_8" style:family="text">
      <style:text-properties style:font-name="Calibri" fo:font-size="11pt" style:font-name-asian="Calibri" style:font-size-asian="11pt" style:font-name-complex="Calibri" style:font-size-complex="11pt"/>
    </style:style>
    <style:style style:name="T47_9" style:family="text">
      <style:text-properties style:font-name="Calibri" fo:font-size="11pt" style:font-name-asian="Calibri" style:font-size-asian="11pt" style:font-name-complex="Calibri" style:font-size-complex="11pt"/>
    </style:style>
    <style:style style:name="T47_10" style:family="text">
      <style:text-properties style:font-name="Calibri" fo:font-size="11pt" style:font-name-asian="Calibri" style:font-size-asian="11pt" style:font-name-complex="Calibri" style:font-size-complex="11pt"/>
    </style:style>
    <style:style style:name="T47_11" style:family="text">
      <style:text-properties style:font-name="Calibri" fo:font-size="11pt" style:font-name-asian="Calibri" style:font-size-asian="11pt" style:font-name-complex="Calibri" style:font-size-complex="11pt"/>
    </style:style>
    <style:style style:name="T47_12" style:family="text">
      <style:text-properties style:font-name="Calibri" fo:font-size="11pt" style:font-name-asian="Calibri" style:font-size-asian="11pt" style:font-name-complex="Calibri" style:font-size-complex="11pt"/>
    </style:style>
    <style:style style:name="T47_13" style:family="text">
      <style:text-properties style:font-name="Calibri" fo:font-size="11pt" style:font-name-asian="Calibri" style:font-size-asian="11pt" style:font-name-complex="Calibri" style:font-size-complex="11pt"/>
    </style:style>
    <style:style style:name="T47_14" style:family="text">
      <style:text-properties style:font-name="Calibri" fo:font-size="11pt" style:font-name-asian="Calibri" style:font-size-asian="11pt" style:font-name-complex="Calibri" style:font-size-complex="11pt"/>
    </style:style>
    <style:style style:name="T47_15" style:family="text">
      <style:text-properties style:font-name="Calibri" fo:font-size="11pt" style:font-name-asian="Calibri" style:font-size-asian="11pt" style:font-name-complex="Calibri" style:font-size-complex="11pt"/>
    </style:style>
    <style:style style:name="T47_16" style:family="text">
      <style:text-properties style:font-name="Calibri" fo:font-size="11pt" style:font-name-asian="Calibri" style:font-size-asian="11pt" style:font-name-complex="Calibri" style:font-size-complex="11pt"/>
    </style:style>
    <style:style style:name="T47_17" style:family="text">
      <style:text-properties style:font-name="Calibri" fo:font-size="11pt" style:font-name-asian="Calibri" style:font-size-asian="11pt" style:font-name-complex="Calibri" style:font-size-complex="11pt"/>
    </style:style>
    <style:style style:name="T47_18" style:family="text">
      <style:text-properties style:font-name="Calibri" fo:font-size="11pt" style:font-name-asian="Calibri" style:font-size-asian="11pt" style:font-name-complex="Calibri" style:font-size-complex="11pt"/>
    </style:style>
    <style:style style:name="T47_19" style:family="text">
      <style:text-properties style:font-name="Calibri" fo:font-size="11pt" style:font-name-asian="Calibri" style:font-size-asian="11pt" style:font-name-complex="Calibri" style:font-size-complex="11pt"/>
    </style:style>
    <style:style style:name="T47_20" style:family="text">
      <style:text-properties style:font-name="Calibri" fo:font-size="11pt" style:font-name-asian="Calibri" style:font-size-asian="11pt" style:font-name-complex="Calibri" style:font-size-complex="11pt"/>
    </style:style>
    <style:style style:name="T47_21" style:family="text">
      <style:text-properties style:font-name="Calibri" fo:font-size="11pt" style:font-name-asian="Calibri" style:font-size-asian="11pt" style:font-name-complex="Calibri" style:font-size-complex="11pt"/>
    </style:style>
    <style:style style:name="T47_22" style:family="text">
      <style:text-properties style:font-name="Calibri" fo:font-size="11pt" style:font-name-asian="Calibri" style:font-size-asian="11pt" style:font-name-complex="Calibri" style:font-size-complex="11pt"/>
    </style:style>
    <style:style style:name="T47_23" style:family="text">
      <style:text-properties style:font-name="Calibri" fo:font-size="11pt" style:font-name-asian="Calibri" style:font-size-asian="11pt" style:font-name-complex="Calibri" style:font-size-complex="11pt"/>
    </style:style>
    <style:style style:name="T47_24" style:family="text">
      <style:text-properties style:font-name="Calibri" fo:font-size="11pt" style:font-name-asian="Calibri" style:font-size-asian="11pt" style:font-name-complex="Calibri" style:font-size-complex="11pt"/>
    </style:style>
    <style:style style:name="T47_25" style:family="text">
      <style:text-properties style:font-name="Calibri" fo:font-size="11pt" style:font-name-asian="Calibri" style:font-size-asian="11pt" style:font-name-complex="Calibri" style:font-size-complex="11pt"/>
    </style:style>
    <style:style style:name="T47_26" style:family="text">
      <style:text-properties style:font-name="Calibri" fo:font-size="11pt" style:font-name-asian="Calibri" style:font-size-asian="11pt" style:font-name-complex="Calibri" style:font-size-complex="11pt"/>
    </style:style>
    <style:style style:name="T47_27" style:family="text">
      <style:text-properties style:font-name="Calibri" fo:font-size="11pt" style:font-name-asian="Calibri" style:font-size-asian="11pt" style:font-name-complex="Calibri" style:font-size-complex="11pt"/>
    </style:style>
    <style:style style:name="T47_28" style:family="text">
      <style:text-properties style:font-name="Calibri" fo:font-size="11pt" style:font-name-asian="Calibri" style:font-size-asian="11pt" style:font-name-complex="Calibri" style:font-size-complex="11pt"/>
    </style:style>
    <style:style style:name="T47_29" style:family="text">
      <style:text-properties style:font-name="Calibri" fo:font-size="11pt" style:font-name-asian="Calibri" style:font-size-asian="11pt" style:font-name-complex="Calibri" style:font-size-complex="11pt"/>
    </style:style>
    <style:style style:name="T47_30" style:family="text">
      <style:text-properties style:font-name="Calibri" fo:font-size="11pt" style:font-name-asian="Calibri" style:font-size-asian="11pt" style:font-name-complex="Calibri" style:font-size-complex="11pt"/>
    </style:style>
    <style:style style:name="T47_31" style:family="text">
      <style:text-properties style:font-name="Calibri" fo:font-size="11pt" style:font-name-asian="Calibri" style:font-size-asian="11pt" style:font-name-complex="Calibri" style:font-size-complex="11pt"/>
    </style:style>
    <style:style style:name="T47_32" style:family="text">
      <style:text-properties style:font-name="Calibri" fo:font-size="11pt" style:font-name-asian="Calibri" style:font-size-asian="11pt" style:font-name-complex="Calibri" style:font-size-complex="11pt"/>
    </style:style>
    <style:style style:name="T47_33" style:family="text">
      <style:text-properties style:font-name="Calibri" fo:font-size="11pt" style:font-name-asian="Calibri" style:font-size-asian="11pt" style:font-name-complex="Calibri" style:font-size-complex="11pt"/>
    </style:style>
    <style:style style:name="T47_34" style:family="text">
      <style:text-properties style:font-name="Calibri" fo:font-size="11pt" style:font-name-asian="Calibri" style:font-size-asian="11pt" style:font-name-complex="Calibri" style:font-size-complex="11pt"/>
    </style:style>
    <style:style style:name="T47_35" style:family="text">
      <style:text-properties style:font-name="Calibri" fo:font-size="11pt" style:font-name-asian="Calibri" style:font-size-asian="11pt" style:font-name-complex="Calibri" style:font-size-complex="11pt"/>
    </style:style>
    <style:style style:name="T47_36" style:family="text">
      <style:text-properties style:font-name="Calibri" fo:font-size="11pt" style:font-name-asian="Calibri" style:font-size-asian="11pt" style:font-name-complex="Calibri" style:font-size-complex="11pt"/>
    </style:style>
    <style:style style:name="T47_37" style:family="text">
      <style:text-properties style:font-name="Calibri" fo:font-size="11pt" style:font-name-asian="Calibri" style:font-size-asian="11pt" style:font-name-complex="Calibri" style:font-size-complex="11pt"/>
    </style:style>
    <style:style style:name="T47_38" style:family="text">
      <style:text-properties style:font-name="Calibri" fo:font-size="11pt" style:font-name-asian="Calibri" style:font-size-asian="11pt" style:font-name-complex="Calibri" style:font-size-complex="11pt"/>
    </style:style>
    <style:style style:name="T47_39" style:family="text">
      <style:text-properties style:font-name="Calibri" fo:font-size="11pt" style:font-name-asian="Calibri" style:font-size-asian="11pt" style:font-name-complex="Calibri" style:font-size-complex="11pt"/>
    </style:style>
    <style:style style:name="T47_40" style:family="text">
      <style:text-properties style:font-name="Calibri" fo:font-size="11pt" style:font-name-asian="Calibri" style:font-size-asian="11pt" style:font-name-complex="Calibri" style:font-size-complex="11pt"/>
    </style:style>
    <style:style style:name="T47_41" style:family="text">
      <style:text-properties style:font-name="Calibri" fo:font-size="11pt" style:font-name-asian="Calibri" style:font-size-asian="11pt" style:font-name-complex="Calibri" style:font-size-complex="11pt"/>
    </style:style>
    <style:style style:name="T47_42" style:family="text">
      <style:text-properties style:font-name="Calibri" fo:font-size="11pt" style:font-name-asian="Calibri" style:font-size-asian="11pt" style:font-name-complex="Calibri" style:font-size-complex="11pt"/>
    </style:style>
    <style:style style:name="T47_43" style:family="text">
      <style:text-properties style:font-name="Calibri" fo:font-size="11pt" style:font-name-asian="Calibri" style:font-size-asian="11pt" style:font-name-complex="Calibri" style:font-size-complex="11pt"/>
    </style:style>
    <style:style style:name="T47_44" style:family="text">
      <style:text-properties style:font-name="Calibri" fo:font-size="11pt" style:font-name-asian="Calibri" style:font-size-asian="11pt" style:font-name-complex="Calibri" style:font-size-complex="11pt"/>
    </style:style>
    <style:style style:name="T47_45" style:family="text">
      <style:text-properties style:font-name="Calibri" fo:font-size="11pt" style:font-name-asian="Calibri" style:font-size-asian="11pt" style:font-name-complex="Calibri" style:font-size-complex="11pt"/>
    </style:style>
    <style:style style:name="T47_46" style:family="text">
      <style:text-properties style:font-name="Calibri" fo:font-size="11pt" style:font-name-asian="Calibri" style:font-size-asian="11pt" style:font-name-complex="Calibri" style:font-size-complex="11pt"/>
    </style:style>
    <style:style style:name="T47_47" style:family="text">
      <style:text-properties style:font-name="Calibri" fo:font-size="11pt" style:font-name-asian="Calibri" style:font-size-asian="11pt" style:font-name-complex="Calibri" style:font-size-complex="11pt"/>
    </style:style>
    <style:style style:name="T47_48" style:family="text">
      <style:text-properties style:font-name="Calibri" fo:font-size="11pt" style:font-name-asian="Calibri" style:font-size-asian="11pt" style:font-name-complex="Calibri" style:font-size-complex="11pt"/>
    </style:style>
    <style:style style:name="T47_49" style:family="text">
      <style:text-properties style:font-name="Calibri" fo:font-size="11pt" style:font-name-asian="Calibri" style:font-size-asian="11pt" style:font-name-complex="Calibri" style:font-size-complex="11pt"/>
    </style:style>
    <style:style style:name="T47_50" style:family="text">
      <style:text-properties style:font-name="Calibri" fo:font-size="11pt" style:font-name-asian="Calibri" style:font-size-asian="11pt" style:font-name-complex="Calibri" style:font-size-complex="11pt"/>
    </style:style>
    <style:style style:name="T47_51" style:family="text">
      <style:text-properties style:font-name="Calibri" fo:font-size="11pt" style:font-name-asian="Calibri" style:font-size-asian="11pt" style:font-name-complex="Calibri" style:font-size-complex="11pt"/>
    </style:style>
    <style:style style:name="T47_52" style:family="text">
      <style:text-properties style:font-name="Calibri" fo:font-size="11pt" style:font-name-asian="Calibri" style:font-size-asian="11pt" style:font-name-complex="Calibri" style:font-size-complex="11pt"/>
    </style:style>
    <style:style style:name="T47_53" style:family="text">
      <style:text-properties style:font-name="Calibri" fo:font-size="11pt" style:font-name-asian="Calibri" style:font-size-asian="11pt" style:font-name-complex="Calibri" style:font-size-complex="11pt"/>
    </style:style>
    <style:style style:name="T47_54" style:family="text">
      <style:text-properties style:font-name="Calibri" fo:font-size="11pt" style:font-name-asian="Calibri" style:font-size-asian="11pt" style:font-name-complex="Calibri" style:font-size-complex="11pt"/>
    </style:style>
    <style:style style:name="T47_55" style:family="text">
      <style:text-properties style:font-name="Calibri" fo:font-size="11pt" style:font-name-asian="Calibri" style:font-size-asian="11pt" style:font-name-complex="Calibri" style:font-size-complex="11pt"/>
    </style:style>
    <style:style style:name="T47_56" style:family="text">
      <style:text-properties style:font-name="Calibri" fo:font-size="11pt" style:font-name-asian="Calibri" style:font-size-asian="11pt" style:font-name-complex="Calibri" style:font-size-complex="11pt"/>
    </style:style>
    <style:style style:name="T47_57" style:family="text">
      <style:text-properties style:font-name="Calibri" fo:font-size="11pt" style:font-name-asian="Calibri" style:font-size-asian="11pt" style:font-name-complex="Calibri" style:font-size-complex="11pt"/>
    </style:style>
    <style:style style:name="T47_58" style:family="text">
      <style:text-properties style:font-name="Calibri" fo:font-size="11pt" style:font-name-asian="Calibri" style:font-size-asian="11pt" style:font-name-complex="Calibri" style:font-size-complex="11pt"/>
    </style:style>
    <style:style style:name="T47_59" style:family="text">
      <style:text-properties style:font-name="Calibri" fo:font-size="11pt" style:font-name-asian="Calibri" style:font-size-asian="11pt" style:font-name-complex="Calibri" style:font-size-complex="11pt"/>
    </style:style>
    <style:style style:name="T47_60" style:family="text">
      <style:text-properties style:font-name="Calibri" fo:font-size="11pt" style:font-name-asian="Calibri" style:font-size-asian="11pt" style:font-name-complex="Calibri" style:font-size-complex="11pt"/>
    </style:style>
    <style:style style:name="T47_61" style:family="text">
      <style:text-properties style:font-name="Calibri" fo:font-size="11pt" style:font-name-asian="Calibri" style:font-size-asian="11pt" style:font-name-complex="Calibri" style:font-size-complex="11pt"/>
    </style:style>
    <style:style style:name="T47_62" style:family="text">
      <style:text-properties style:font-name="Calibri" fo:font-size="11pt" style:font-name-asian="Calibri" style:font-size-asian="11pt" style:font-name-complex="Calibri" style:font-size-complex="11pt"/>
    </style:style>
    <style:style style:name="P48" style:family="paragraph" style:parent-style-name="Standard">
      <style:paragraph-properties fo:text-align="justify" fo:break-before="auto" fo:text-indent="0cm" fo:line-height="100%" fo:margin-left="1.27cm" style:writing-mode="lr-tb"/>
      <style:text-properties fo:font-size="11pt" style:font-size-asian="11pt" style:font-size-complex="11pt"/>
    </style:style>
    <style:style style:name="P49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49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9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9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9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9_5" style:family="text">
      <style:text-properties style:font-name="Calibri" fo:font-size="11pt" style:font-name-asian="Calibri" style:font-size-asian="11pt" style:font-name-complex="Calibri" style:font-size-complex="11pt"/>
    </style:style>
    <style:style style:name="T49_6" style:family="text">
      <style:text-properties style:font-name="Calibri" fo:font-size="11pt" style:font-name-asian="Calibri" style:font-size-asian="11pt" style:font-name-complex="Calibri" style:font-size-complex="11pt"/>
    </style:style>
    <style:style style:name="T49_7" style:family="text">
      <style:text-properties style:font-name="Calibri" fo:font-size="11pt" style:font-name-asian="Calibri" style:font-size-asian="11pt" style:font-name-complex="Calibri" style:font-size-complex="11pt"/>
    </style:style>
    <style:style style:name="T49_8" style:family="text">
      <style:text-properties style:font-name="Calibri" fo:font-size="11pt" style:font-name-asian="Calibri" style:font-size-asian="11pt" style:font-name-complex="Calibri" style:font-size-complex="11pt"/>
    </style:style>
    <style:style style:name="T49_9" style:family="text">
      <style:text-properties style:font-name="Calibri" fo:font-size="11pt" style:font-name-asian="Calibri" style:font-size-asian="11pt" style:font-name-complex="Calibri" style:font-size-complex="11pt"/>
    </style:style>
    <style:style style:name="T49_10" style:family="text">
      <style:text-properties style:font-name="Calibri" fo:font-size="11pt" style:font-name-asian="Calibri" style:font-size-asian="11pt" style:font-name-complex="Calibri" style:font-size-complex="11pt"/>
    </style:style>
    <style:style style:name="T49_11" style:family="text">
      <style:text-properties style:font-name="Calibri" fo:font-size="11pt" style:font-name-asian="Calibri" style:font-size-asian="11pt" style:font-name-complex="Calibri" style:font-size-complex="11pt"/>
    </style:style>
    <style:style style:name="T49_12" style:family="text">
      <style:text-properties style:font-name="Calibri" fo:font-size="11pt" style:font-name-asian="Calibri" style:font-size-asian="11pt" style:font-name-complex="Calibri" style:font-size-complex="11pt"/>
    </style:style>
    <style:style style:name="T49_13" style:family="text">
      <style:text-properties style:font-name="Calibri" fo:font-size="11pt" style:font-name-asian="Calibri" style:font-size-asian="11pt" style:font-name-complex="Calibri" style:font-size-complex="11pt"/>
    </style:style>
    <style:style style:name="T49_14" style:family="text">
      <style:text-properties style:font-name="Calibri" fo:font-size="11pt" style:font-name-asian="Calibri" style:font-size-asian="11pt" style:font-name-complex="Calibri" style:font-size-complex="11pt"/>
    </style:style>
    <style:style style:name="T49_15" style:family="text">
      <style:text-properties style:font-name="Calibri" fo:font-size="11pt" style:font-name-asian="Calibri" style:font-size-asian="11pt" style:font-name-complex="Calibri" style:font-size-complex="11pt"/>
    </style:style>
    <style:style style:name="T49_16" style:family="text">
      <style:text-properties style:font-name="Calibri" fo:font-size="11pt" style:font-name-asian="Calibri" style:font-size-asian="11pt" style:font-name-complex="Calibri" style:font-size-complex="11pt"/>
    </style:style>
    <style:style style:name="T49_17" style:family="text">
      <style:text-properties style:font-name="Calibri" fo:font-size="11pt" style:font-name-asian="Calibri" style:font-size-asian="11pt" style:font-name-complex="Calibri" style:font-size-complex="11pt"/>
    </style:style>
    <style:style style:name="T49_18" style:family="text">
      <style:text-properties style:font-name="Calibri" fo:font-size="11pt" style:font-name-asian="Calibri" style:font-size-asian="11pt" style:font-name-complex="Calibri" style:font-size-complex="11pt"/>
    </style:style>
    <style:style style:name="T49_19" style:family="text">
      <style:text-properties style:font-name="Calibri" fo:font-size="11pt" style:font-name-asian="Calibri" style:font-size-asian="11pt" style:font-name-complex="Calibri" style:font-size-complex="11pt"/>
    </style:style>
    <style:style style:name="T49_20" style:family="text">
      <style:text-properties style:font-name="Calibri" fo:font-size="11pt" style:font-name-asian="Calibri" style:font-size-asian="11pt" style:font-name-complex="Calibri" style:font-size-complex="11pt"/>
    </style:style>
    <style:style style:name="T49_21" style:family="text">
      <style:text-properties style:font-name="Calibri" fo:font-size="11pt" style:font-name-asian="Calibri" style:font-size-asian="11pt" style:font-name-complex="Calibri" style:font-size-complex="11pt"/>
    </style:style>
    <style:style style:name="T49_22" style:family="text">
      <style:text-properties style:font-name="Calibri" fo:font-size="11pt" style:font-name-asian="Calibri" style:font-size-asian="11pt" style:font-name-complex="Calibri" style:font-size-complex="11pt"/>
    </style:style>
    <style:style style:name="T49_23" style:family="text">
      <style:text-properties style:font-name="Calibri" fo:font-size="11pt" style:font-name-asian="Calibri" style:font-size-asian="11pt" style:font-name-complex="Calibri" style:font-size-complex="11pt"/>
    </style:style>
    <style:style style:name="T49_24" style:family="text">
      <style:text-properties style:font-name="Calibri" fo:font-size="11pt" style:font-name-asian="Calibri" style:font-size-asian="11pt" style:font-name-complex="Calibri" style:font-size-complex="11pt"/>
    </style:style>
    <style:style style:name="P50" style:family="paragraph" style:parent-style-name="Standard">
      <style:paragraph-properties fo:text-align="justify" fo:break-before="auto" fo:text-indent="0cm" fo:line-height="100%" fo:margin-lef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51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5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1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1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1_7" style:family="text">
      <style:text-properties style:font-name="Calibri" fo:font-size="11pt" style:font-name-asian="Calibri" style:font-size-asian="11pt" style:font-name-complex="Calibri" style:font-size-complex="11pt"/>
    </style:style>
    <style:style style:name="T51_8" style:family="text">
      <style:text-properties style:font-name="Calibri" fo:font-size="11pt" style:font-name-asian="Calibri" style:font-size-asian="11pt" style:font-name-complex="Calibri" style:font-size-complex="11pt"/>
    </style:style>
    <style:style style:name="T51_9" style:family="text">
      <style:text-properties style:font-name="Calibri" fo:font-size="11pt" style:font-name-asian="Calibri" style:font-size-asian="11pt" style:font-name-complex="Calibri" style:font-size-complex="11pt"/>
    </style:style>
    <style:style style:name="T51_10" style:family="text">
      <style:text-properties style:font-name="Calibri" fo:font-size="11pt" style:font-name-asian="Calibri" style:font-size-asian="11pt" style:font-name-complex="Calibri" style:font-size-complex="11pt"/>
    </style:style>
    <style:style style:name="T51_11" style:family="text">
      <style:text-properties style:font-name="Calibri" fo:font-size="11pt" style:font-name-asian="Calibri" style:font-size-asian="11pt" style:font-name-complex="Calibri" style:font-size-complex="11pt"/>
    </style:style>
    <style:style style:name="T51_12" style:family="text">
      <style:text-properties style:font-name="Calibri" fo:font-size="11pt" style:font-name-asian="Calibri" style:font-size-asian="11pt" style:font-name-complex="Calibri" style:font-size-complex="11pt"/>
    </style:style>
    <style:style style:name="T51_13" style:family="text">
      <style:text-properties style:font-name="Calibri" fo:font-size="11pt" style:font-name-asian="Calibri" style:font-size-asian="11pt" style:font-name-complex="Calibri" style:font-size-complex="11pt"/>
    </style:style>
    <style:style style:name="T51_14" style:family="text">
      <style:text-properties style:font-name="Calibri" fo:font-size="11pt" style:font-name-asian="Calibri" style:font-size-asian="11pt" style:font-name-complex="Calibri" style:font-size-complex="11pt"/>
    </style:style>
    <style:style style:name="T51_15" style:family="text" style:parent-style-name="Standard"/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font-name="Calibri" fo:font-size="11pt" style:font-name-asian="Calibri" style:font-size-asian="11pt" style:font-name-complex="Calibri" style:font-size-complex="11pt"/>
    </style:style>
    <style:style style:name="T55_56" style:family="text">
      <style:text-properties style:font-name="Calibri" fo:font-size="11pt" style:font-name-asian="Calibri" style:font-size-asian="11pt" style:font-name-complex="Calibri" style:font-size-complex="11pt"/>
    </style:style>
    <style:style style:name="T55_57" style:family="text">
      <style:text-properties style:font-name="Calibri" fo:font-size="11pt" style:font-name-asian="Calibri" style:font-size-asian="11pt" style:font-name-complex="Calibri" style:font-size-complex="11pt"/>
    </style:style>
    <style:style style:name="T55_58" style:family="text">
      <style:text-properties style:font-name="Calibri" fo:font-size="11pt" style:font-name-asian="Calibri" style:font-size-asian="11pt" style:font-name-complex="Calibri" style:font-size-complex="11pt"/>
    </style:style>
    <style:style style:name="T55_59" style:family="text">
      <style:text-properties style:font-name="Calibri" fo:font-size="11pt" style:font-name-asian="Calibri" style:font-size-asian="11pt" style:font-name-complex="Calibri" style:font-size-complex="11pt"/>
    </style:style>
    <style:style style:name="T55_60" style:family="text">
      <style:text-properties style:font-name="Calibri" fo:font-size="11pt" style:font-name-asian="Calibri" style:font-size-asian="11pt" style:font-name-complex="Calibri" style:font-size-complex="11pt"/>
    </style:style>
    <style:style style:name="T55_61" style:family="text">
      <style:text-properties style:font-name="Calibri" fo:font-size="11pt" style:font-name-asian="Calibri" style:font-size-asian="11pt" style:font-name-complex="Calibri" style:font-size-complex="11pt"/>
    </style:style>
    <style:style style:name="T55_62" style:family="text">
      <style:text-properties style:font-name="Calibri" fo:font-size="11pt" style:font-name-asian="Calibri" style:font-size-asian="11pt" style:font-name-complex="Calibri" style:font-size-complex="11pt"/>
    </style:style>
    <style:style style:name="T55_63" style:family="text">
      <style:text-properties style:font-name="Calibri" fo:font-size="11pt" style:font-name-asian="Calibri" style:font-size-asian="11pt" style:font-name-complex="Calibri" style:font-size-complex="11pt"/>
    </style:style>
    <style:style style:name="T55_64" style:family="text">
      <style:text-properties style:font-name="Calibri" fo:font-size="11pt" style:font-name-asian="Calibri" style:font-size-asian="11pt" style:font-name-complex="Calibri" style:font-size-complex="11pt"/>
    </style:style>
    <style:style style:name="T55_65" style:family="text">
      <style:text-properties style:font-name="Calibri" fo:font-size="11pt" style:font-name-asian="Calibri" style:font-size-asian="11pt" style:font-name-complex="Calibri" style:font-size-complex="11pt"/>
    </style:style>
    <style:style style:name="T55_66" style:family="text">
      <style:text-properties style:font-name="Calibri" fo:font-size="11pt" style:font-name-asian="Calibri" style:font-size-asian="11pt" style:font-name-complex="Calibri" style:font-size-complex="11pt"/>
    </style:style>
    <style:style style:name="T55_67" style:family="text">
      <style:text-properties style:font-name="Calibri" fo:font-size="11pt" style:font-name-asian="Calibri" style:font-size-asian="11pt" style:font-name-complex="Calibri" style:font-size-complex="11pt"/>
    </style:style>
    <style:style style:name="T55_68" style:family="text">
      <style:text-properties style:font-name="Calibri" fo:font-size="11pt" style:font-name-asian="Calibri" style:font-size-asian="11pt" style:font-name-complex="Calibri" style:font-size-complex="11pt"/>
    </style:style>
    <style:style style:name="T55_69" style:family="text">
      <style:text-properties style:font-name="Calibri" fo:font-size="11pt" style:font-name-asian="Calibri" style:font-size-asian="11pt" style:font-name-complex="Calibri" style:font-size-complex="11pt"/>
    </style:style>
    <style:style style:name="T55_70" style:family="text">
      <style:text-properties style:font-name="Calibri" fo:font-size="11pt" style:font-name-asian="Calibri" style:font-size-asian="11pt" style:font-name-complex="Calibri" style:font-size-complex="11pt"/>
    </style:style>
    <style:style style:name="T55_71" style:family="text">
      <style:text-properties style:font-name="Calibri" fo:font-size="11pt" style:font-name-asian="Calibri" style:font-size-asian="11pt" style:font-name-complex="Calibri" style:font-size-complex="11pt"/>
    </style:style>
    <style:style style:name="P56" style:family="paragraph" style:parent-style-name="Standard">
      <style:paragraph-properties fo:text-align="justify" fo:break-before="auto" fo:text-indent="0cm" fo:line-height="100%" fo:margin-left="1.27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57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57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7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7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7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7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7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57_7" style:family="text">
      <style:text-properties style:font-name="Calibri" fo:font-size="11pt" style:font-name-asian="Calibri" style:font-size-asian="11pt" style:font-name-complex="Calibri" style:font-size-complex="11pt"/>
    </style:style>
    <style:style style:name="T57_8" style:family="text">
      <style:text-properties style:font-name="Calibri" fo:font-size="11pt" style:font-name-asian="Calibri" style:font-size-asian="11pt" style:font-name-complex="Calibri" style:font-size-complex="11pt"/>
    </style:style>
    <style:style style:name="T57_9" style:family="text">
      <style:text-properties style:font-name="Calibri" fo:font-size="11pt" style:font-name-asian="Calibri" style:font-size-asian="11pt" style:font-name-complex="Calibri" style:font-size-complex="11pt"/>
    </style:style>
    <style:style style:name="T57_10" style:family="text">
      <style:text-properties style:font-name="Calibri" fo:font-size="11pt" style:font-name-asian="Calibri" style:font-size-asian="11pt" style:font-name-complex="Calibri" style:font-size-complex="11pt"/>
    </style:style>
    <style:style style:name="T57_11" style:family="text">
      <style:text-properties style:font-name="Calibri" fo:font-size="11pt" style:font-name-asian="Calibri" style:font-size-asian="11pt" style:font-name-complex="Calibri" style:font-size-complex="11pt"/>
    </style:style>
    <style:style style:name="T57_12" style:family="text">
      <style:text-properties style:font-name="Calibri" fo:font-size="11pt" style:font-name-asian="Calibri" style:font-size-asian="11pt" style:font-name-complex="Calibri" style:font-size-complex="11pt"/>
    </style:style>
    <style:style style:name="T57_13" style:family="text">
      <style:text-properties style:font-name="Calibri" fo:font-size="11pt" style:font-name-asian="Calibri" style:font-size-asian="11pt" style:font-name-complex="Calibri" style:font-size-complex="11pt"/>
    </style:style>
    <style:style style:name="T57_14" style:family="text">
      <style:text-properties style:font-name="Calibri" fo:font-size="11pt" style:font-name-asian="Calibri" style:font-size-asian="11pt" style:font-name-complex="Calibri" style:font-size-complex="11pt"/>
    </style:style>
    <style:style style:name="T57_15" style:family="text">
      <style:text-properties style:font-name="Calibri" fo:font-size="11pt" style:font-name-asian="Calibri" style:font-size-asian="11pt" style:font-name-complex="Calibri" style:font-size-complex="11pt"/>
    </style:style>
    <style:style style:name="T57_16" style:family="text">
      <style:text-properties style:font-name="Calibri" fo:font-size="11pt" style:font-name-asian="Calibri" style:font-size-asian="11pt" style:font-name-complex="Calibri" style:font-size-complex="11pt"/>
    </style:style>
    <style:style style:name="T57_17" style:family="text">
      <style:text-properties style:font-name="Calibri" fo:font-size="11pt" style:font-name-asian="Calibri" style:font-size-asian="11pt" style:font-name-complex="Calibri" style:font-size-complex="11pt"/>
    </style:style>
    <style:style style:name="T57_18" style:family="text">
      <style:text-properties style:font-name="Calibri" fo:font-size="11pt" style:font-name-asian="Calibri" style:font-size-asian="11pt" style:font-name-complex="Calibri" style:font-size-complex="11pt"/>
    </style:style>
    <style:style style:name="T57_19" style:family="text">
      <style:text-properties style:font-name="Calibri" fo:font-size="11pt" style:font-name-asian="Calibri" style:font-size-asian="11pt" style:font-name-complex="Calibri" style:font-size-complex="11pt"/>
    </style:style>
    <style:style style:name="T57_20" style:family="text">
      <style:text-properties style:font-name="Calibri" fo:font-size="11pt" style:font-name-asian="Calibri" style:font-size-asian="11pt" style:font-name-complex="Calibri" style:font-size-complex="11pt"/>
    </style:style>
    <style:style style:name="T57_21" style:family="text">
      <style:text-properties style:font-name="Calibri" fo:font-size="11pt" style:font-name-asian="Calibri" style:font-size-asian="11pt" style:font-name-complex="Calibri" style:font-size-complex="11pt"/>
    </style:style>
    <style:style style:name="T57_22" style:family="text">
      <style:text-properties style:font-name="Calibri" fo:font-size="11pt" style:font-name-asian="Calibri" style:font-size-asian="11pt" style:font-name-complex="Calibri" style:font-size-complex="11pt"/>
    </style:style>
    <style:style style:name="T57_23" style:family="text">
      <style:text-properties style:font-name="Calibri" fo:font-size="11pt" style:font-name-asian="Calibri" style:font-size-asian="11pt" style:font-name-complex="Calibri" style:font-size-complex="11pt"/>
    </style:style>
    <style:style style:name="P58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59" style:family="paragraph" style:parent-style-name="Standard">
      <style:paragraph-properties fo:text-align="justify" fo:break-before="auto" fo:line-height="100%" style:writing-mode="lr-tb"/>
    </style:style>
    <style:style style:name="T59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1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2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2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2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2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2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2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9_2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6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6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1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1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1_7" style:family="text">
      <style:text-properties style:font-name="Calibri" fo:font-size="11pt" style:font-name-asian="Calibri" style:font-size-asian="11pt" style:font-name-complex="Calibri" style:font-size-complex="11pt"/>
    </style:style>
    <style:style style:name="T61_8" style:family="text">
      <style:text-properties style:font-name="Calibri" fo:font-size="11pt" style:font-name-asian="Calibri" style:font-size-asian="11pt" style:font-name-complex="Calibri" style:font-size-complex="11pt"/>
    </style:style>
    <style:style style:name="T61_9" style:family="text">
      <style:text-properties style:font-name="Calibri" fo:font-size="11pt" style:font-name-asian="Calibri" style:font-size-asian="11pt" style:font-name-complex="Calibri" style:font-size-complex="11pt"/>
    </style:style>
    <style:style style:name="T61_10" style:family="text">
      <style:text-properties style:font-name="Calibri" fo:font-size="11pt" style:font-name-asian="Calibri" style:font-size-asian="11pt" style:font-name-complex="Calibri" style:font-size-complex="11pt"/>
    </style:style>
    <style:style style:name="T61_11" style:family="text">
      <style:text-properties style:font-name="Calibri" fo:font-size="11pt" style:font-name-asian="Calibri" style:font-size-asian="11pt" style:font-name-complex="Calibri" style:font-size-complex="11pt"/>
    </style:style>
    <style:style style:name="T61_12" style:family="text">
      <style:text-properties style:font-name="Calibri" fo:font-size="11pt" style:font-name-asian="Calibri" style:font-size-asian="11pt" style:font-name-complex="Calibri" style:font-size-complex="11pt"/>
    </style:style>
    <style:style style:name="T61_13" style:family="text">
      <style:text-properties style:font-name="Calibri" fo:font-size="11pt" style:font-name-asian="Calibri" style:font-size-asian="11pt" style:font-name-complex="Calibri" style:font-size-complex="11pt"/>
    </style:style>
    <style:style style:name="T61_14" style:family="text">
      <style:text-properties style:font-name="Calibri" fo:font-size="11pt" style:font-name-asian="Calibri" style:font-size-asian="11pt" style:font-name-complex="Calibri" style:font-size-complex="11pt"/>
    </style:style>
    <style:style style:name="T61_15" style:family="text">
      <style:text-properties style:font-name="Calibri" fo:font-size="11pt" style:font-name-asian="Calibri" style:font-size-asian="11pt" style:font-name-complex="Calibri" style:font-size-complex="11pt"/>
    </style:style>
    <style:style style:name="T61_16" style:family="text">
      <style:text-properties style:font-name="Calibri" fo:font-size="11pt" style:font-name-asian="Calibri" style:font-size-asian="11pt" style:font-name-complex="Calibri" style:font-size-complex="11pt"/>
    </style:style>
    <style:style style:name="T61_17" style:family="text">
      <style:text-properties style:font-name="Calibri" fo:font-size="11pt" style:font-name-asian="Calibri" style:font-size-asian="11pt" style:font-name-complex="Calibri" style:font-size-complex="11pt"/>
    </style:style>
    <style:style style:name="T61_18" style:family="text">
      <style:text-properties style:font-name="Calibri" fo:font-size="11pt" style:font-name-asian="Calibri" style:font-size-asian="11pt" style:font-name-complex="Calibri" style:font-size-complex="11pt"/>
    </style:style>
    <style:style style:name="T61_19" style:family="text">
      <style:text-properties style:font-name="Calibri" fo:font-size="11pt" style:font-name-asian="Calibri" style:font-size-asian="11pt" style:font-name-complex="Calibri" style:font-size-complex="11pt"/>
    </style:style>
    <style:style style:name="T61_20" style:family="text">
      <style:text-properties style:font-name="Calibri" fo:font-size="11pt" style:font-name-asian="Calibri" style:font-size-asian="11pt" style:font-name-complex="Calibri" style:font-size-complex="11pt"/>
    </style:style>
    <style:style style:name="T61_21" style:family="text">
      <style:text-properties style:font-name="Calibri" fo:font-size="11pt" style:font-name-asian="Calibri" style:font-size-asian="11pt" style:font-name-complex="Calibri" style:font-size-complex="11pt"/>
    </style:style>
    <style:style style:name="T61_22" style:family="text">
      <style:text-properties style:font-name="Calibri" fo:font-size="11pt" style:font-name-asian="Calibri" style:font-size-asian="11pt" style:font-name-complex="Calibri" style:font-size-complex="11pt"/>
    </style:style>
    <style:style style:name="T61_23" style:family="text">
      <style:text-properties style:font-name="Calibri" fo:font-size="11pt" style:font-name-asian="Calibri" style:font-size-asian="11pt" style:font-name-complex="Calibri" style:font-size-complex="11pt"/>
    </style:style>
    <style:style style:name="T61_24" style:family="text">
      <style:text-properties style:font-name="Calibri" fo:font-size="11pt" style:font-name-asian="Calibri" style:font-size-asian="11pt" style:font-name-complex="Calibri" style:font-size-complex="11pt"/>
    </style:style>
    <style:style style:name="T61_25" style:family="text">
      <style:text-properties style:font-name="Calibri" fo:font-size="11pt" style:font-name-asian="Calibri" style:font-size-asian="11pt" style:font-name-complex="Calibri" style:font-size-complex="11pt"/>
    </style:style>
    <style:style style:name="T61_26" style:family="text">
      <style:text-properties style:font-name="Calibri" fo:font-size="11pt" style:font-name-asian="Calibri" style:font-size-asian="11pt" style:font-name-complex="Calibri" style:font-size-complex="11pt"/>
    </style:style>
    <style:style style:name="T61_27" style:family="text">
      <style:text-properties style:font-name="Calibri" fo:font-size="11pt" style:font-name-asian="Calibri" style:font-size-asian="11pt" style:font-name-complex="Calibri" style:font-size-complex="11pt"/>
    </style:style>
    <style:style style:name="T61_28" style:family="text">
      <style:text-properties style:font-name="Calibri" fo:font-size="11pt" style:font-name-asian="Calibri" style:font-size-asian="11pt" style:font-name-complex="Calibri" style:font-size-complex="11pt"/>
    </style:style>
    <style:style style:name="T61_29" style:family="text">
      <style:text-properties style:font-name="Calibri" fo:font-size="11pt" style:font-name-asian="Calibri" style:font-size-asian="11pt" style:font-name-complex="Calibri" style:font-size-complex="11pt"/>
    </style:style>
    <style:style style:name="T61_30" style:family="text">
      <style:text-properties style:font-name="Calibri" fo:font-size="11pt" style:font-name-asian="Calibri" style:font-size-asian="11pt" style:font-name-complex="Calibri" style:font-size-complex="11pt"/>
    </style:style>
    <style:style style:name="T61_31" style:family="text">
      <style:text-properties style:font-name="Calibri" fo:font-size="11pt" style:font-name-asian="Calibri" style:font-size-asian="11pt" style:font-name-complex="Calibri" style:font-size-complex="11pt"/>
    </style:style>
    <style:style style:name="T61_32" style:family="text">
      <style:text-properties style:font-name="Calibri" fo:font-size="11pt" style:font-name-asian="Calibri" style:font-size-asian="11pt" style:font-name-complex="Calibri" style:font-size-complex="11pt"/>
    </style:style>
    <style:style style:name="T61_33" style:family="text">
      <style:text-properties style:font-name="Calibri" fo:font-size="11pt" style:font-name-asian="Calibri" style:font-size-asian="11pt" style:font-name-complex="Calibri" style:font-size-complex="11pt"/>
    </style:style>
    <style:style style:name="T61_34" style:family="text">
      <style:text-properties style:font-name="Calibri" fo:font-size="11pt" style:font-name-asian="Calibri" style:font-size-asian="11pt" style:font-name-complex="Calibri" style:font-size-complex="11pt"/>
    </style:style>
    <style:style style:name="T61_35" style:family="text">
      <style:text-properties style:font-name="Calibri" fo:font-size="11pt" style:font-name-asian="Calibri" style:font-size-asian="11pt" style:font-name-complex="Calibri" style:font-size-complex="11pt"/>
    </style:style>
    <style:style style:name="T61_36" style:family="text">
      <style:text-properties style:font-name="Calibri" fo:font-size="11pt" style:font-name-asian="Calibri" style:font-size-asian="11pt" style:font-name-complex="Calibri" style:font-size-complex="11pt"/>
    </style:style>
    <style:style style:name="T61_37" style:family="text">
      <style:text-properties style:font-name="Calibri" fo:font-size="11pt" style:font-name-asian="Calibri" style:font-size-asian="11pt" style:font-name-complex="Calibri" style:font-size-complex="11pt"/>
    </style:style>
    <style:style style:name="T61_38" style:family="text">
      <style:text-properties style:font-name="Calibri" fo:font-size="11pt" style:font-name-asian="Calibri" style:font-size-asian="11pt" style:font-name-complex="Calibri" style:font-size-complex="11pt"/>
    </style:style>
    <style:style style:name="T61_39" style:family="text">
      <style:text-properties style:font-name="Calibri" fo:font-size="11pt" style:font-name-asian="Calibri" style:font-size-asian="11pt" style:font-name-complex="Calibri" style:font-size-complex="11pt"/>
    </style:style>
    <style:style style:name="T61_40" style:family="text">
      <style:text-properties style:font-name="Calibri" fo:font-size="11pt" style:font-name-asian="Calibri" style:font-size-asian="11pt" style:font-name-complex="Calibri" style:font-size-complex="11pt"/>
    </style:style>
    <style:style style:name="T61_41" style:family="text">
      <style:text-properties style:font-name="Calibri" fo:font-size="11pt" style:font-name-asian="Calibri" style:font-size-asian="11pt" style:font-name-complex="Calibri" style:font-size-complex="11pt"/>
    </style:style>
    <style:style style:name="T61_42" style:family="text">
      <style:text-properties style:font-name="Calibri" fo:font-size="11pt" style:font-name-asian="Calibri" style:font-size-asian="11pt" style:font-name-complex="Calibri" style:font-size-complex="11pt"/>
    </style:style>
    <style:style style:name="T61_43" style:family="text">
      <style:text-properties style:font-name="Calibri" fo:font-size="11pt" style:font-name-asian="Calibri" style:font-size-asian="11pt" style:font-name-complex="Calibri" style:font-size-complex="11pt"/>
    </style:style>
    <style:style style:name="T61_44" style:family="text">
      <style:text-properties style:font-name="Calibri" fo:font-size="11pt" style:font-name-asian="Calibri" style:font-size-asian="11pt" style:font-name-complex="Calibri" style:font-size-complex="11pt"/>
    </style:style>
    <style:style style:name="T61_45" style:family="text">
      <style:text-properties style:font-name="Calibri" fo:font-size="11pt" style:font-name-asian="Calibri" style:font-size-asian="11pt" style:font-name-complex="Calibri" style:font-size-complex="11pt"/>
    </style:style>
    <style:style style:name="T61_46" style:family="text">
      <style:text-properties style:font-name="Calibri" fo:font-size="11pt" style:font-name-asian="Calibri" style:font-size-asian="11pt" style:font-name-complex="Calibri" style:font-size-complex="11pt"/>
    </style:style>
    <style:style style:name="P62" style:family="paragraph" style:parent-style-name="Standard">
      <style:paragraph-properties fo:text-align="justify" fo:break-before="auto" fo:text-indent="0cm" fo:line-height="100%" fo:margin-left="1.27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63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6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3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3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3_5" style:family="text">
      <style:text-properties style:font-name="Calibri" fo:font-size="11pt" style:font-name-asian="Calibri" style:font-size-asian="11pt" style:font-name-complex="Calibri" style:font-size-complex="11pt"/>
    </style:style>
    <style:style style:name="T63_6" style:family="text">
      <style:text-properties style:font-name="Calibri" fo:font-size="11pt" style:font-name-asian="Calibri" style:font-size-asian="11pt" style:font-name-complex="Calibri" style:font-size-complex="11pt"/>
    </style:style>
    <style:style style:name="T63_7" style:family="text">
      <style:text-properties style:font-name="Calibri" fo:font-size="11pt" style:font-name-asian="Calibri" style:font-size-asian="11pt" style:font-name-complex="Calibri" style:font-size-complex="11pt"/>
    </style:style>
    <style:style style:name="T63_8" style:family="text">
      <style:text-properties style:font-name="Calibri" fo:font-size="11pt" style:font-name-asian="Calibri" style:font-size-asian="11pt" style:font-name-complex="Calibri" style:font-size-complex="11pt"/>
    </style:style>
    <style:style style:name="T63_9" style:family="text">
      <style:text-properties style:font-name="Calibri" fo:font-size="11pt" style:font-name-asian="Calibri" style:font-size-asian="11pt" style:font-name-complex="Calibri" style:font-size-complex="11pt"/>
    </style:style>
    <style:style style:name="P64" style:family="paragraph" style:parent-style-name="Standard">
      <style:paragraph-properties fo:text-align="justify" fo:break-before="auto" fo:text-indent="0cm" fo:line-height="100%" fo:margin-left="1.27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65" style:family="paragraph" style:parent-style-name="Standard">
      <style:paragraph-properties fo:text-align="justify" fo:break-before="auto" fo:line-height="100%" style:writing-mode="lr-tb"/>
    </style:style>
    <style:style style:name="T6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5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5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5_6" style:family="text">
      <style:text-properties style:font-name="Calibri" fo:font-size="11pt" style:font-name-asian="Calibri" style:font-size-asian="11pt" style:font-name-complex="Calibri" style:font-size-complex="11pt"/>
    </style:style>
    <style:style style:name="T65_7" style:family="text">
      <style:text-properties style:font-name="Calibri" fo:font-size="11pt" style:font-name-asian="Calibri" style:font-size-asian="11pt" style:font-name-complex="Calibri" style:font-size-complex="11pt"/>
    </style:style>
    <style:style style:name="T65_8" style:family="text">
      <style:text-properties style:font-name="Calibri" fo:font-size="11pt" style:font-name-asian="Calibri" style:font-size-asian="11pt" style:font-name-complex="Calibri" style:font-size-complex="11pt"/>
    </style:style>
    <style:style style:name="T65_9" style:family="text">
      <style:text-properties style:font-name="Calibri" fo:font-size="11pt" style:font-name-asian="Calibri" style:font-size-asian="11pt" style:font-name-complex="Calibri" style:font-size-complex="11pt"/>
    </style:style>
    <style:style style:name="T65_10" style:family="text">
      <style:text-properties style:font-name="Calibri" fo:font-size="11pt" style:font-name-asian="Calibri" style:font-size-asian="11pt" style:font-name-complex="Calibri" style:font-size-complex="11pt"/>
    </style:style>
    <style:style style:name="T65_11" style:family="text">
      <style:text-properties style:font-name="Calibri" fo:font-size="11pt" style:font-name-asian="Calibri" style:font-size-asian="11pt" style:font-name-complex="Calibri" style:font-size-complex="11pt"/>
    </style:style>
    <style:style style:name="T65_12" style:family="text">
      <style:text-properties style:font-name="Calibri" fo:font-size="11pt" style:font-name-asian="Calibri" style:font-size-asian="11pt" style:font-name-complex="Calibri" style:font-size-complex="11pt"/>
    </style:style>
    <style:style style:name="T65_13" style:family="text">
      <style:text-properties style:font-name="Calibri" fo:font-size="11pt" style:font-name-asian="Calibri" style:font-size-asian="11pt" style:font-name-complex="Calibri" style:font-size-complex="11pt"/>
    </style:style>
    <style:style style:name="T65_14" style:family="text">
      <style:text-properties style:font-name="Calibri" fo:font-size="11pt" style:font-name-asian="Calibri" style:font-size-asian="11pt" style:font-name-complex="Calibri" style:font-size-complex="11pt"/>
    </style:style>
    <style:style style:name="T65_15" style:family="text">
      <style:text-properties style:font-name="Calibri" fo:font-size="11pt" style:font-name-asian="Calibri" style:font-size-asian="11pt" style:font-name-complex="Calibri" style:font-size-complex="11pt"/>
    </style:style>
    <style:style style:name="T65_16" style:family="text">
      <style:text-properties style:font-name="Calibri" fo:font-size="11pt" style:font-name-asian="Calibri" style:font-size-asian="11pt" style:font-name-complex="Calibri" style:font-size-complex="11pt"/>
    </style:style>
    <style:style style:name="T65_17" style:family="text">
      <style:text-properties style:font-name="Calibri" fo:font-size="11pt" style:font-name-asian="Calibri" style:font-size-asian="11pt" style:font-name-complex="Calibri" style:font-size-complex="11pt"/>
    </style:style>
    <style:style style:name="T65_18" style:family="text">
      <style:text-properties style:font-name="Calibri" fo:font-size="11pt" style:font-name-asian="Calibri" style:font-size-asian="11pt" style:font-name-complex="Calibri" style:font-size-complex="11pt"/>
    </style:style>
    <style:style style:name="T65_19" style:family="text">
      <style:text-properties style:font-name="Calibri" fo:font-size="11pt" style:font-name-asian="Calibri" style:font-size-asian="11pt" style:font-name-complex="Calibri" style:font-size-complex="11pt"/>
    </style:style>
    <style:style style:name="T65_20" style:family="text">
      <style:text-properties style:font-name="Calibri" fo:font-size="11pt" style:font-name-asian="Calibri" style:font-size-asian="11pt" style:font-name-complex="Calibri" style:font-size-complex="11pt"/>
    </style:style>
    <style:style style:name="T65_21" style:family="text">
      <style:text-properties style:font-name="Calibri" fo:font-size="11pt" style:font-name-asian="Calibri" style:font-size-asian="11pt" style:font-name-complex="Calibri" style:font-size-complex="11pt"/>
    </style:style>
    <style:style style:name="T65_22" style:family="text">
      <style:text-properties style:font-name="Calibri" fo:font-size="11pt" style:font-name-asian="Calibri" style:font-size-asian="11pt" style:font-name-complex="Calibri" style:font-size-complex="11pt"/>
    </style:style>
    <style:style style:name="P66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67" style:family="paragraph" style:parent-style-name="Standard">
      <style:paragraph-properties fo:text-align="justify" fo:break-before="auto" fo:line-height="100%" style:writing-mode="lr-tb"/>
    </style:style>
    <style:style style:name="T67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7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7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7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7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7_6" style:family="text">
      <style:text-properties style:font-name="Calibri" fo:font-size="11pt" style:font-name-asian="Calibri" style:font-size-asian="11pt" style:font-name-complex="Calibri" style:font-size-complex="11pt"/>
    </style:style>
    <style:style style:name="T67_7" style:family="text">
      <style:text-properties style:font-name="Calibri" fo:font-size="11pt" style:font-name-asian="Calibri" style:font-size-asian="11pt" style:font-name-complex="Calibri" style:font-size-complex="11pt"/>
    </style:style>
    <style:style style:name="T67_8" style:family="text">
      <style:text-properties style:font-name="Calibri" fo:font-size="11pt" style:font-name-asian="Calibri" style:font-size-asian="11pt" style:font-name-complex="Calibri" style:font-size-complex="11pt"/>
    </style:style>
    <style:style style:name="T67_9" style:family="text">
      <style:text-properties style:font-name="Calibri" fo:font-size="11pt" style:font-name-asian="Calibri" style:font-size-asian="11pt" style:font-name-complex="Calibri" style:font-size-complex="11pt"/>
    </style:style>
    <style:style style:name="T67_10" style:family="text">
      <style:text-properties style:font-name="Calibri" fo:font-size="11pt" style:font-name-asian="Calibri" style:font-size-asian="11pt" style:font-name-complex="Calibri" style:font-size-complex="11pt"/>
    </style:style>
    <style:style style:name="T67_11" style:family="text">
      <style:text-properties style:font-name="Calibri" fo:font-size="11pt" style:font-name-asian="Calibri" style:font-size-asian="11pt" style:font-name-complex="Calibri" style:font-size-complex="11pt"/>
    </style:style>
    <style:style style:name="T67_12" style:family="text">
      <style:text-properties style:font-name="Calibri" fo:font-size="11pt" style:font-name-asian="Calibri" style:font-size-asian="11pt" style:font-name-complex="Calibri" style:font-size-complex="11pt"/>
    </style:style>
    <style:style style:name="T67_13" style:family="text">
      <style:text-properties style:font-name="Calibri" fo:font-size="11pt" style:font-name-asian="Calibri" style:font-size-asian="11pt" style:font-name-complex="Calibri" style:font-size-complex="11pt"/>
    </style:style>
    <style:style style:name="T67_14" style:family="text">
      <style:text-properties style:font-name="Calibri" fo:font-size="11pt" style:font-name-asian="Calibri" style:font-size-asian="11pt" style:font-name-complex="Calibri" style:font-size-complex="11pt"/>
    </style:style>
    <style:style style:name="T67_15" style:family="text">
      <style:text-properties style:font-name="Calibri" fo:font-size="11pt" style:font-name-asian="Calibri" style:font-size-asian="11pt" style:font-name-complex="Calibri" style:font-size-complex="11pt"/>
    </style:style>
    <style:style style:name="T67_16" style:family="text">
      <style:text-properties style:font-name="Calibri" fo:font-size="11pt" style:font-name-asian="Calibri" style:font-size-asian="11pt" style:font-name-complex="Calibri" style:font-size-complex="11pt"/>
    </style:style>
    <style:style style:name="T67_17" style:family="text">
      <style:text-properties style:font-name="Calibri" fo:font-size="11pt" style:font-name-asian="Calibri" style:font-size-asian="11pt" style:font-name-complex="Calibri" style:font-size-complex="11pt"/>
    </style:style>
    <style:style style:name="T67_18" style:family="text">
      <style:text-properties style:font-name="Calibri" fo:font-size="11pt" style:font-name-asian="Calibri" style:font-size-asian="11pt" style:font-name-complex="Calibri" style:font-size-complex="11pt"/>
    </style:style>
    <style:style style:name="P68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69" style:family="paragraph" style:parent-style-name="Standard">
      <style:paragraph-properties fo:text-align="justify" fo:break-before="auto" fo:line-height="100%" style:writing-mode="lr-tb"/>
    </style:style>
    <style:style style:name="T69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9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9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9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9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69_6" style:family="text">
      <style:text-properties style:font-name="Calibri" fo:font-size="11pt" style:font-name-asian="Calibri" style:font-size-asian="11pt" style:font-name-complex="Calibri" style:font-size-complex="11pt"/>
    </style:style>
    <style:style style:name="T69_7" style:family="text">
      <style:text-properties style:font-name="Calibri" fo:font-size="11pt" style:font-name-asian="Calibri" style:font-size-asian="11pt" style:font-name-complex="Calibri" style:font-size-complex="11pt"/>
    </style:style>
    <style:style style:name="T69_8" style:family="text">
      <style:text-properties style:font-name="Calibri" fo:font-size="11pt" style:font-name-asian="Calibri" style:font-size-asian="11pt" style:font-name-complex="Calibri" style:font-size-complex="11pt"/>
    </style:style>
    <style:style style:name="T69_9" style:family="text">
      <style:text-properties style:font-name="Calibri" fo:font-size="11pt" style:font-name-asian="Calibri" style:font-size-asian="11pt" style:font-name-complex="Calibri" style:font-size-complex="11pt"/>
    </style:style>
    <style:style style:name="T69_10" style:family="text">
      <style:text-properties style:font-name="Calibri" fo:font-size="11pt" style:font-name-asian="Calibri" style:font-size-asian="11pt" style:font-name-complex="Calibri" style:font-size-complex="11pt"/>
    </style:style>
    <style:style style:name="T69_11" style:family="text">
      <style:text-properties style:font-name="Calibri" fo:font-size="11pt" style:font-name-asian="Calibri" style:font-size-asian="11pt" style:font-name-complex="Calibri" style:font-size-complex="11pt"/>
    </style:style>
    <style:style style:name="T69_12" style:family="text">
      <style:text-properties style:font-name="Calibri" fo:font-size="11pt" style:font-name-asian="Calibri" style:font-size-asian="11pt" style:font-name-complex="Calibri" style:font-size-complex="11pt"/>
    </style:style>
    <style:style style:name="T69_13" style:family="text">
      <style:text-properties style:font-name="Calibri" fo:font-size="11pt" style:font-name-asian="Calibri" style:font-size-asian="11pt" style:font-name-complex="Calibri" style:font-size-complex="11pt"/>
    </style:style>
    <style:style style:name="T69_14" style:family="text">
      <style:text-properties style:font-name="Calibri" fo:font-size="11pt" style:font-name-asian="Calibri" style:font-size-asian="11pt" style:font-name-complex="Calibri" style:font-size-complex="11pt"/>
    </style:style>
    <style:style style:name="T69_15" style:family="text">
      <style:text-properties style:font-name="Calibri" fo:font-size="11pt" style:font-name-asian="Calibri" style:font-size-asian="11pt" style:font-name-complex="Calibri" style:font-size-complex="11pt"/>
    </style:style>
    <style:style style:name="T69_16" style:family="text">
      <style:text-properties style:font-name="Calibri" fo:font-size="11pt" style:font-name-asian="Calibri" style:font-size-asian="11pt" style:font-name-complex="Calibri" style:font-size-complex="11pt"/>
    </style:style>
    <style:style style:name="T69_17" style:family="text">
      <style:text-properties style:font-name="Calibri" fo:font-size="11pt" style:font-name-asian="Calibri" style:font-size-asian="11pt" style:font-name-complex="Calibri" style:font-size-complex="11pt"/>
    </style:style>
    <style:style style:name="T69_18" style:family="text">
      <style:text-properties style:font-name="Calibri" fo:font-size="11pt" style:font-name-asian="Calibri" style:font-size-asian="11pt" style:font-name-complex="Calibri" style:font-size-complex="11pt"/>
    </style:style>
    <style:style style:name="P7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71" style:family="paragraph" style:parent-style-name="Standard">
      <style:paragraph-properties fo:text-align="justify" fo:break-before="auto" fo:line-height="100%" style:writing-mode="lr-tb"/>
    </style:style>
    <style:style style:name="T7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1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1_6" style:family="text">
      <style:text-properties style:font-name="Calibri" fo:font-size="11pt" style:font-name-asian="Calibri" style:font-size-asian="11pt" style:font-name-complex="Calibri" style:font-size-complex="11pt"/>
    </style:style>
    <style:style style:name="T71_7" style:family="text">
      <style:text-properties style:font-name="Calibri" fo:font-size="11pt" style:font-name-asian="Calibri" style:font-size-asian="11pt" style:font-name-complex="Calibri" style:font-size-complex="11pt"/>
    </style:style>
    <style:style style:name="T71_8" style:family="text">
      <style:text-properties style:font-name="Calibri" fo:font-size="11pt" style:font-name-asian="Calibri" style:font-size-asian="11pt" style:font-name-complex="Calibri" style:font-size-complex="11pt"/>
    </style:style>
    <style:style style:name="T71_9" style:family="text">
      <style:text-properties style:font-name="Calibri" fo:font-size="11pt" style:font-name-asian="Calibri" style:font-size-asian="11pt" style:font-name-complex="Calibri" style:font-size-complex="11pt"/>
    </style:style>
    <style:style style:name="T71_10" style:family="text">
      <style:text-properties style:font-name="Calibri" fo:font-size="11pt" style:font-name-asian="Calibri" style:font-size-asian="11pt" style:font-name-complex="Calibri" style:font-size-complex="11pt"/>
    </style:style>
    <style:style style:name="T71_11" style:family="text">
      <style:text-properties style:font-name="Calibri" fo:font-size="11pt" style:font-name-asian="Calibri" style:font-size-asian="11pt" style:font-name-complex="Calibri" style:font-size-complex="11pt"/>
    </style:style>
    <style:style style:name="T71_12" style:family="text">
      <style:text-properties style:font-name="Calibri" fo:font-size="11pt" style:font-name-asian="Calibri" style:font-size-asian="11pt" style:font-name-complex="Calibri" style:font-size-complex="11pt"/>
    </style:style>
    <style:style style:name="T71_13" style:family="text">
      <style:text-properties style:font-name="Calibri" fo:font-size="11pt" style:font-name-asian="Calibri" style:font-size-asian="11pt" style:font-name-complex="Calibri" style:font-size-complex="11pt"/>
    </style:style>
    <style:style style:name="T71_14" style:family="text">
      <style:text-properties style:font-name="Calibri" fo:font-size="11pt" style:font-name-asian="Calibri" style:font-size-asian="11pt" style:font-name-complex="Calibri" style:font-size-complex="11pt"/>
    </style:style>
    <style:style style:name="T71_15" style:family="text">
      <style:text-properties style:font-name="Calibri" fo:font-size="11pt" style:font-name-asian="Calibri" style:font-size-asian="11pt" style:font-name-complex="Calibri" style:font-size-complex="11pt"/>
    </style:style>
    <style:style style:name="T71_16" style:family="text">
      <style:text-properties style:font-name="Calibri" fo:font-size="11pt" style:font-name-asian="Calibri" style:font-size-asian="11pt" style:font-name-complex="Calibri" style:font-size-complex="11pt"/>
    </style:style>
    <style:style style:name="T71_17" style:family="text">
      <style:text-properties style:font-name="Calibri" fo:font-size="11pt" style:font-name-asian="Calibri" style:font-size-asian="11pt" style:font-name-complex="Calibri" style:font-size-complex="11pt"/>
    </style:style>
    <style:style style:name="T71_18" style:family="text">
      <style:text-properties style:font-name="Calibri" fo:font-size="11pt" style:font-name-asian="Calibri" style:font-size-asian="11pt" style:font-name-complex="Calibri" style:font-size-complex="11pt"/>
    </style:style>
    <style:style style:name="T71_19" style:family="text">
      <style:text-properties style:font-name="Calibri" fo:font-size="11pt" style:font-name-asian="Calibri" style:font-size-asian="11pt" style:font-name-complex="Calibri" style:font-size-complex="11pt"/>
    </style:style>
    <style:style style:name="T71_20" style:family="text">
      <style:text-properties style:font-name="Calibri" fo:font-size="11pt" style:font-name-asian="Calibri" style:font-size-asian="11pt" style:font-name-complex="Calibri" style:font-size-complex="11pt"/>
    </style:style>
    <style:style style:name="T71_21" style:family="text">
      <style:text-properties style:font-name="Calibri" fo:font-size="11pt" style:font-name-asian="Calibri" style:font-size-asian="11pt" style:font-name-complex="Calibri" style:font-size-complex="11pt"/>
    </style:style>
    <style:style style:name="T71_22" style:family="text">
      <style:text-properties style:font-name="Calibri" fo:font-size="11pt" style:font-name-asian="Calibri" style:font-size-asian="11pt" style:font-name-complex="Calibri" style:font-size-complex="11pt"/>
    </style:style>
    <style:style style:name="P72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73" style:family="paragraph" style:parent-style-name="Standard">
      <style:paragraph-properties fo:text-align="justify" fo:break-before="auto" fo:line-height="100%" style:writing-mode="lr-tb"/>
    </style:style>
    <style:style style:name="T7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3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3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3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3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3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3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3_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3_10" style:family="text">
      <style:text-properties style:font-name="Calibri" fo:font-size="11pt" style:font-name-asian="Calibri" style:font-size-asian="11pt" style:font-name-complex="Calibri" style:font-size-complex="11pt"/>
    </style:style>
    <style:style style:name="T73_11" style:family="text">
      <style:text-properties style:font-name="Calibri" fo:font-size="11pt" style:font-name-asian="Calibri" style:font-size-asian="11pt" style:font-name-complex="Calibri" style:font-size-complex="11pt"/>
    </style:style>
    <style:style style:name="T73_12" style:family="text">
      <style:text-properties style:font-name="Calibri" fo:font-size="11pt" style:font-name-asian="Calibri" style:font-size-asian="11pt" style:font-name-complex="Calibri" style:font-size-complex="11pt"/>
    </style:style>
    <style:style style:name="T73_13" style:family="text">
      <style:text-properties style:font-name="Calibri" fo:font-size="11pt" style:font-name-asian="Calibri" style:font-size-asian="11pt" style:font-name-complex="Calibri" style:font-size-complex="11pt"/>
    </style:style>
    <style:style style:name="T73_14" style:family="text">
      <style:text-properties style:font-name="Calibri" fo:font-size="11pt" style:font-name-asian="Calibri" style:font-size-asian="11pt" style:font-name-complex="Calibri" style:font-size-complex="11pt"/>
    </style:style>
    <style:style style:name="T73_15" style:family="text">
      <style:text-properties style:font-name="Calibri" fo:font-size="11pt" style:font-name-asian="Calibri" style:font-size-asian="11pt" style:font-name-complex="Calibri" style:font-size-complex="11pt"/>
    </style:style>
    <style:style style:name="T73_16" style:family="text">
      <style:text-properties style:font-name="Calibri" fo:font-size="11pt" style:font-name-asian="Calibri" style:font-size-asian="11pt" style:font-name-complex="Calibri" style:font-size-complex="11pt"/>
    </style:style>
    <style:style style:name="T73_17" style:family="text">
      <style:text-properties style:font-name="Calibri" fo:font-size="11pt" style:font-name-asian="Calibri" style:font-size-asian="11pt" style:font-name-complex="Calibri" style:font-size-complex="11pt"/>
    </style:style>
    <style:style style:name="T73_18" style:family="text">
      <style:text-properties style:font-name="Calibri" fo:font-size="11pt" style:font-name-asian="Calibri" style:font-size-asian="11pt" style:font-name-complex="Calibri" style:font-size-complex="11pt"/>
    </style:style>
    <style:style style:name="T73_19" style:family="text">
      <style:text-properties style:font-name="Calibri" fo:font-size="11pt" style:font-name-asian="Calibri" style:font-size-asian="11pt" style:font-name-complex="Calibri" style:font-size-complex="11pt"/>
    </style:style>
    <style:style style:name="T73_20" style:family="text">
      <style:text-properties style:font-name="Calibri" fo:font-size="11pt" style:font-name-asian="Calibri" style:font-size-asian="11pt" style:font-name-complex="Calibri" style:font-size-complex="11pt"/>
    </style:style>
    <style:style style:name="T73_21" style:family="text">
      <style:text-properties style:font-name="Calibri" fo:font-size="11pt" style:font-name-asian="Calibri" style:font-size-asian="11pt" style:font-name-complex="Calibri" style:font-size-complex="11pt"/>
    </style:style>
    <style:style style:name="T73_22" style:family="text">
      <style:text-properties style:font-name="Calibri" fo:font-size="11pt" style:font-name-asian="Calibri" style:font-size-asian="11pt" style:font-name-complex="Calibri" style:font-size-complex="11pt"/>
    </style:style>
    <style:style style:name="T73_23" style:family="text">
      <style:text-properties style:font-name="Calibri" fo:font-size="11pt" style:font-name-asian="Calibri" style:font-size-asian="11pt" style:font-name-complex="Calibri" style:font-size-complex="11pt"/>
    </style:style>
    <style:style style:name="T73_24" style:family="text">
      <style:text-properties style:font-name="Calibri" fo:font-size="11pt" style:font-name-asian="Calibri" style:font-size-asian="11pt" style:font-name-complex="Calibri" style:font-size-complex="11pt"/>
    </style:style>
    <style:style style:name="T73_25" style:family="text">
      <style:text-properties style:font-name="Calibri" fo:font-size="11pt" style:font-name-asian="Calibri" style:font-size-asian="11pt" style:font-name-complex="Calibri" style:font-size-complex="11pt"/>
    </style:style>
    <style:style style:name="T73_26" style:family="text">
      <style:text-properties style:font-name="Calibri" fo:font-size="11pt" style:font-name-asian="Calibri" style:font-size-asian="11pt" style:font-name-complex="Calibri" style:font-size-complex="11pt"/>
    </style:style>
    <style:style style:name="P74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75" style:family="paragraph" style:parent-style-name="Standard">
      <style:paragraph-properties fo:text-align="justify" fo:break-before="auto" fo:line-height="100%" style:writing-mode="lr-tb"/>
    </style:style>
    <style:style style:name="T7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75_4" style:family="text">
      <style:text-properties style:font-name="Calibri" fo:font-size="11pt" style:font-name-asian="Calibri" style:font-size-asian="11pt" style:font-name-complex="Calibri" style:font-size-complex="11pt"/>
    </style:style>
    <style:style style:name="T75_5" style:family="text">
      <style:text-properties style:font-name="Calibri" fo:font-size="11pt" style:font-name-asian="Calibri" style:font-size-asian="11pt" style:font-name-complex="Calibri" style:font-size-complex="11pt"/>
    </style:style>
    <style:style style:name="T75_6" style:family="text">
      <style:text-properties style:font-name="Calibri" fo:font-size="11pt" style:font-name-asian="Calibri" style:font-size-asian="11pt" style:font-name-complex="Calibri" style:font-size-complex="11pt"/>
    </style:style>
    <style:style style:name="T75_7" style:family="text">
      <style:text-properties style:font-name="Calibri" fo:font-size="11pt" style:font-name-asian="Calibri" style:font-size-asian="11pt" style:font-name-complex="Calibri" style:font-size-complex="11pt"/>
    </style:style>
    <style:style style:name="T75_8" style:family="text">
      <style:text-properties style:font-name="Calibri" fo:font-size="11pt" style:font-name-asian="Calibri" style:font-size-asian="11pt" style:font-name-complex="Calibri" style:font-size-complex="11pt"/>
    </style:style>
    <style:style style:name="T75_9" style:family="text">
      <style:text-properties style:font-name="Calibri" fo:font-size="11pt" style:font-name-asian="Calibri" style:font-size-asian="11pt" style:font-name-complex="Calibri" style:font-size-complex="11pt"/>
    </style:style>
    <style:style style:name="T75_10" style:family="text">
      <style:text-properties style:font-name="Calibri" fo:font-size="11pt" style:font-name-asian="Calibri" style:font-size-asian="11pt" style:font-name-complex="Calibri" style:font-size-complex="11pt"/>
    </style:style>
    <style:style style:name="T75_11" style:family="text">
      <style:text-properties style:font-name="Calibri" fo:font-size="11pt" style:font-name-asian="Calibri" style:font-size-asian="11pt" style:font-name-complex="Calibri" style:font-size-complex="11pt"/>
    </style:style>
    <style:style style:name="T75_12" style:family="text">
      <style:text-properties style:font-name="Calibri" fo:font-size="11pt" style:font-name-asian="Calibri" style:font-size-asian="11pt" style:font-name-complex="Calibri" style:font-size-complex="11pt"/>
    </style:style>
    <style:style style:name="T75_13" style:family="text">
      <style:text-properties style:font-name="Calibri" fo:font-size="11pt" style:font-name-asian="Calibri" style:font-size-asian="11pt" style:font-name-complex="Calibri" style:font-size-complex="11pt"/>
    </style:style>
    <style:style style:name="T75_14" style:family="text">
      <style:text-properties style:font-name="Calibri" fo:font-size="11pt" style:font-name-asian="Calibri" style:font-size-asian="11pt" style:font-name-complex="Calibri" style:font-size-complex="11pt"/>
    </style:style>
    <style:style style:name="T75_15" style:family="text">
      <style:text-properties style:font-name="Calibri" fo:font-size="11pt" style:font-name-asian="Calibri" style:font-size-asian="11pt" style:font-name-complex="Calibri" style:font-size-complex="11pt"/>
    </style:style>
    <style:style style:name="T75_16" style:family="text">
      <style:text-properties style:font-name="Calibri" fo:font-size="11pt" style:font-name-asian="Calibri" style:font-size-asian="11pt" style:font-name-complex="Calibri" style:font-size-complex="11pt"/>
    </style:style>
    <style:style style:name="T75_17" style:family="text">
      <style:text-properties style:font-name="Calibri" fo:font-size="11pt" style:font-name-asian="Calibri" style:font-size-asian="11pt" style:font-name-complex="Calibri" style:font-size-complex="11pt"/>
    </style:style>
    <style:style style:name="T75_18" style:family="text">
      <style:text-properties style:font-name="Calibri" fo:font-size="11pt" style:font-name-asian="Calibri" style:font-size-asian="11pt" style:font-name-complex="Calibri" style:font-size-complex="11pt"/>
    </style:style>
    <style:style style:name="T75_19" style:family="text">
      <style:text-properties style:font-name="Calibri" fo:font-size="11pt" style:font-name-asian="Calibri" style:font-size-asian="11pt" style:font-name-complex="Calibri" style:font-size-complex="11pt"/>
    </style:style>
    <style:style style:name="T75_20" style:family="text">
      <style:text-properties style:font-name="Calibri" fo:font-size="11pt" style:font-name-asian="Calibri" style:font-size-asian="11pt" style:font-name-complex="Calibri" style:font-size-complex="11pt"/>
    </style:style>
    <style:style style:name="T75_21" style:family="text">
      <style:text-properties style:font-name="Calibri" fo:font-size="11pt" style:font-name-asian="Calibri" style:font-size-asian="11pt" style:font-name-complex="Calibri" style:font-size-complex="11pt"/>
    </style:style>
    <style:style style:name="T75_22" style:family="text">
      <style:text-properties style:font-name="Calibri" fo:font-size="11pt" style:font-name-asian="Calibri" style:font-size-asian="11pt" style:font-name-complex="Calibri" style:font-size-complex="11pt"/>
    </style:style>
    <style:style style:name="P76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77" style:family="paragraph" style:parent-style-name="Standard">
      <style:paragraph-properties fo:text-align="justify" fo:break-before="auto" fo:line-height="100%" style:writing-mode="lr-tb"/>
    </style:style>
    <style:style style:name="T77_1" style:family="text">
      <style:text-properties style:font-name="Calibri" fo:font-size="11pt" style:font-name-asian="Calibri" style:font-size-asian="11pt" style:font-name-complex="Calibri" style:font-size-complex="11pt"/>
    </style:style>
    <style:style style:name="T77_2" style:family="text">
      <style:text-properties style:font-name="Calibri" fo:font-size="11pt" style:font-name-asian="Calibri" style:font-size-asian="11pt" style:font-name-complex="Calibri" style:font-size-complex="11pt"/>
    </style:style>
    <style:style style:name="T77_3" style:family="text">
      <style:text-properties style:font-name="Calibri" fo:font-size="11pt" style:font-name-asian="Calibri" style:font-size-asian="11pt" style:font-name-complex="Calibri" style:font-size-complex="11pt"/>
    </style:style>
    <style:style style:name="T77_4" style:family="text">
      <style:text-properties style:font-name="Calibri" fo:font-size="11pt" style:font-name-asian="Calibri" style:font-size-asian="11pt" style:font-name-complex="Calibri" style:font-size-complex="11pt"/>
    </style:style>
    <style:style style:name="T77_5" style:family="text">
      <style:text-properties style:font-name="Calibri" fo:font-size="11pt" style:font-name-asian="Calibri" style:font-size-asian="11pt" style:font-name-complex="Calibri" style:font-size-complex="11pt"/>
    </style:style>
    <style:style style:name="P78" style:family="paragraph" style:parent-style-name="Standard">
      <style:paragraph-properties fo:text-align="justify" fo:break-before="auto" fo:line-height="100%" style:writing-mode="lr-tb"/>
    </style:style>
    <style:style style:name="T78_1" style:family="text">
      <style:text-properties style:font-name="Calibri" fo:font-size="11pt" style:font-name-asian="Calibri" style:font-size-asian="11pt" style:font-name-complex="Calibri" style:font-size-complex="11pt"/>
    </style:style>
    <style:style style:name="T78_2" style:family="text">
      <style:text-properties style:font-name="Calibri" fo:font-size="11pt" style:font-name-asian="Calibri" style:font-size-asian="11pt" style:font-name-complex="Calibri" style:font-size-complex="11pt"/>
    </style:style>
    <style:style style:name="T78_3" style:family="text">
      <style:text-properties style:font-name="Calibri" fo:font-size="11pt" style:font-name-asian="Calibri" style:font-size-asian="11pt" style:font-name-complex="Calibri" style:font-size-complex="11pt"/>
    </style:style>
    <style:style style:name="T78_4" style:family="text">
      <style:text-properties style:font-name="Calibri" fo:font-size="11pt" style:font-name-asian="Calibri" style:font-size-asian="11pt" style:font-name-complex="Calibri" style:font-size-complex="11pt"/>
    </style:style>
    <style:style style:name="P79" style:family="paragraph" style:parent-style-name="Standard">
      <style:paragraph-properties fo:text-align="justify" fo:break-before="auto" fo:line-height="100%" style:writing-mode="lr-tb"/>
    </style:style>
    <style:style style:name="T79_1" style:family="text">
      <style:text-properties style:font-name="Calibri" fo:font-size="11pt" style:font-name-asian="Calibri" style:font-size-asian="11pt" style:font-name-complex="Calibri" style:font-size-complex="11pt"/>
    </style:style>
    <style:style style:name="T79_2" style:family="text">
      <style:text-properties style:font-name="Calibri" fo:font-size="11pt" style:font-name-asian="Calibri" style:font-size-asian="11pt" style:font-name-complex="Calibri" style:font-size-complex="11pt"/>
    </style:style>
    <style:style style:name="T79_3" style:family="text">
      <style:text-properties style:font-name="Calibri" fo:font-size="11pt" style:font-name-asian="Calibri" style:font-size-asian="11pt" style:font-name-complex="Calibri" style:font-size-complex="11pt"/>
    </style:style>
    <style:style style:name="T79_4" style:family="text">
      <style:text-properties style:font-name="Calibri" fo:font-size="11pt" style:font-name-asian="Calibri" style:font-size-asian="11pt" style:font-name-complex="Calibri" style:font-size-complex="11pt"/>
    </style:style>
    <style:style style:name="T79_5" style:family="text">
      <style:text-properties style:font-name="Calibri" fo:font-size="11pt" style:font-name-asian="Calibri" style:font-size-asian="11pt" style:font-name-complex="Calibri" style:font-size-complex="11pt"/>
    </style:style>
    <style:style style:name="T79_6" style:family="text">
      <style:text-properties style:font-name="Calibri" fo:font-size="11pt" style:font-name-asian="Calibri" style:font-size-asian="11pt" style:font-name-complex="Calibri" style:font-size-complex="11pt"/>
    </style:style>
    <style:style style:name="T79_7" style:family="text">
      <style:text-properties style:font-name="Calibri" fo:font-size="11pt" style:font-name-asian="Calibri" style:font-size-asian="11pt" style:font-name-complex="Calibri" style:font-size-complex="11pt"/>
    </style:style>
    <style:style style:name="T79_8" style:family="text">
      <style:text-properties style:font-name="Calibri" fo:font-size="11pt" style:font-name-asian="Calibri" style:font-size-asian="11pt" style:font-name-complex="Calibri" style:font-size-complex="11pt"/>
    </style:style>
    <style:style style:name="T79_9" style:family="text">
      <style:text-properties style:font-name="Calibri" fo:font-size="11pt" style:font-name-asian="Calibri" style:font-size-asian="11pt" style:font-name-complex="Calibri" style:font-size-complex="11pt"/>
    </style:style>
    <style:style style:name="T79_10" style:family="text">
      <style:text-properties style:font-name="Calibri" fo:font-size="11pt" style:font-name-asian="Calibri" style:font-size-asian="11pt" style:font-name-complex="Calibri" style:font-size-complex="11pt"/>
    </style:style>
    <style:style style:name="T79_11" style:family="text">
      <style:text-properties style:font-name="Calibri" fo:font-size="11pt" style:font-name-asian="Calibri" style:font-size-asian="11pt" style:font-name-complex="Calibri" style:font-size-complex="11pt"/>
    </style:style>
    <style:style style:name="T79_12" style:family="text">
      <style:text-properties style:font-name="Calibri" fo:font-size="11pt" style:font-name-asian="Calibri" style:font-size-asian="11pt" style:font-name-complex="Calibri" style:font-size-complex="11pt"/>
    </style:style>
    <style:style style:name="T79_13" style:family="text">
      <style:text-properties style:font-name="Calibri" fo:font-size="11pt" style:font-name-asian="Calibri" style:font-size-asian="11pt" style:font-name-complex="Calibri" style:font-size-complex="11pt"/>
    </style:style>
    <style:style style:name="T79_14" style:family="text">
      <style:text-properties style:font-name="Calibri" fo:font-size="11pt" style:font-name-asian="Calibri" style:font-size-asian="11pt" style:font-name-complex="Calibri" style:font-size-complex="11pt"/>
    </style:style>
    <style:style style:name="T79_15" style:family="text">
      <style:text-properties style:font-name="Calibri" fo:font-size="11pt" style:font-name-asian="Calibri" style:font-size-asian="11pt" style:font-name-complex="Calibri" style:font-size-complex="11pt"/>
    </style:style>
    <style:style style:name="T79_16" style:family="text">
      <style:text-properties style:font-name="Calibri" fo:font-size="11pt" style:font-name-asian="Calibri" style:font-size-asian="11pt" style:font-name-complex="Calibri" style:font-size-complex="11pt"/>
    </style:style>
    <style:style style:name="T79_17" style:family="text">
      <style:text-properties style:font-name="Calibri" fo:font-size="11pt" style:font-name-asian="Calibri" style:font-size-asian="11pt" style:font-name-complex="Calibri" style:font-size-complex="11pt"/>
    </style:style>
    <style:style style:name="T79_18" style:family="text">
      <style:text-properties style:font-name="Calibri" fo:font-size="11pt" style:font-name-asian="Calibri" style:font-size-asian="11pt" style:font-name-complex="Calibri" style:font-size-complex="11pt"/>
    </style:style>
    <style:style style:name="T79_19" style:family="text">
      <style:text-properties style:font-name="Calibri" fo:font-size="11pt" style:font-name-asian="Calibri" style:font-size-asian="11pt" style:font-name-complex="Calibri" style:font-size-complex="11pt"/>
    </style:style>
    <style:style style:name="T79_20" style:family="text">
      <style:text-properties style:font-name="Calibri" fo:font-size="11pt" style:font-name-asian="Calibri" style:font-size-asian="11pt" style:font-name-complex="Calibri" style:font-size-complex="11pt"/>
    </style:style>
    <style:style style:name="T79_21" style:family="text">
      <style:text-properties style:font-name="Calibri" fo:font-size="11pt" style:font-name-asian="Calibri" style:font-size-asian="11pt" style:font-name-complex="Calibri" style:font-size-complex="11pt"/>
    </style:style>
    <style:style style:name="P80" style:family="paragraph" style:parent-style-name="Standard">
      <style:paragraph-properties fo:text-align="justify" fo:break-before="auto" fo:line-height="100%" style:writing-mode="lr-tb"/>
    </style:style>
    <style:style style:name="T80_1" style:family="text">
      <style:text-properties style:font-name="Calibri" fo:font-size="11pt" style:font-name-asian="Calibri" style:font-size-asian="11pt" style:font-name-complex="Calibri" style:font-size-complex="11pt"/>
    </style:style>
    <style:style style:name="T80_2" style:family="text">
      <style:text-properties style:font-name="Calibri" fo:font-size="11pt" style:font-name-asian="Calibri" style:font-size-asian="11pt" style:font-name-complex="Calibri" style:font-size-complex="11pt"/>
    </style:style>
    <style:style style:name="T80_3" style:family="text">
      <style:text-properties style:font-name="Calibri" fo:font-size="11pt" style:font-name-asian="Calibri" style:font-size-asian="11pt" style:font-name-complex="Calibri" style:font-size-complex="11pt"/>
    </style:style>
    <style:style style:name="T80_4" style:family="text">
      <style:text-properties style:font-name="Calibri" fo:font-size="11pt" style:font-name-asian="Calibri" style:font-size-asian="11pt" style:font-name-complex="Calibri" style:font-size-complex="11pt"/>
    </style:style>
    <style:style style:name="T80_5" style:family="text">
      <style:text-properties style:font-name="Calibri" fo:font-size="11pt" style:font-name-asian="Calibri" style:font-size-asian="11pt" style:font-name-complex="Calibri" style:font-size-complex="11pt"/>
    </style:style>
    <style:style style:name="T80_6" style:family="text">
      <style:text-properties style:font-name="Calibri" fo:font-size="11pt" style:font-name-asian="Calibri" style:font-size-asian="11pt" style:font-name-complex="Calibri" style:font-size-complex="11pt"/>
    </style:style>
    <style:style style:name="T80_7" style:family="text">
      <style:text-properties style:font-name="Calibri" fo:font-size="11pt" style:font-name-asian="Calibri" style:font-size-asian="11pt" style:font-name-complex="Calibri" style:font-size-complex="11pt"/>
    </style:style>
    <style:style style:name="P81" style:family="paragraph" style:parent-style-name="Standard">
      <style:paragraph-properties fo:text-align="justify" fo:break-before="auto" fo:line-height="100%" style:writing-mode="lr-tb"/>
    </style:style>
    <style:style style:name="T81_1" style:family="text">
      <style:text-properties style:font-name="Calibri" fo:font-size="11pt" style:font-name-asian="Calibri" style:font-size-asian="11pt" style:font-name-complex="Calibri" style:font-size-complex="11pt"/>
    </style:style>
    <style:style style:name="T81_2" style:family="text">
      <style:text-properties style:font-name="Calibri" fo:font-size="11pt" style:font-name-asian="Calibri" style:font-size-asian="11pt" style:font-name-complex="Calibri" style:font-size-complex="11pt"/>
    </style:style>
    <style:style style:name="P82" style:family="paragraph" style:parent-style-name="Standard">
      <style:paragraph-properties fo:text-align="justify" fo:break-before="auto" fo:line-height="100%" style:writing-mode="lr-tb"/>
    </style:style>
    <style:style style:name="T82_1" style:family="text">
      <style:text-properties style:font-name="Calibri" fo:font-size="11pt" style:font-name-asian="Calibri" style:font-size-asian="11pt" style:font-name-complex="Calibri" style:font-size-complex="11pt"/>
    </style:style>
    <style:style style:name="T82_2" style:family="text">
      <style:text-properties style:font-name="Calibri" fo:font-size="11pt" style:font-name-asian="Calibri" style:font-size-asian="11pt" style:font-name-complex="Calibri" style:font-size-complex="11pt"/>
    </style:style>
    <style:style style:name="T82_3" style:family="text">
      <style:text-properties style:font-name="Calibri" fo:font-size="11pt" style:font-name-asian="Calibri" style:font-size-asian="11pt" style:font-name-complex="Calibri" style:font-size-complex="11pt"/>
    </style:style>
    <style:style style:name="T82_4" style:family="text">
      <style:text-properties style:font-name="Calibri" fo:font-size="11pt" style:font-name-asian="Calibri" style:font-size-asian="11pt" style:font-name-complex="Calibri" style:font-size-complex="11pt"/>
    </style:style>
    <style:style style:name="T82_5" style:family="text">
      <style:text-properties style:font-name="Calibri" fo:font-size="11pt" style:font-name-asian="Calibri" style:font-size-asian="11pt" style:font-name-complex="Calibri" style:font-size-complex="11pt"/>
    </style:style>
    <style:style style:name="T82_6" style:family="text">
      <style:text-properties style:font-name="Calibri" fo:font-size="11pt" style:font-name-asian="Calibri" style:font-size-asian="11pt" style:font-name-complex="Calibri" style:font-size-complex="11pt"/>
    </style:style>
    <style:style style:name="T82_7" style:family="text">
      <style:text-properties style:font-name="Calibri" fo:font-size="11pt" style:font-name-asian="Calibri" style:font-size-asian="11pt" style:font-name-complex="Calibri" style:font-size-complex="11pt"/>
    </style:style>
    <style:style style:name="T82_8" style:family="text">
      <style:text-properties style:font-name="Calibri" fo:font-size="11pt" style:font-name-asian="Calibri" style:font-size-asian="11pt" style:font-name-complex="Calibri" style:font-size-complex="11pt"/>
    </style:style>
    <style:style style:name="T82_9" style:family="text">
      <style:text-properties style:font-name="Calibri" fo:font-size="11pt" style:font-name-asian="Calibri" style:font-size-asian="11pt" style:font-name-complex="Calibri" style:font-size-complex="11pt"/>
    </style:style>
    <style:style style:name="T82_10" style:family="text">
      <style:text-properties style:font-name="Calibri" fo:font-size="11pt" style:font-name-asian="Calibri" style:font-size-asian="11pt" style:font-name-complex="Calibri" style:font-size-complex="11pt"/>
    </style:style>
    <style:style style:name="T82_11" style:family="text">
      <style:text-properties style:font-name="Calibri" fo:font-size="11pt" style:font-name-asian="Calibri" style:font-size-asian="11pt" style:font-name-complex="Calibri" style:font-size-complex="11pt"/>
    </style:style>
    <style:style style:name="T82_12" style:family="text">
      <style:text-properties style:font-name="Calibri" fo:font-size="11pt" style:font-name-asian="Calibri" style:font-size-asian="11pt" style:font-name-complex="Calibri" style:font-size-complex="11pt"/>
    </style:style>
    <style:style style:name="P83" style:family="paragraph" style:parent-style-name="Standard">
      <style:paragraph-properties fo:text-align="justify" fo:break-before="auto" fo:line-height="100%" style:writing-mode="lr-tb"/>
    </style:style>
    <style:style style:name="T83_1" style:family="text">
      <style:text-properties style:font-name="Calibri" fo:font-size="11pt" style:font-name-asian="Calibri" style:font-size-asian="11pt" style:font-name-complex="Calibri" style:font-size-complex="11pt"/>
    </style:style>
    <style:style style:name="T83_2" style:family="text">
      <style:text-properties style:font-name="Calibri" fo:font-size="11pt" style:font-name-asian="Calibri" style:font-size-asian="11pt" style:font-name-complex="Calibri" style:font-size-complex="11pt"/>
    </style:style>
    <style:style style:name="T83_3" style:family="text">
      <style:text-properties style:font-name="Calibri" fo:font-size="11pt" style:font-name-asian="Calibri" style:font-size-asian="11pt" style:font-name-complex="Calibri" style:font-size-complex="11pt"/>
    </style:style>
    <style:style style:name="T83_4" style:family="text">
      <style:text-properties style:font-name="Calibri" fo:font-size="11pt" style:font-name-asian="Calibri" style:font-size-asian="11pt" style:font-name-complex="Calibri" style:font-size-complex="11pt"/>
    </style:style>
    <style:style style:name="T83_5" style:family="text">
      <style:text-properties style:font-name="Calibri" fo:font-size="11pt" style:font-name-asian="Calibri" style:font-size-asian="11pt" style:font-name-complex="Calibri" style:font-size-complex="11pt"/>
    </style:style>
    <style:style style:name="T83_6" style:family="text">
      <style:text-properties style:font-name="Calibri" fo:font-size="11pt" style:font-name-asian="Calibri" style:font-size-asian="11pt" style:font-name-complex="Calibri" style:font-size-complex="11pt"/>
    </style:style>
    <style:style style:name="T83_7" style:family="text">
      <style:text-properties style:font-name="Calibri" fo:font-size="11pt" style:font-name-asian="Calibri" style:font-size-asian="11pt" style:font-name-complex="Calibri" style:font-size-complex="11pt"/>
    </style:style>
    <style:style style:name="P84" style:family="paragraph" style:parent-style-name="Standard">
      <style:paragraph-properties fo:text-align="justify" fo:break-before="auto" fo:line-height="100%" style:writing-mode="lr-tb"/>
    </style:style>
    <style:style style:name="T84_1" style:family="text">
      <style:text-properties style:font-name="Calibri" fo:font-size="11pt" style:font-name-asian="Calibri" style:font-size-asian="11pt" style:font-name-complex="Calibri" style:font-size-complex="11pt"/>
    </style:style>
    <style:style style:name="T84_2" style:family="text">
      <style:text-properties style:font-name="Calibri" fo:font-size="11pt" style:font-name-asian="Calibri" style:font-size-asian="11pt" style:font-name-complex="Calibri" style:font-size-complex="11pt"/>
    </style:style>
    <style:style style:name="T84_3" style:family="text">
      <style:text-properties style:font-name="Calibri" fo:font-size="11pt" style:font-name-asian="Calibri" style:font-size-asian="11pt" style:font-name-complex="Calibri" style:font-size-complex="11pt"/>
    </style:style>
    <style:style style:name="T84_4" style:family="text">
      <style:text-properties style:font-name="Calibri" fo:font-size="11pt" style:font-name-asian="Calibri" style:font-size-asian="11pt" style:font-name-complex="Calibri" style:font-size-complex="11pt"/>
    </style:style>
    <style:style style:name="T84_5" style:family="text">
      <style:text-properties style:font-name="Calibri" fo:font-size="11pt" style:font-name-asian="Calibri" style:font-size-asian="11pt" style:font-name-complex="Calibri" style:font-size-complex="11pt"/>
    </style:style>
    <style:style style:name="T84_6" style:family="text">
      <style:text-properties style:font-name="Calibri" fo:font-size="11pt" style:font-name-asian="Calibri" style:font-size-asian="11pt" style:font-name-complex="Calibri" style:font-size-complex="11pt"/>
    </style:style>
    <style:style style:name="T84_7" style:family="text">
      <style:text-properties style:font-name="Calibri" fo:font-size="11pt" style:font-name-asian="Calibri" style:font-size-asian="11pt" style:font-name-complex="Calibri" style:font-size-complex="11pt"/>
    </style:style>
    <style:style style:name="T84_8" style:family="text">
      <style:text-properties style:font-name="Calibri" fo:font-size="11pt" style:font-name-asian="Calibri" style:font-size-asian="11pt" style:font-name-complex="Calibri" style:font-size-complex="11pt"/>
    </style:style>
    <style:style style:name="T84_9" style:family="text">
      <style:text-properties style:font-name="Calibri" fo:font-size="11pt" style:font-name-asian="Calibri" style:font-size-asian="11pt" style:font-name-complex="Calibri" style:font-size-complex="11pt"/>
    </style:style>
    <style:style style:name="T84_10" style:family="text">
      <style:text-properties style:font-name="Calibri" fo:font-size="11pt" style:font-name-asian="Calibri" style:font-size-asian="11pt" style:font-name-complex="Calibri" style:font-size-complex="11pt"/>
    </style:style>
    <style:style style:name="T84_11" style:family="text">
      <style:text-properties style:font-name="Calibri" fo:font-size="11pt" style:font-name-asian="Calibri" style:font-size-asian="11pt" style:font-name-complex="Calibri" style:font-size-complex="11pt"/>
    </style:style>
    <style:style style:name="P85" style:family="paragraph" style:parent-style-name="Standard">
      <style:paragraph-properties fo:text-align="justify" fo:break-before="auto" fo:line-height="100%" style:writing-mode="lr-tb"/>
    </style:style>
    <style:style style:name="T85_1" style:family="text">
      <style:text-properties style:font-name="Calibri" fo:font-size="11pt" style:font-name-asian="Calibri" style:font-size-asian="11pt" style:font-name-complex="Calibri" style:font-size-complex="11pt"/>
    </style:style>
    <style:style style:name="T85_2" style:family="text">
      <style:text-properties style:font-name="Calibri" fo:font-size="11pt" style:font-name-asian="Calibri" style:font-size-asian="11pt" style:font-name-complex="Calibri" style:font-size-complex="11pt"/>
    </style:style>
    <style:style style:name="T85_3" style:family="text">
      <style:text-properties style:font-name="Calibri" fo:font-size="11pt" style:font-name-asian="Calibri" style:font-size-asian="11pt" style:font-name-complex="Calibri" style:font-size-complex="11pt"/>
    </style:style>
    <style:style style:name="T85_4" style:family="text">
      <style:text-properties style:font-name="Calibri" fo:font-size="11pt" style:font-name-asian="Calibri" style:font-size-asian="11pt" style:font-name-complex="Calibri" style:font-size-complex="11pt"/>
    </style:style>
    <style:style style:name="T85_5" style:family="text">
      <style:text-properties style:font-name="Calibri" fo:font-size="11pt" style:font-name-asian="Calibri" style:font-size-asian="11pt" style:font-name-complex="Calibri" style:font-size-complex="11pt"/>
    </style:style>
    <style:style style:name="P86" style:family="paragraph" style:parent-style-name="Standard">
      <style:paragraph-properties fo:text-align="justify" fo:break-before="auto" fo:line-height="100%" style:writing-mode="lr-tb"/>
    </style:style>
    <style:style style:name="T86_1" style:family="text">
      <style:text-properties style:font-name="Calibri" fo:font-size="11pt" style:font-name-asian="Calibri" style:font-size-asian="11pt" style:font-name-complex="Calibri" style:font-size-complex="11pt"/>
    </style:style>
    <style:style style:name="T86_2" style:family="text">
      <style:text-properties style:font-name="Calibri" fo:font-size="11pt" style:font-name-asian="Calibri" style:font-size-asian="11pt" style:font-name-complex="Calibri" style:font-size-complex="11pt"/>
    </style:style>
    <style:style style:name="T86_3" style:family="text">
      <style:text-properties style:font-name="Calibri" fo:font-size="11pt" style:font-name-asian="Calibri" style:font-size-asian="11pt" style:font-name-complex="Calibri" style:font-size-complex="11pt"/>
    </style:style>
    <style:style style:name="T86_4" style:family="text">
      <style:text-properties style:font-name="Calibri" fo:font-size="11pt" style:font-name-asian="Calibri" style:font-size-asian="11pt" style:font-name-complex="Calibri" style:font-size-complex="11pt"/>
    </style:style>
    <style:style style:name="T86_5" style:family="text">
      <style:text-properties style:font-name="Calibri" fo:font-size="11pt" style:font-name-asian="Calibri" style:font-size-asian="11pt" style:font-name-complex="Calibri" style:font-size-complex="11pt"/>
    </style:style>
    <style:style style:name="T86_6" style:family="text">
      <style:text-properties style:font-name="Calibri" fo:font-size="11pt" style:font-name-asian="Calibri" style:font-size-asian="11pt" style:font-name-complex="Calibri" style:font-size-complex="11pt"/>
    </style:style>
    <style:style style:name="T86_7" style:family="text">
      <style:text-properties style:font-name="Calibri" fo:font-size="11pt" style:font-name-asian="Calibri" style:font-size-asian="11pt" style:font-name-complex="Calibri" style:font-size-complex="11pt"/>
    </style:style>
    <style:style style:name="P87" style:family="paragraph" style:parent-style-name="Standard">
      <style:paragraph-properties fo:text-align="justify" fo:break-before="auto" fo:line-height="100%" style:writing-mode="lr-tb"/>
    </style:style>
    <style:style style:name="T87_1" style:family="text">
      <style:text-properties style:font-name="Calibri" fo:font-size="11pt" style:font-name-asian="Calibri" style:font-size-asian="11pt" style:font-name-complex="Calibri" style:font-size-complex="11pt"/>
    </style:style>
    <style:style style:name="T87_2" style:family="text">
      <style:text-properties style:font-name="Calibri" fo:font-size="11pt" style:font-name-asian="Calibri" style:font-size-asian="11pt" style:font-name-complex="Calibri" style:font-size-complex="11pt"/>
    </style:style>
    <style:style style:name="T87_3" style:family="text">
      <style:text-properties style:font-name="Calibri" fo:font-size="11pt" style:font-name-asian="Calibri" style:font-size-asian="11pt" style:font-name-complex="Calibri" style:font-size-complex="11pt"/>
    </style:style>
    <style:style style:name="T87_4" style:family="text">
      <style:text-properties style:font-name="Calibri" fo:font-size="11pt" style:font-name-asian="Calibri" style:font-size-asian="11pt" style:font-name-complex="Calibri" style:font-size-complex="11pt"/>
    </style:style>
    <style:style style:name="T87_5" style:family="text">
      <style:text-properties style:font-name="Calibri" fo:font-size="11pt" style:font-name-asian="Calibri" style:font-size-asian="11pt" style:font-name-complex="Calibri" style:font-size-complex="11pt"/>
    </style:style>
    <style:style style:name="T87_6" style:family="text">
      <style:text-properties style:font-name="Calibri" fo:font-size="11pt" style:font-name-asian="Calibri" style:font-size-asian="11pt" style:font-name-complex="Calibri" style:font-size-complex="11pt"/>
    </style:style>
    <style:style style:name="P88" style:family="paragraph" style:parent-style-name="Standard">
      <style:paragraph-properties fo:text-align="justify" fo:break-before="auto" fo:line-height="100%" style:writing-mode="lr-tb"/>
    </style:style>
    <style:style style:name="T88_1" style:family="text">
      <style:text-properties style:font-name="Calibri" fo:font-size="11pt" style:font-name-asian="Calibri" style:font-size-asian="11pt" style:font-name-complex="Calibri" style:font-size-complex="11pt"/>
    </style:style>
    <style:style style:name="T88_2" style:family="text">
      <style:text-properties style:font-name="Calibri" fo:font-size="11pt" style:font-name-asian="Calibri" style:font-size-asian="11pt" style:font-name-complex="Calibri" style:font-size-complex="11pt"/>
    </style:style>
    <style:style style:name="P89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9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91" style:family="paragraph" style:parent-style-name="Standard">
      <style:paragraph-properties fo:text-align="justify" fo:break-before="auto" fo:line-height="100%" style:writing-mode="lr-tb"/>
    </style:style>
    <style:style style:name="T9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1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2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2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2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2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1_2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00%" style:writing-mode="lr-tb"/>
    </style:style>
    <style:style style:name="T92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2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93" style:family="paragraph" style:parent-style-name="Standard">
      <style:paragraph-properties fo:text-align="justify" fo:break-before="auto" fo:line-height="100%" style:writing-mode="lr-tb"/>
    </style:style>
    <style:style style:name="T9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line-height="100%" style:writing-mode="lr-tb"/>
    </style:style>
    <style:style style:name="T94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4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4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00%" style:writing-mode="lr-tb"/>
    </style:style>
    <style:style style:name="T9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line-height="100%" style:writing-mode="lr-tb"/>
    </style:style>
    <style:style style:name="T96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6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97" style:family="paragraph" style:parent-style-name="Standard">
      <style:paragraph-properties fo:text-align="justify" fo:break-before="auto" fo:line-height="100%" style:writing-mode="lr-tb"/>
    </style:style>
    <style:style style:name="T97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7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line-height="100%" style:writing-mode="lr-tb"/>
    </style:style>
    <style:style style:name="T98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8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99" style:family="paragraph" style:parent-style-name="Standard">
      <style:paragraph-properties fo:text-align="justify" fo:break-before="auto" fo:line-height="100%" style:writing-mode="lr-tb"/>
    </style:style>
    <style:style style:name="T99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99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0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01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02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02_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1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2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3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2_31" style:family="text" style:parent-style-name="Standard"/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4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4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5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04_6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105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06" style:family="paragraph" style:parent-style-name="Standard">
      <style:paragraph-properties fo:text-align="justify" fo:break-before="auto" fo:line-height="100%" style:writing-mode="lr-tb"/>
    </style:style>
    <style:style style:name="T106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6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6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6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6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6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6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06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07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08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08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8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8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8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08_5" style:family="text">
      <style:text-properties style:font-name="Calibri" fo:font-size="11pt" style:font-name-asian="Calibri" style:font-size-asian="11pt" style:font-name-complex="Calibri" style:font-size-complex="11pt"/>
    </style:style>
    <style:style style:name="T108_6" style:family="text">
      <style:text-properties style:font-name="Calibri" fo:font-size="11pt" style:font-name-asian="Calibri" style:font-size-asian="11pt" style:font-name-complex="Calibri" style:font-size-complex="11pt"/>
    </style:style>
    <style:style style:name="T108_7" style:family="text">
      <style:text-properties style:font-name="Calibri" fo:font-size="11pt" style:font-name-asian="Calibri" style:font-size-asian="11pt" style:font-name-complex="Calibri" style:font-size-complex="11pt"/>
    </style:style>
    <style:style style:name="T108_8" style:family="text">
      <style:text-properties style:font-name="Calibri" fo:font-size="11pt" style:font-name-asian="Calibri" style:font-size-asian="11pt" style:font-name-complex="Calibri" style:font-size-complex="11pt"/>
    </style:style>
    <style:style style:name="T108_9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0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1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2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3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4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5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6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7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8" style:family="text">
      <style:text-properties style:font-name="Calibri" fo:font-size="11pt" style:font-name-asian="Calibri" style:font-size-asian="11pt" style:font-name-complex="Calibri" style:font-size-complex="11pt"/>
    </style:style>
    <style:style style:name="T108_19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0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1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2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3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4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5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6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7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8" style:family="text">
      <style:text-properties style:font-name="Calibri" fo:font-size="11pt" style:font-name-asian="Calibri" style:font-size-asian="11pt" style:font-name-complex="Calibri" style:font-size-complex="11pt"/>
    </style:style>
    <style:style style:name="T108_29" style:family="text">
      <style:text-properties style:font-name="Calibri" fo:font-size="11pt" style:font-name-asian="Calibri" style:font-size-asian="11pt" style:font-name-complex="Calibri" style:font-size-complex="11pt"/>
    </style:style>
    <style:style style:name="T108_30" style:family="text">
      <style:text-properties style:font-name="Calibri" fo:font-size="11pt" style:font-name-asian="Calibri" style:font-size-asian="11pt" style:font-name-complex="Calibri" style:font-size-complex="11pt"/>
    </style:style>
    <style:style style:name="T108_31" style:family="text">
      <style:text-properties style:font-name="Calibri" fo:font-size="11pt" style:font-name-asian="Calibri" style:font-size-asian="11pt" style:font-name-complex="Calibri" style:font-size-complex="11pt"/>
    </style:style>
    <style:style style:name="T108_32" style:family="text">
      <style:text-properties style:font-name="Calibri" fo:font-size="11pt" style:font-name-asian="Calibri" style:font-size-asian="11pt" style:font-name-complex="Calibri" style:font-size-complex="11pt"/>
    </style:style>
    <style:style style:name="P109" style:family="paragraph" style:parent-style-name="Standard">
      <style:paragraph-properties fo:text-align="justify" fo:break-before="auto" fo:text-indent="0cm" fo:line-height="100%" fo:margin-left="1.27cm" style:writing-mode="lr-tb"/>
      <style:text-properties fo:font-size="11pt" style:font-size-asian="11pt" style:font-size-complex="11pt"/>
    </style:style>
    <style:style style:name="P110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10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0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0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0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0_5" style:family="text">
      <style:text-properties style:font-name="Calibri" fo:font-size="11pt" style:font-name-asian="Calibri" style:font-size-asian="11pt" style:font-name-complex="Calibri" style:font-size-complex="11pt"/>
    </style:style>
    <style:style style:name="T110_6" style:family="text">
      <style:text-properties style:font-name="Calibri" fo:font-size="11pt" style:font-name-asian="Calibri" style:font-size-asian="11pt" style:font-name-complex="Calibri" style:font-size-complex="11pt"/>
    </style:style>
    <style:style style:name="T110_7" style:family="text">
      <style:text-properties style:font-name="Calibri" fo:font-size="11pt" style:font-name-asian="Calibri" style:font-size-asian="11pt" style:font-name-complex="Calibri" style:font-size-complex="11pt"/>
    </style:style>
    <style:style style:name="T110_8" style:family="text">
      <style:text-properties style:font-name="Calibri" fo:font-size="11pt" style:font-name-asian="Calibri" style:font-size-asian="11pt" style:font-name-complex="Calibri" style:font-size-complex="11pt"/>
    </style:style>
    <style:style style:name="T110_9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0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1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2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3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4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5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6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7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8" style:family="text">
      <style:text-properties style:font-name="Calibri" fo:font-size="11pt" style:font-name-asian="Calibri" style:font-size-asian="11pt" style:font-name-complex="Calibri" style:font-size-complex="11pt"/>
    </style:style>
    <style:style style:name="T110_19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0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1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2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3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4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5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6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7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8" style:family="text">
      <style:text-properties style:font-name="Calibri" fo:font-size="11pt" style:font-name-asian="Calibri" style:font-size-asian="11pt" style:font-name-complex="Calibri" style:font-size-complex="11pt"/>
    </style:style>
    <style:style style:name="T110_29" style:family="text">
      <style:text-properties style:font-name="Calibri" fo:font-size="11pt" style:font-name-asian="Calibri" style:font-size-asian="11pt" style:font-name-complex="Calibri" style:font-size-complex="11pt"/>
    </style:style>
    <style:style style:name="T110_30" style:family="text">
      <style:text-properties style:font-name="Calibri" fo:font-size="11pt" style:font-name-asian="Calibri" style:font-size-asian="11pt" style:font-name-complex="Calibri" style:font-size-complex="11pt"/>
    </style:style>
    <style:style style:name="P111" style:family="paragraph" style:parent-style-name="Standard">
      <style:paragraph-properties fo:text-align="justify" fo:break-before="auto" fo:text-indent="0cm" fo:line-height="100%" fo:margin-left="1.27cm" style:writing-mode="lr-tb"/>
      <style:text-properties fo:font-size="11pt" style:font-size-asian="11pt" style:font-size-complex="11pt"/>
    </style:style>
    <style:style style:name="P112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12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2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2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2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2_5" style:family="text">
      <style:text-properties style:font-name="Calibri" fo:font-size="11pt" style:font-name-asian="Calibri" style:font-size-asian="11pt" style:font-name-complex="Calibri" style:font-size-complex="11pt"/>
    </style:style>
    <style:style style:name="T112_6" style:family="text">
      <style:text-properties style:font-name="Calibri" fo:font-size="11pt" style:font-name-asian="Calibri" style:font-size-asian="11pt" style:font-name-complex="Calibri" style:font-size-complex="11pt"/>
    </style:style>
    <style:style style:name="T112_7" style:family="text">
      <style:text-properties style:font-name="Calibri" fo:font-size="11pt" style:font-name-asian="Calibri" style:font-size-asian="11pt" style:font-name-complex="Calibri" style:font-size-complex="11pt"/>
    </style:style>
    <style:style style:name="T112_8" style:family="text">
      <style:text-properties style:font-name="Calibri" fo:font-size="11pt" style:font-name-asian="Calibri" style:font-size-asian="11pt" style:font-name-complex="Calibri" style:font-size-complex="11pt"/>
    </style:style>
    <style:style style:name="T112_9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4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5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6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7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8" style:family="text">
      <style:text-properties style:font-name="Calibri" fo:font-size="11pt" style:font-name-asian="Calibri" style:font-size-asian="11pt" style:font-name-complex="Calibri" style:font-size-complex="11pt"/>
    </style:style>
    <style:style style:name="T112_19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0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1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2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3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4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5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6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7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8" style:family="text">
      <style:text-properties style:font-name="Calibri" fo:font-size="11pt" style:font-name-asian="Calibri" style:font-size-asian="11pt" style:font-name-complex="Calibri" style:font-size-complex="11pt"/>
    </style:style>
    <style:style style:name="T112_29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0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1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2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3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4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5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6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7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8" style:family="text">
      <style:text-properties style:font-name="Calibri" fo:font-size="11pt" style:font-name-asian="Calibri" style:font-size-asian="11pt" style:font-name-complex="Calibri" style:font-size-complex="11pt"/>
    </style:style>
    <style:style style:name="T112_39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0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1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2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3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4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5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6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7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8" style:family="text">
      <style:text-properties style:font-name="Calibri" fo:font-size="11pt" style:font-name-asian="Calibri" style:font-size-asian="11pt" style:font-name-complex="Calibri" style:font-size-complex="11pt"/>
    </style:style>
    <style:style style:name="T112_49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0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1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2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3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4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5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6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7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8" style:family="text">
      <style:text-properties style:font-name="Calibri" fo:font-size="11pt" style:font-name-asian="Calibri" style:font-size-asian="11pt" style:font-name-complex="Calibri" style:font-size-complex="11pt"/>
    </style:style>
    <style:style style:name="T112_59" style:family="text">
      <style:text-properties style:font-name="Calibri" fo:font-size="11pt" style:font-name-asian="Calibri" style:font-size-asian="11pt" style:font-name-complex="Calibri" style:font-size-complex="11pt"/>
    </style:style>
    <style:style style:name="T112_60" style:family="text">
      <style:text-properties style:font-name="Calibri" fo:font-size="11pt" style:font-name-asian="Calibri" style:font-size-asian="11pt" style:font-name-complex="Calibri" style:font-size-complex="11pt"/>
    </style:style>
    <style:style style:name="T112_61" style:family="text">
      <style:text-properties style:font-name="Calibri" fo:font-size="11pt" style:font-name-asian="Calibri" style:font-size-asian="11pt" style:font-name-complex="Calibri" style:font-size-complex="11pt"/>
    </style:style>
    <style:style style:name="T112_62" style:family="text">
      <style:text-properties style:font-name="Calibri" fo:font-size="11pt" style:font-name-asian="Calibri" style:font-size-asian="11pt" style:font-name-complex="Calibri" style:font-size-complex="11pt"/>
    </style:style>
    <style:style style:name="P113" style:family="paragraph" style:parent-style-name="Standard">
      <style:paragraph-properties fo:text-align="justify" fo:break-before="auto" fo:text-indent="0cm" fo:line-height="100%" fo:margin-left="1.27cm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14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14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4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4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4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4_5" style:family="text">
      <style:text-properties style:font-name="Calibri" fo:font-size="11pt" style:font-name-asian="Calibri" style:font-size-asian="11pt" style:font-name-complex="Calibri" style:font-size-complex="11pt"/>
    </style:style>
    <style:style style:name="T114_6" style:family="text">
      <style:text-properties style:font-name="Calibri" fo:font-size="11pt" style:font-name-asian="Calibri" style:font-size-asian="11pt" style:font-name-complex="Calibri" style:font-size-complex="11pt"/>
    </style:style>
    <style:style style:name="T114_7" style:family="text">
      <style:text-properties style:font-name="Calibri" fo:font-size="11pt" style:font-name-asian="Calibri" style:font-size-asian="11pt" style:font-name-complex="Calibri" style:font-size-complex="11pt"/>
    </style:style>
    <style:style style:name="T114_8" style:family="text">
      <style:text-properties style:font-name="Calibri" fo:font-size="11pt" style:font-name-asian="Calibri" style:font-size-asian="11pt" style:font-name-complex="Calibri" style:font-size-complex="11pt"/>
    </style:style>
    <style:style style:name="T114_9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0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1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2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3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4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5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6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7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8" style:family="text">
      <style:text-properties style:font-name="Calibri" fo:font-size="11pt" style:font-name-asian="Calibri" style:font-size-asian="11pt" style:font-name-complex="Calibri" style:font-size-complex="11pt"/>
    </style:style>
    <style:style style:name="T114_19" style:family="text">
      <style:text-properties style:font-name="Calibri" fo:font-size="11pt" style:font-name-asian="Calibri" style:font-size-asian="11pt" style:font-name-complex="Calibri" style:font-size-complex="11pt"/>
    </style:style>
    <style:style style:name="T114_20" style:family="text">
      <style:text-properties style:font-name="Calibri" fo:font-size="11pt" style:font-name-asian="Calibri" style:font-size-asian="11pt" style:font-name-complex="Calibri" style:font-size-complex="11pt"/>
    </style:style>
    <style:style style:name="T114_21" style:family="text">
      <style:text-properties style:font-name="Calibri" fo:font-size="11pt" style:font-name-asian="Calibri" style:font-size-asian="11pt" style:font-name-complex="Calibri" style:font-size-complex="11pt"/>
    </style:style>
    <style:style style:name="T114_22" style:family="text">
      <style:text-properties style:font-name="Calibri" fo:font-size="11pt" style:font-name-asian="Calibri" style:font-size-asian="11pt" style:font-name-complex="Calibri" style:font-size-complex="11pt"/>
    </style:style>
    <style:style style:name="T114_23" style:family="text">
      <style:text-properties style:font-name="Calibri" fo:font-size="11pt" style:font-name-asian="Calibri" style:font-size-asian="11pt" style:font-name-complex="Calibri" style:font-size-complex="11pt"/>
    </style:style>
    <style:style style:name="T114_24" style:family="text">
      <style:text-properties style:font-name="Calibri" fo:font-size="11pt" style:font-name-asian="Calibri" style:font-size-asian="11pt" style:font-name-complex="Calibri" style:font-size-complex="11pt"/>
    </style:style>
    <style:style style:name="P115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116" style:family="paragraph" style:parent-style-name="Standard">
      <style:paragraph-properties fo:text-align="justify" fo:break-before="auto" fo:line-height="100%" style:writing-mode="lr-tb"/>
    </style:style>
    <style:style style:name="T116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16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16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16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17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 style:text-underline-style="solid" style:text-underline-color="font-color"/>
    </style:style>
    <style:style style:name="P118" style:family="paragraph" style:parent-style-name="Standard">
      <style:paragraph-properties fo:text-align="justify" fo:break-before="auto" fo:line-height="100%" style:writing-mode="lr-tb"/>
    </style:style>
    <style:style style:name="T118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8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8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8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8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18_6" style:family="text">
      <style:text-properties style:font-name="Calibri" fo:font-size="11pt" style:font-name-asian="Calibri" style:font-size-asian="11pt" style:font-name-complex="Calibri" style:font-size-complex="11pt"/>
    </style:style>
    <style:style style:name="T118_7" style:family="text">
      <style:text-properties style:font-name="Calibri" fo:font-size="11pt" style:font-name-asian="Calibri" style:font-size-asian="11pt" style:font-name-complex="Calibri" style:font-size-complex="11pt"/>
    </style:style>
    <style:style style:name="T118_8" style:family="text">
      <style:text-properties style:font-name="Calibri" fo:font-size="11pt" style:font-name-asian="Calibri" style:font-size-asian="11pt" style:font-name-complex="Calibri" style:font-size-complex="11pt"/>
    </style:style>
    <style:style style:name="T118_9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0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1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2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3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4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5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6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7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8" style:family="text">
      <style:text-properties style:font-name="Calibri" fo:font-size="11pt" style:font-name-asian="Calibri" style:font-size-asian="11pt" style:font-name-complex="Calibri" style:font-size-complex="11pt"/>
    </style:style>
    <style:style style:name="T118_19" style:family="text">
      <style:text-properties style:font-name="Calibri" fo:font-size="11pt" style:font-name-asian="Calibri" style:font-size-asian="11pt" style:font-name-complex="Calibri" style:font-size-complex="11pt"/>
    </style:style>
    <style:style style:name="T118_20" style:family="text">
      <style:text-properties style:font-name="Calibri" fo:font-size="11pt" style:font-name-asian="Calibri" style:font-size-asian="11pt" style:font-name-complex="Calibri" style:font-size-complex="11pt"/>
    </style:style>
    <style:style style:name="T118_21" style:family="text">
      <style:text-properties style:font-name="Calibri" fo:font-size="11pt" style:font-name-asian="Calibri" style:font-size-asian="11pt" style:font-name-complex="Calibri" style:font-size-complex="11pt"/>
    </style:style>
    <style:style style:name="T118_22" style:family="text">
      <style:text-properties style:font-name="Calibri" fo:font-size="11pt" style:font-name-asian="Calibri" style:font-size-asian="11pt" style:font-name-complex="Calibri" style:font-size-complex="11pt"/>
    </style:style>
    <style:style style:name="T118_23" style:family="text">
      <style:text-properties style:font-name="Calibri" fo:font-size="11pt" style:font-name-asian="Calibri" style:font-size-asian="11pt" style:font-name-complex="Calibri" style:font-size-complex="11pt"/>
    </style:style>
    <style:style style:name="T118_24" style:family="text">
      <style:text-properties style:font-name="Calibri" fo:font-size="11pt" style:font-name-asian="Calibri" style:font-size-asian="11pt" style:font-name-complex="Calibri" style:font-size-complex="11pt"/>
    </style:style>
    <style:style style:name="T118_25" style:family="text">
      <style:text-properties style:font-name="Calibri" fo:font-size="11pt" style:font-name-asian="Calibri" style:font-size-asian="11pt" style:font-name-complex="Calibri" style:font-size-complex="11pt"/>
    </style:style>
    <style:style style:name="P119" style:family="paragraph" style:parent-style-name="Standard">
      <style:paragraph-properties fo:text-align="justify" fo:break-before="auto" fo:text-indent="1.27cm" fo:line-height="100%" style:writing-mode="lr-tb"/>
      <style:text-properties fo:font-size="11pt" style:font-size-asian="11pt" style:font-size-complex="11pt"/>
    </style:style>
    <style:style style:name="P120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20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0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0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0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0_5" style:family="text">
      <style:text-properties style:font-name="Calibri" fo:font-size="11pt" style:font-name-asian="Calibri" style:font-size-asian="11pt" style:font-name-complex="Calibri" style:font-size-complex="11pt"/>
    </style:style>
    <style:style style:name="T120_6" style:family="text">
      <style:text-properties style:font-name="Calibri" fo:font-size="11pt" style:font-name-asian="Calibri" style:font-size-asian="11pt" style:font-name-complex="Calibri" style:font-size-complex="11pt"/>
    </style:style>
    <style:style style:name="T120_7" style:family="text">
      <style:text-properties style:font-name="Calibri" fo:font-size="11pt" style:font-name-asian="Calibri" style:font-size-asian="11pt" style:font-name-complex="Calibri" style:font-size-complex="11pt"/>
    </style:style>
    <style:style style:name="T120_8" style:family="text">
      <style:text-properties style:font-name="Calibri" fo:font-size="11pt" style:font-name-asian="Calibri" style:font-size-asian="11pt" style:font-name-complex="Calibri" style:font-size-complex="11pt"/>
    </style:style>
    <style:style style:name="T120_9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0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1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2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3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4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5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6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7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8" style:family="text">
      <style:text-properties style:font-name="Calibri" fo:font-size="11pt" style:font-name-asian="Calibri" style:font-size-asian="11pt" style:font-name-complex="Calibri" style:font-size-complex="11pt"/>
    </style:style>
    <style:style style:name="T120_19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0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1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2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3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4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5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6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7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8" style:family="text">
      <style:text-properties style:font-name="Calibri" fo:font-size="11pt" style:font-name-asian="Calibri" style:font-size-asian="11pt" style:font-name-complex="Calibri" style:font-size-complex="11pt"/>
    </style:style>
    <style:style style:name="T120_29" style:family="text">
      <style:text-properties style:font-name="Calibri" fo:font-size="11pt" style:font-name-asian="Calibri" style:font-size-asian="11pt" style:font-name-complex="Calibri" style:font-size-complex="11pt"/>
    </style:style>
    <style:style style:name="T120_30" style:family="text">
      <style:text-properties style:font-name="Calibri" fo:font-size="11pt" style:font-name-asian="Calibri" style:font-size-asian="11pt" style:font-name-complex="Calibri" style:font-size-complex="11pt"/>
    </style:style>
    <style:style style:name="T120_31" style:family="text">
      <style:text-properties style:font-name="Calibri" fo:font-size="11pt" style:font-name-asian="Calibri" style:font-size-asian="11pt" style:font-name-complex="Calibri" style:font-size-complex="11pt"/>
    </style:style>
    <style:style style:name="T120_32" style:family="text">
      <style:text-properties style:font-name="Calibri" fo:font-size="11pt" style:font-name-asian="Calibri" style:font-size-asian="11pt" style:font-name-complex="Calibri" style:font-size-complex="11pt"/>
    </style:style>
    <style:style style:name="P121" style:family="paragraph" style:parent-style-name="Standard">
      <style:paragraph-properties fo:text-align="justify" fo:break-before="auto" fo:text-indent="1.27cm" fo:line-height="100%" style:writing-mode="lr-tb"/>
      <style:text-properties fo:font-size="11pt" style:font-size-asian="11pt" style:font-size-complex="11pt"/>
    </style:style>
    <style:style style:name="P122" style:family="paragraph" style:parent-style-name="Standard">
      <style:paragraph-properties fo:text-align="justify" fo:break-before="auto" fo:text-indent="1.27cm" fo:line-height="100%" style:writing-mode="lr-tb"/>
    </style:style>
    <style:style style:name="T122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2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2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2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2_5" style:family="text">
      <style:text-properties style:font-name="Calibri" fo:font-size="11pt" style:font-name-asian="Calibri" style:font-size-asian="11pt" style:font-name-complex="Calibri" style:font-size-complex="11pt"/>
    </style:style>
    <style:style style:name="T122_6" style:family="text">
      <style:text-properties style:font-name="Calibri" fo:font-size="11pt" style:font-name-asian="Calibri" style:font-size-asian="11pt" style:font-name-complex="Calibri" style:font-size-complex="11pt"/>
    </style:style>
    <style:style style:name="T122_7" style:family="text">
      <style:text-properties style:font-name="Calibri" fo:font-size="11pt" style:font-name-asian="Calibri" style:font-size-asian="11pt" style:font-name-complex="Calibri" style:font-size-complex="11pt"/>
    </style:style>
    <style:style style:name="T122_8" style:family="text">
      <style:text-properties style:font-name="Calibri" fo:font-size="11pt" style:font-name-asian="Calibri" style:font-size-asian="11pt" style:font-name-complex="Calibri" style:font-size-complex="11pt"/>
    </style:style>
    <style:style style:name="T122_9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4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5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6" style:family="text">
      <style:text-properties style:font-name="Calibri" fo:font-size="11pt" style:font-name-asian="Calibri" style:font-size-asian="11pt" style:font-name-complex="Calibri" style:font-size-complex="11pt"/>
    </style:style>
    <style:style style:name="T122_17" style:family="text">
      <style:text-properties style:font-name="Calibri" fo:font-size="11pt" style:font-name-asian="Calibri" style:font-size-asian="11pt" style:font-name-complex="Calibri" style:font-size-complex="11pt"/>
    </style:style>
    <style:style style:name="P123" style:family="paragraph" style:parent-style-name="Standard">
      <style:paragraph-properties fo:text-align="justify" fo:break-before="auto" fo:text-indent="1.27cm" fo:line-height="100%" style:writing-mode="lr-tb"/>
      <style:text-properties fo:font-size="11pt" style:font-size-asian="11pt" style:font-size-complex="11pt"/>
    </style:style>
    <style:style style:name="P124" style:family="paragraph" style:parent-style-name="Standard">
      <style:paragraph-properties fo:text-align="justify" fo:break-before="auto" fo:text-indent="1.27cm" fo:line-height="100%" style:writing-mode="lr-tb"/>
    </style:style>
    <style:style style:name="T124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4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4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4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4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4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4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4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4_9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0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1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2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3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4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5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6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7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8" style:family="text">
      <style:text-properties style:font-name="Calibri" fo:font-size="11pt" style:font-name-asian="Calibri" style:font-size-asian="11pt" style:font-name-complex="Calibri" style:font-size-complex="11pt"/>
    </style:style>
    <style:style style:name="T124_19" style:family="text">
      <style:text-properties style:font-name="Calibri" fo:font-size="11pt" style:font-name-asian="Calibri" style:font-size-asian="11pt" style:font-name-complex="Calibri" style:font-size-complex="11pt"/>
    </style:style>
    <style:style style:name="T124_20" style:family="text">
      <style:text-properties style:font-name="Calibri" fo:font-size="11pt" style:font-name-asian="Calibri" style:font-size-asian="11pt" style:font-name-complex="Calibri" style:font-size-complex="11pt"/>
    </style:style>
    <style:style style:name="T124_21" style:family="text">
      <style:text-properties style:font-name="Calibri" fo:font-size="11pt" style:font-name-asian="Calibri" style:font-size-asian="11pt" style:font-name-complex="Calibri" style:font-size-complex="11pt"/>
    </style:style>
    <style:style style:name="P125" style:family="paragraph" style:parent-style-name="Standard">
      <style:paragraph-properties fo:text-align="justify" fo:break-before="auto" fo:line-height="100%" style:writing-mode="lr-tb"/>
    </style:style>
    <style:style style:name="T12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26" style:family="paragraph" style:parent-style-name="Standard">
      <style:paragraph-properties fo:text-align="justify" fo:break-before="auto" fo:text-indent="1.27cm" fo:line-height="100%" style:writing-mode="lr-tb"/>
    </style:style>
    <style:style style:name="T126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6_9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0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1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2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3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4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5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6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7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8" style:family="text">
      <style:text-properties style:font-name="Calibri" fo:font-size="11pt" style:font-name-asian="Calibri" style:font-size-asian="11pt" style:font-name-complex="Calibri" style:font-size-complex="11pt"/>
    </style:style>
    <style:style style:name="T126_19" style:family="text">
      <style:text-properties style:font-name="Calibri" fo:font-size="11pt" style:font-name-asian="Calibri" style:font-size-asian="11pt" style:font-name-complex="Calibri" style:font-size-complex="11pt"/>
    </style:style>
    <style:style style:name="T126_20" style:family="text">
      <style:text-properties style:font-name="Calibri" fo:font-size="11pt" style:font-name-asian="Calibri" style:font-size-asian="11pt" style:font-name-complex="Calibri" style:font-size-complex="11pt"/>
    </style:style>
    <style:style style:name="T126_21" style:family="text">
      <style:text-properties style:font-name="Calibri" fo:font-size="11pt" style:font-name-asian="Calibri" style:font-size-asian="11pt" style:font-name-complex="Calibri" style:font-size-complex="11pt"/>
    </style:style>
    <style:style style:name="P127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128" style:family="paragraph" style:parent-style-name="Standard">
      <style:paragraph-properties fo:text-align="justify" fo:break-before="auto" fo:line-height="100%" style:writing-mode="lr-tb"/>
    </style:style>
    <style:style style:name="T128_1" style:family="text">
      <style:text-properties style:font-name="Calibri" fo:font-size="11pt" style:font-name-asian="Calibri" style:font-size-asian="11pt" style:font-name-complex="Calibri" style:font-size-complex="11pt"/>
    </style:style>
    <style:style style:name="T128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8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8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8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28_6" style:family="text">
      <style:text-properties style:font-name="Calibri" fo:font-size="11pt" style:font-name-asian="Calibri" style:font-size-asian="11pt" style:font-name-complex="Calibri" style:font-size-complex="11pt"/>
    </style:style>
    <style:style style:name="T128_7" style:family="text">
      <style:text-properties style:font-name="Calibri" fo:font-size="11pt" style:font-name-asian="Calibri" style:font-size-asian="11pt" style:font-name-complex="Calibri" style:font-size-complex="11pt"/>
    </style:style>
    <style:style style:name="T128_8" style:family="text">
      <style:text-properties style:font-name="Calibri" fo:font-size="11pt" style:font-name-asian="Calibri" style:font-size-asian="11pt" style:font-name-complex="Calibri" style:font-size-complex="11pt"/>
    </style:style>
    <style:style style:name="T128_9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0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1" style:family="text">
      <style:text-properties style:font-name="Calibri" fo:font-size="11pt" style:font-name-asian="Calibri" style:font-size-asian="11pt" style:font-name-complex="Calibri" style:font-size-complex="11pt"/>
    </style:style>
    <style:style style:name="T128_12" style:family="text">
      <style:text-properties style:font-name="Calibri" fo:font-size="11pt" style:font-name-asian="Calibri" style:font-size-asian="11pt" style:font-name-complex="Calibri" style:font-size-complex="11pt"/>
    </style:style>
    <style:style style:name="P129" style:family="paragraph" style:parent-style-name="Standard">
      <style:paragraph-properties fo:text-align="justify" fo:break-before="auto" fo:text-indent="1.27cm" fo:line-height="100%" style:writing-mode="lr-tb"/>
      <style:text-properties fo:font-size="11pt" style:font-size-asian="11pt" style:font-size-complex="11pt"/>
    </style:style>
    <style:style style:name="P130" style:family="paragraph" style:parent-style-name="Standard">
      <style:paragraph-properties fo:text-align="justify" fo:break-before="auto" fo:text-indent="1.27cm" fo:line-height="100%" style:writing-mode="lr-tb"/>
    </style:style>
    <style:style style:name="T130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0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0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0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0_5" style:family="text">
      <style:text-properties style:font-name="Calibri" fo:font-size="11pt" style:font-name-asian="Calibri" style:font-size-asian="11pt" style:font-name-complex="Calibri" style:font-size-complex="11pt"/>
    </style:style>
    <style:style style:name="T130_6" style:family="text">
      <style:text-properties style:font-name="Calibri" fo:font-size="11pt" style:font-name-asian="Calibri" style:font-size-asian="11pt" style:font-name-complex="Calibri" style:font-size-complex="11pt"/>
    </style:style>
    <style:style style:name="T130_7" style:family="text">
      <style:text-properties style:font-name="Calibri" fo:font-size="11pt" style:font-name-asian="Calibri" style:font-size-asian="11pt" style:font-name-complex="Calibri" style:font-size-complex="11pt"/>
    </style:style>
    <style:style style:name="T130_8" style:family="text">
      <style:text-properties style:font-name="Calibri" fo:font-size="11pt" style:font-name-asian="Calibri" style:font-size-asian="11pt" style:font-name-complex="Calibri" style:font-size-complex="11pt"/>
    </style:style>
    <style:style style:name="T130_9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0" style:family="text">
      <style:text-properties style:font-name="Calibri" fo:font-size="11pt" style:font-name-asian="Calibri" style:font-size-asian="11pt" style:font-name-complex="Calibri" style:font-size-complex="11pt"/>
    </style:style>
    <style:style style:name="T130_11" style:family="text">
      <style:text-properties style:font-name="Calibri" fo:font-size="11pt" style:font-name-asian="Calibri" style:font-size-asian="11pt" style:font-name-complex="Calibri" style:font-size-complex="11pt"/>
    </style:style>
    <style:style style:name="P131" style:family="paragraph" style:parent-style-name="Standard">
      <style:paragraph-properties fo:text-align="justify" fo:break-before="auto" fo:text-indent="1.27cm" fo:line-height="100%" style:writing-mode="lr-tb"/>
      <style:text-properties fo:font-size="11pt" style:font-size-asian="11pt" style:font-size-complex="11pt"/>
    </style:style>
    <style:style style:name="P132" style:family="paragraph" style:parent-style-name="Standard">
      <style:paragraph-properties fo:text-align="justify" fo:break-before="auto" fo:text-indent="1.27cm" fo:line-height="100%" style:writing-mode="lr-tb"/>
    </style:style>
    <style:style style:name="T132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2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2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2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2_5" style:family="text">
      <style:text-properties style:font-name="Calibri" fo:font-size="11pt" style:font-name-asian="Calibri" style:font-size-asian="11pt" style:font-name-complex="Calibri" style:font-size-complex="11pt"/>
    </style:style>
    <style:style style:name="T132_6" style:family="text">
      <style:text-properties style:font-name="Calibri" fo:font-size="11pt" style:font-name-asian="Calibri" style:font-size-asian="11pt" style:font-name-complex="Calibri" style:font-size-complex="11pt"/>
    </style:style>
    <style:style style:name="T132_7" style:family="text">
      <style:text-properties style:font-name="Calibri" fo:font-size="11pt" style:font-name-asian="Calibri" style:font-size-asian="11pt" style:font-name-complex="Calibri" style:font-size-complex="11pt"/>
    </style:style>
    <style:style style:name="T132_8" style:family="text">
      <style:text-properties style:font-name="Calibri" fo:font-size="11pt" style:font-name-asian="Calibri" style:font-size-asian="11pt" style:font-name-complex="Calibri" style:font-size-complex="11pt"/>
    </style:style>
    <style:style style:name="T132_9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4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5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6" style:family="text">
      <style:text-properties style:font-name="Calibri" fo:font-size="11pt" style:font-name-asian="Calibri" style:font-size-asian="11pt" style:font-name-complex="Calibri" style:font-size-complex="11pt"/>
    </style:style>
    <style:style style:name="T132_17" style:family="text">
      <style:text-properties style:font-name="Calibri" fo:font-size="11pt" style:font-name-asian="Calibri" style:font-size-asian="11pt" style:font-name-complex="Calibri" style:font-size-complex="11pt"/>
    </style:style>
    <style:style style:name="P133" style:family="paragraph" style:parent-style-name="Standard">
      <style:paragraph-properties fo:text-align="justify" fo:break-before="auto" fo:text-indent="1.27cm" fo:line-height="100%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134" style:family="paragraph" style:parent-style-name="Standard">
      <style:paragraph-properties fo:text-align="justify" fo:break-before="auto" fo:line-height="100%" style:writing-mode="lr-tb"/>
    </style:style>
    <style:style style:name="T134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4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4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4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4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34_6" style:family="text">
      <style:text-properties style:font-name="Calibri" fo:font-size="11pt" style:font-name-asian="Calibri" style:font-size-asian="11pt" style:font-name-complex="Calibri" style:font-size-complex="11pt"/>
    </style:style>
    <style:style style:name="T134_7" style:family="text">
      <style:text-properties style:font-name="Calibri" fo:font-size="11pt" style:font-name-asian="Calibri" style:font-size-asian="11pt" style:font-name-complex="Calibri" style:font-size-complex="11pt"/>
    </style:style>
    <style:style style:name="T134_8" style:family="text">
      <style:text-properties style:font-name="Calibri" fo:font-size="11pt" style:font-name-asian="Calibri" style:font-size-asian="11pt" style:font-name-complex="Calibri" style:font-size-complex="11pt"/>
    </style:style>
    <style:style style:name="T134_9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0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1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2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3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4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5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6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7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8" style:family="text">
      <style:text-properties style:font-name="Calibri" fo:font-size="11pt" style:font-name-asian="Calibri" style:font-size-asian="11pt" style:font-name-complex="Calibri" style:font-size-complex="11pt"/>
    </style:style>
    <style:style style:name="T134_19" style:family="text">
      <style:text-properties style:font-name="Calibri" fo:font-size="11pt" style:font-name-asian="Calibri" style:font-size-asian="11pt" style:font-name-complex="Calibri" style:font-size-complex="11pt"/>
    </style:style>
    <style:style style:name="T134_20" style:family="text">
      <style:text-properties style:font-name="Calibri" fo:font-size="11pt" style:font-name-asian="Calibri" style:font-size-asian="11pt" style:font-name-complex="Calibri" style:font-size-complex="11pt"/>
    </style:style>
    <style:style style:name="T134_21" style:family="text">
      <style:text-properties style:font-name="Calibri" fo:font-size="11pt" style:font-name-asian="Calibri" style:font-size-asian="11pt" style:font-name-complex="Calibri" style:font-size-complex="11pt"/>
    </style:style>
    <style:style style:name="T134_22" style:family="text">
      <style:text-properties style:font-name="Calibri" fo:font-size="11pt" style:font-name-asian="Calibri" style:font-size-asian="11pt" style:font-name-complex="Calibri" style:font-size-complex="11pt"/>
    </style:style>
    <style:style style:name="P135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36" style:family="paragraph" style:parent-style-name="Standard">
      <style:paragraph-properties fo:text-align="justify" fo:break-before="auto" fo:line-height="100%" style:writing-mode="lr-tb"/>
    </style:style>
    <style:style style:name="T136_1" style:family="text" style:parent-style-name="Standard"/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39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140" style:family="paragraph" style:parent-style-name="Standard">
      <style:paragraph-properties fo:text-align="justify" fo:break-before="auto" fo:line-height="100%" style:writing-mode="lr-tb"/>
    </style:style>
    <style:style style:name="T140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0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41" style:family="paragraph" style:parent-style-name="Standard">
      <style:paragraph-properties fo:text-align="justify" fo:break-before="auto" fo:text-indent="1.27cm" fo:line-height="100%" style:writing-mode="lr-tb"/>
    </style:style>
    <style:style style:name="T14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1_5" style:family="text">
      <style:text-properties style:font-name="Calibri" fo:font-size="11pt" style:font-name-asian="Calibri" style:font-size-asian="11pt" style:font-name-complex="Calibri" style:font-size-complex="11pt"/>
    </style:style>
    <style:style style:name="T141_6" style:family="text">
      <style:text-properties style:font-name="Calibri" fo:font-size="11pt" style:font-name-asian="Calibri" style:font-size-asian="11pt" style:font-name-complex="Calibri" style:font-size-complex="11pt"/>
    </style:style>
    <style:style style:name="T141_7" style:family="text">
      <style:text-properties style:font-name="Calibri" fo:font-size="11pt" style:font-name-asian="Calibri" style:font-size-asian="11pt" style:font-name-complex="Calibri" style:font-size-complex="11pt"/>
    </style:style>
    <style:style style:name="T141_8" style:family="text">
      <style:text-properties style:font-name="Calibri" fo:font-size="11pt" style:font-name-asian="Calibri" style:font-size-asian="11pt" style:font-name-complex="Calibri" style:font-size-complex="11pt"/>
    </style:style>
    <style:style style:name="T141_9" style:family="text">
      <style:text-properties style:font-name="Calibri" fo:font-size="11pt" style:font-name-asian="Calibri" style:font-size-asian="11pt" style:font-name-complex="Calibri" style:font-size-complex="11pt"/>
    </style:style>
    <style:style style:name="T141_10" style:family="text">
      <style:text-properties style:font-name="Calibri" fo:font-size="11pt" style:font-name-asian="Calibri" style:font-size-asian="11pt" style:font-name-complex="Calibri" style:font-size-complex="11pt"/>
    </style:style>
    <style:style style:name="P142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143" style:family="paragraph" style:parent-style-name="Standard">
      <style:paragraph-properties fo:text-align="justify" fo:break-before="auto" fo:text-indent="1.27cm" fo:line-height="100%" style:writing-mode="lr-tb"/>
    </style:style>
    <style:style style:name="T14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3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3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3_5" style:family="text">
      <style:text-properties style:font-name="Calibri" fo:font-size="11pt" style:font-name-asian="Calibri" style:font-size-asian="11pt" style:font-name-complex="Calibri" style:font-size-complex="11pt"/>
    </style:style>
    <style:style style:name="T143_6" style:family="text">
      <style:text-properties style:font-name="Calibri" fo:font-size="11pt" style:font-name-asian="Calibri" style:font-size-asian="11pt" style:font-name-complex="Calibri" style:font-size-complex="11pt"/>
    </style:style>
    <style:style style:name="T143_7" style:family="text">
      <style:text-properties style:font-name="Calibri" fo:font-size="11pt" style:font-name-asian="Calibri" style:font-size-asian="11pt" style:font-name-complex="Calibri" style:font-size-complex="11pt"/>
    </style:style>
    <style:style style:name="T143_8" style:family="text">
      <style:text-properties style:font-name="Calibri" fo:font-size="11pt" style:font-name-asian="Calibri" style:font-size-asian="11pt" style:font-name-complex="Calibri" style:font-size-complex="11pt"/>
    </style:style>
    <style:style style:name="T143_9" style:family="text">
      <style:text-properties style:font-name="Calibri" fo:font-size="11pt" style:font-name-asian="Calibri" style:font-size-asian="11pt" style:font-name-complex="Calibri" style:font-size-complex="11pt"/>
    </style:style>
    <style:style style:name="P144" style:family="paragraph" style:parent-style-name="Standard">
      <style:paragraph-properties fo:text-align="justify" fo:break-before="auto" fo:text-indent="1.27cm" fo:line-height="100%" style:writing-mode="lr-tb"/>
      <style:text-properties fo:font-size="11pt" style:font-size-asian="11pt" style:font-size-complex="11pt"/>
    </style:style>
    <style:style style:name="P145" style:family="paragraph" style:parent-style-name="Standard">
      <style:paragraph-properties fo:text-align="justify" fo:break-before="auto" fo:text-indent="1.27cm" fo:line-height="100%" style:writing-mode="lr-tb"/>
    </style:style>
    <style:style style:name="T14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5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5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5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5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5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5_9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0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1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2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3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4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5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6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7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8" style:family="text">
      <style:text-properties style:font-name="Calibri" fo:font-size="11pt" style:font-name-asian="Calibri" style:font-size-asian="11pt" style:font-name-complex="Calibri" style:font-size-complex="11pt"/>
    </style:style>
    <style:style style:name="T145_19" style:family="text">
      <style:text-properties style:font-name="Calibri" fo:font-size="11pt" style:font-name-asian="Calibri" style:font-size-asian="11pt" style:font-name-complex="Calibri" style:font-size-complex="11pt"/>
    </style:style>
    <style:style style:name="T145_20" style:family="text">
      <style:text-properties style:font-name="Calibri" fo:font-size="11pt" style:font-name-asian="Calibri" style:font-size-asian="11pt" style:font-name-complex="Calibri" style:font-size-complex="11pt"/>
    </style:style>
    <style:style style:name="P146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47" style:family="paragraph" style:parent-style-name="Standard">
      <style:paragraph-properties fo:text-align="justify" fo:break-before="auto" fo:line-height="100%" style:writing-mode="lr-tb"/>
    </style:style>
    <style:style style:name="T147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48" style:family="paragraph" style:parent-style-name="Standard">
      <style:paragraph-properties fo:text-align="justify" fo:break-before="auto" fo:text-indent="1.27cm" fo:line-height="100%" style:writing-mode="lr-tb"/>
    </style:style>
    <style:style style:name="T148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8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8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8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8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8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48_7" style:family="text">
      <style:text-properties style:font-name="Calibri" fo:font-size="11pt" style:font-name-asian="Calibri" style:font-size-asian="11pt" style:font-name-complex="Calibri" style:font-size-complex="11pt"/>
    </style:style>
    <style:style style:name="T148_8" style:family="text">
      <style:text-properties style:font-name="Calibri" fo:font-size="11pt" style:font-name-asian="Calibri" style:font-size-asian="11pt" style:font-name-complex="Calibri" style:font-size-complex="11pt"/>
    </style:style>
    <style:style style:name="T148_9" style:family="text">
      <style:text-properties style:font-name="Calibri" fo:font-size="11pt" style:font-name-asian="Calibri" style:font-size-asian="11pt" style:font-name-complex="Calibri" style:font-size-complex="11pt"/>
    </style:style>
    <style:style style:name="T148_10" style:family="text">
      <style:text-properties style:font-name="Calibri" fo:font-size="11pt" style:font-name-asian="Calibri" style:font-size-asian="11pt" style:font-name-complex="Calibri" style:font-size-complex="11pt"/>
    </style:style>
    <style:style style:name="T148_11" style:family="text">
      <style:text-properties style:font-name="Calibri" fo:font-size="11pt" style:font-name-asian="Calibri" style:font-size-asian="11pt" style:font-name-complex="Calibri" style:font-size-complex="11pt"/>
    </style:style>
    <style:style style:name="T148_12" style:family="text">
      <style:text-properties style:font-name="Calibri" fo:font-size="11pt" style:font-name-asian="Calibri" style:font-size-asian="11pt" style:font-name-complex="Calibri" style:font-size-complex="11pt"/>
    </style:style>
    <style:style style:name="T148_13" style:family="text">
      <style:text-properties style:font-name="Calibri" fo:font-size="11pt" style:font-name-asian="Calibri" style:font-size-asian="11pt" style:font-name-complex="Calibri" style:font-size-complex="11pt"/>
    </style:style>
    <style:style style:name="P149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150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50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0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0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0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0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0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0_7" style:family="text">
      <style:text-properties style:font-name="Calibri" fo:font-size="11pt" style:font-name-asian="Calibri" style:font-size-asian="11pt" style:font-name-complex="Calibri" style:font-size-complex="11pt"/>
    </style:style>
    <style:style style:name="T150_8" style:family="text">
      <style:text-properties style:font-name="Calibri" fo:font-size="11pt" style:font-name-asian="Calibri" style:font-size-asian="11pt" style:font-name-complex="Calibri" style:font-size-complex="11pt"/>
    </style:style>
    <style:style style:name="T150_9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7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8" style:family="text">
      <style:text-properties style:font-name="Calibri" fo:font-size="11pt" style:font-name-asian="Calibri" style:font-size-asian="11pt" style:font-name-complex="Calibri" style:font-size-complex="11pt"/>
    </style:style>
    <style:style style:name="T150_19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0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1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2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3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4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5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6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7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8" style:family="text">
      <style:text-properties style:font-name="Calibri" fo:font-size="11pt" style:font-name-asian="Calibri" style:font-size-asian="11pt" style:font-name-complex="Calibri" style:font-size-complex="11pt"/>
    </style:style>
    <style:style style:name="T150_29" style:family="text">
      <style:text-properties style:font-name="Calibri" fo:font-size="11pt" style:font-name-asian="Calibri" style:font-size-asian="11pt" style:font-name-complex="Calibri" style:font-size-complex="11pt"/>
    </style:style>
    <style:style style:name="T150_30" style:family="text">
      <style:text-properties style:font-name="Calibri" fo:font-size="11pt" style:font-name-asian="Calibri" style:font-size-asian="11pt" style:font-name-complex="Calibri" style:font-size-complex="11pt"/>
    </style:style>
    <style:style style:name="T150_31" style:family="text">
      <style:text-properties style:font-name="Calibri" fo:font-size="11pt" style:font-name-asian="Calibri" style:font-size-asian="11pt" style:font-name-complex="Calibri" style:font-size-complex="11pt"/>
    </style:style>
    <style:style style:name="T150_32" style:family="text">
      <style:text-properties style:font-name="Calibri" fo:font-size="11pt" style:font-name-asian="Calibri" style:font-size-asian="11pt" style:font-name-complex="Calibri" style:font-size-complex="11pt"/>
    </style:style>
    <style:style style:name="T150_33" style:family="text">
      <style:text-properties style:font-name="Calibri" fo:font-size="11pt" style:font-name-asian="Calibri" style:font-size-asian="11pt" style:font-name-complex="Calibri" style:font-size-complex="11pt"/>
    </style:style>
    <style:style style:name="T150_34" style:family="text">
      <style:text-properties style:font-name="Calibri" fo:font-size="11pt" style:font-name-asian="Calibri" style:font-size-asian="11pt" style:font-name-complex="Calibri" style:font-size-complex="11pt"/>
    </style:style>
    <style:style style:name="T150_35" style:family="text">
      <style:text-properties style:font-name="Calibri" fo:font-size="11pt" style:font-name-asian="Calibri" style:font-size-asian="11pt" style:font-name-complex="Calibri" style:font-size-complex="11pt"/>
    </style:style>
    <style:style style:name="T150_36" style:family="text">
      <style:text-properties style:font-name="Calibri" fo:font-size="11pt" style:font-name-asian="Calibri" style:font-size-asian="11pt" style:font-name-complex="Calibri" style:font-size-complex="11pt"/>
    </style:style>
    <style:style style:name="T150_3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51" style:family="paragraph" style:parent-style-name="Standard">
      <style:paragraph-properties fo:text-align="justify" fo:break-before="auto" fo:text-indent="0cm" fo:line-height="100%" fo:margin-left="1.27cm" style:writing-mode="lr-tb"/>
      <style:text-properties fo:font-size="11pt" style:font-size-asian="11pt" style:font-size-complex="11pt"/>
    </style:style>
    <style:style style:name="P152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152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2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2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2_4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" style:family="text">
      <style:text-properties style:font-name="Calibri" fo:font-size="11pt" style:font-name-asian="Calibri" style:font-size-asian="11pt" style:font-name-complex="Calibri" style:font-size-complex="11pt"/>
    </style:style>
    <style:style style:name="T152_6" style:family="text">
      <style:text-properties style:font-name="Calibri" fo:font-size="11pt" style:font-name-asian="Calibri" style:font-size-asian="11pt" style:font-name-complex="Calibri" style:font-size-complex="11pt"/>
    </style:style>
    <style:style style:name="T152_7" style:family="text">
      <style:text-properties style:font-name="Calibri" fo:font-size="11pt" style:font-name-asian="Calibri" style:font-size-asian="11pt" style:font-name-complex="Calibri" style:font-size-complex="11pt"/>
    </style:style>
    <style:style style:name="T152_8" style:family="text">
      <style:text-properties style:font-name="Calibri" fo:font-size="11pt" style:font-name-asian="Calibri" style:font-size-asian="11pt" style:font-name-complex="Calibri" style:font-size-complex="11pt"/>
    </style:style>
    <style:style style:name="T152_9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7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8" style:family="text">
      <style:text-properties style:font-name="Calibri" fo:font-size="11pt" style:font-name-asian="Calibri" style:font-size-asian="11pt" style:font-name-complex="Calibri" style:font-size-complex="11pt"/>
    </style:style>
    <style:style style:name="T152_19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0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1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2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3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4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5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6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7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8" style:family="text">
      <style:text-properties style:font-name="Calibri" fo:font-size="11pt" style:font-name-asian="Calibri" style:font-size-asian="11pt" style:font-name-complex="Calibri" style:font-size-complex="11pt"/>
    </style:style>
    <style:style style:name="T152_29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0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1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2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3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4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5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6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7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8" style:family="text">
      <style:text-properties style:font-name="Calibri" fo:font-size="11pt" style:font-name-asian="Calibri" style:font-size-asian="11pt" style:font-name-complex="Calibri" style:font-size-complex="11pt"/>
    </style:style>
    <style:style style:name="T152_39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0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1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2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3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4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5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6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7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8" style:family="text">
      <style:text-properties style:font-name="Calibri" fo:font-size="11pt" style:font-name-asian="Calibri" style:font-size-asian="11pt" style:font-name-complex="Calibri" style:font-size-complex="11pt"/>
    </style:style>
    <style:style style:name="T152_49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0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1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2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3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4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5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6" style:family="text">
      <style:text-properties style:font-name="Calibri" fo:font-size="11pt" style:font-name-asian="Calibri" style:font-size-asian="11pt" style:font-name-complex="Calibri" style:font-size-complex="11pt"/>
    </style:style>
    <style:style style:name="T152_57" style:family="text">
      <style:text-properties style:font-name="Calibri" fo:font-size="11pt" style:font-name-asian="Calibri" style:font-size-asian="11pt" style:font-name-complex="Calibri" style:font-size-complex="11pt"/>
    </style:style>
    <style:style style:name="P153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154" style:family="paragraph" style:parent-style-name="Standard">
      <style:paragraph-properties fo:text-align="justify" fo:break-before="auto" fo:line-height="100%" style:writing-mode="lr-tb"/>
    </style:style>
    <style:style style:name="T154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4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4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4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55" style:family="paragraph" style:parent-style-name="Standard">
      <style:paragraph-properties fo:text-align="justify" fo:break-before="auto" fo:line-height="100%" style:writing-mode="lr-tb"/>
    </style:style>
    <style:style style:name="T15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5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5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5_6" style:family="text">
      <style:text-properties style:font-name="Calibri" fo:font-size="11pt" style:font-name-asian="Calibri" style:font-size-asian="11pt" style:font-name-complex="Calibri" style:font-size-complex="11pt"/>
    </style:style>
    <style:style style:name="T155_7" style:family="text">
      <style:text-properties style:font-name="Calibri" fo:font-size="11pt" style:font-name-asian="Calibri" style:font-size-asian="11pt" style:font-name-complex="Calibri" style:font-size-complex="11pt"/>
    </style:style>
    <style:style style:name="T155_8" style:family="text">
      <style:text-properties style:font-name="Calibri" fo:font-size="11pt" style:font-name-asian="Calibri" style:font-size-asian="11pt" style:font-name-complex="Calibri" style:font-size-complex="11pt"/>
    </style:style>
    <style:style style:name="T155_9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7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8" style:family="text">
      <style:text-properties style:font-name="Calibri" fo:font-size="11pt" style:font-name-asian="Calibri" style:font-size-asian="11pt" style:font-name-complex="Calibri" style:font-size-complex="11pt"/>
    </style:style>
    <style:style style:name="T155_19" style:family="text">
      <style:text-properties style:font-name="Calibri" fo:font-size="11pt" style:font-name-asian="Calibri" style:font-size-asian="11pt" style:font-name-complex="Calibri" style:font-size-complex="11pt"/>
    </style:style>
    <style:style style:name="T155_20" style:family="text">
      <style:text-properties style:font-name="Calibri" fo:font-size="11pt" style:font-name-asian="Calibri" style:font-size-asian="11pt" style:font-name-complex="Calibri" style:font-size-complex="11pt"/>
    </style:style>
    <style:style style:name="T155_21" style:family="text">
      <style:text-properties style:font-name="Calibri" fo:font-size="11pt" style:font-name-asian="Calibri" style:font-size-asian="11pt" style:font-name-complex="Calibri" style:font-size-complex="11pt"/>
    </style:style>
    <style:style style:name="T155_22" style:family="text">
      <style:text-properties style:font-name="Calibri" fo:font-size="11pt" style:font-name-asian="Calibri" style:font-size-asian="11pt" style:font-name-complex="Calibri" style:font-size-complex="11pt"/>
    </style:style>
    <style:style style:name="T155_23" style:family="text">
      <style:text-properties style:font-name="Calibri" fo:font-size="11pt" style:font-name-asian="Calibri" style:font-size-asian="11pt" style:font-name-complex="Calibri" style:font-size-complex="11pt"/>
    </style:style>
    <style:style style:name="P156" style:family="paragraph" style:parent-style-name="Standard">
      <style:paragraph-properties fo:text-align="justify" fo:break-before="auto" fo:line-height="100%" style:writing-mode="lr-tb"/>
    </style:style>
    <style:style style:name="T156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57" style:family="paragraph" style:parent-style-name="Standard">
      <style:paragraph-properties fo:text-align="justify" fo:break-before="auto" fo:text-indent="1.27cm" fo:line-height="100%" style:writing-mode="lr-tb"/>
    </style:style>
    <style:style style:name="T157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7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7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7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7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7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7_7" style:family="text">
      <style:text-properties style:font-name="Calibri" fo:font-size="11pt" style:font-name-asian="Calibri" style:font-size-asian="11pt" style:font-name-complex="Calibri" style:font-size-complex="11pt"/>
    </style:style>
    <style:style style:name="T157_8" style:family="text">
      <style:text-properties style:font-name="Calibri" fo:font-size="11pt" style:font-name-asian="Calibri" style:font-size-asian="11pt" style:font-name-complex="Calibri" style:font-size-complex="11pt"/>
    </style:style>
    <style:style style:name="T157_9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7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8" style:family="text">
      <style:text-properties style:font-name="Calibri" fo:font-size="11pt" style:font-name-asian="Calibri" style:font-size-asian="11pt" style:font-name-complex="Calibri" style:font-size-complex="11pt"/>
    </style:style>
    <style:style style:name="T157_19" style:family="text">
      <style:text-properties style:font-name="Calibri" fo:font-size="11pt" style:font-name-asian="Calibri" style:font-size-asian="11pt" style:font-name-complex="Calibri" style:font-size-complex="11pt"/>
    </style:style>
    <style:style style:name="T157_20" style:family="text">
      <style:text-properties style:font-name="Calibri" fo:font-size="11pt" style:font-name-asian="Calibri" style:font-size-asian="11pt" style:font-name-complex="Calibri" style:font-size-complex="11pt"/>
    </style:style>
    <style:style style:name="T157_21" style:family="text">
      <style:text-properties style:font-name="Calibri" fo:font-size="11pt" style:font-name-asian="Calibri" style:font-size-asian="11pt" style:font-name-complex="Calibri" style:font-size-complex="11pt"/>
    </style:style>
    <style:style style:name="T157_22" style:family="text">
      <style:text-properties style:font-name="Calibri" fo:font-size="11pt" style:font-name-asian="Calibri" style:font-size-asian="11pt" style:font-name-complex="Calibri" style:font-size-complex="11pt"/>
    </style:style>
    <style:style style:name="T157_23" style:family="text">
      <style:text-properties style:font-name="Calibri" fo:font-size="11pt" style:font-name-asian="Calibri" style:font-size-asian="11pt" style:font-name-complex="Calibri" style:font-size-complex="11pt"/>
    </style:style>
    <style:style style:name="T157_24" style:family="text">
      <style:text-properties style:font-name="Calibri" fo:font-size="11pt" style:font-name-asian="Calibri" style:font-size-asian="11pt" style:font-name-complex="Calibri" style:font-size-complex="11pt"/>
    </style:style>
    <style:style style:name="P158" style:family="paragraph" style:parent-style-name="Standard">
      <style:paragraph-properties fo:text-align="justify" fo:break-before="auto" fo:text-indent="1.27cm" fo:line-height="100%" style:writing-mode="lr-tb"/>
      <style:text-properties fo:font-size="11pt" style:font-size-asian="11pt" style:font-size-complex="11pt"/>
    </style:style>
    <style:style style:name="P159" style:family="paragraph" style:parent-style-name="Standard">
      <style:paragraph-properties fo:text-align="justify" fo:break-before="auto" fo:line-height="100%" style:writing-mode="lr-tb"/>
    </style:style>
    <style:style style:name="T159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9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9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9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9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59_6" style:family="text">
      <style:text-properties style:font-name="Calibri" fo:font-size="11pt" style:font-name-asian="Calibri" style:font-size-asian="11pt" style:font-name-complex="Calibri" style:font-size-complex="11pt"/>
    </style:style>
    <style:style style:name="T159_7" style:family="text">
      <style:text-properties style:font-name="Calibri" fo:font-size="11pt" style:font-name-asian="Calibri" style:font-size-asian="11pt" style:font-name-complex="Calibri" style:font-size-complex="11pt"/>
    </style:style>
    <style:style style:name="T159_8" style:family="text">
      <style:text-properties style:font-name="Calibri" fo:font-size="11pt" style:font-name-asian="Calibri" style:font-size-asian="11pt" style:font-name-complex="Calibri" style:font-size-complex="11pt"/>
    </style:style>
    <style:style style:name="T159_9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0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1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2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3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4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5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6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7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8" style:family="text">
      <style:text-properties style:font-name="Calibri" fo:font-size="11pt" style:font-name-asian="Calibri" style:font-size-asian="11pt" style:font-name-complex="Calibri" style:font-size-complex="11pt"/>
    </style:style>
    <style:style style:name="T159_19" style:family="text">
      <style:text-properties style:font-name="Calibri" fo:font-size="11pt" style:font-name-asian="Calibri" style:font-size-asian="11pt" style:font-name-complex="Calibri" style:font-size-complex="11pt"/>
    </style:style>
    <style:style style:name="T159_2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6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61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62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63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64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65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66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67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68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69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1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2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3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4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5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6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7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8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79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1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2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3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4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5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6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7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8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89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90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91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92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92_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19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0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1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2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3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4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5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6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7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192_28" style:family="text"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193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194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195" style:family="paragraph" style:parent-style-name="Standard">
      <style:paragraph-properties fo:text-align="justify" fo:break-before="auto" fo:line-height="100%" style:writing-mode="lr-tb"/>
    </style:style>
    <style:style style:name="T19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9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9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195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196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197" style:family="paragraph" style:parent-style-name="Standard">
      <style:paragraph-properties fo:text-align="justify" fo:break-before="auto" fo:line-height="100%" style:writing-mode="lr-tb"/>
    </style:style>
    <style:style style:name="T197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97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97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97_4" style:family="text">
      <style:text-properties style:font-name="Calibri" fo:font-size="11pt" style:font-name-asian="Calibri" style:font-size-asian="11pt" style:font-name-complex="Calibri" style:font-size-complex="11pt"/>
    </style:style>
    <style:style style:name="T197_5" style:family="text">
      <style:text-properties style:font-name="Calibri" fo:font-size="11pt" style:font-name-asian="Calibri" style:font-size-asian="11pt" style:font-name-complex="Calibri" style:font-size-complex="11pt"/>
    </style:style>
    <style:style style:name="T197_6" style:family="text">
      <style:text-properties style:font-name="Calibri" fo:font-size="11pt" style:font-name-asian="Calibri" style:font-size-asian="11pt" style:font-name-complex="Calibri" style:font-size-complex="11pt"/>
    </style:style>
    <style:style style:name="T197_7" style:family="text">
      <style:text-properties style:font-name="Calibri" fo:font-size="11pt" style:font-name-asian="Calibri" style:font-size-asian="11pt" style:font-name-complex="Calibri" style:font-size-complex="11pt"/>
    </style:style>
    <style:style style:name="T197_8" style:family="text">
      <style:text-properties style:font-name="Calibri" fo:font-size="11pt" style:font-name-asian="Calibri" style:font-size-asian="11pt" style:font-name-complex="Calibri" style:font-size-complex="11pt"/>
    </style:style>
    <style:style style:name="T197_9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0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1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2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3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4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5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6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7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8" style:family="text">
      <style:text-properties style:font-name="Calibri" fo:font-size="11pt" style:font-name-asian="Calibri" style:font-size-asian="11pt" style:font-name-complex="Calibri" style:font-size-complex="11pt"/>
    </style:style>
    <style:style style:name="T197_19" style:family="text">
      <style:text-properties style:font-name="Calibri" fo:font-size="11pt" style:font-name-asian="Calibri" style:font-size-asian="11pt" style:font-name-complex="Calibri" style:font-size-complex="11pt"/>
    </style:style>
    <style:style style:name="T197_20" style:family="text">
      <style:text-properties style:font-name="Calibri" fo:font-size="11pt" style:font-name-asian="Calibri" style:font-size-asian="11pt" style:font-name-complex="Calibri" style:font-size-complex="11pt"/>
    </style:style>
    <style:style style:name="T197_21" style:family="text">
      <style:text-properties style:font-name="Calibri" fo:font-size="11pt" style:font-name-asian="Calibri" style:font-size-asian="11pt" style:font-name-complex="Calibri" style:font-size-complex="11pt"/>
    </style:style>
    <style:style style:name="T197_22" style:family="text">
      <style:text-properties style:font-name="Calibri" fo:font-size="11pt" style:font-name-asian="Calibri" style:font-size-asian="11pt" style:font-name-complex="Calibri" style:font-size-complex="11pt"/>
    </style:style>
    <style:style style:name="T197_23" style:family="text">
      <style:text-properties style:font-name="Calibri" fo:font-size="11pt" style:font-name-asian="Calibri" style:font-size-asian="11pt" style:font-name-complex="Calibri" style:font-size-complex="11pt"/>
    </style:style>
    <style:style style:name="T197_24" style:family="text">
      <style:text-properties style:font-name="Calibri" fo:font-size="11pt" style:font-name-asian="Calibri" style:font-size-asian="11pt" style:font-name-complex="Calibri" style:font-size-complex="11pt"/>
    </style:style>
    <style:style style:name="T197_25" style:family="text">
      <style:text-properties style:font-name="Calibri" fo:font-size="11pt" style:font-name-asian="Calibri" style:font-size-asian="11pt" style:font-name-complex="Calibri" style:font-size-complex="11pt"/>
    </style:style>
    <style:style style:name="T197_26" style:family="text">
      <style:text-properties style:font-name="Calibri" fo:font-size="11pt" style:font-name-asian="Calibri" style:font-size-asian="11pt" style:font-name-complex="Calibri" style:font-size-complex="11pt"/>
    </style:style>
    <style:style style:name="T197_27" style:family="text">
      <style:text-properties style:font-name="Calibri" fo:font-size="11pt" style:font-name-asian="Calibri" style:font-size-asian="11pt" style:font-name-complex="Calibri" style:font-size-complex="11pt"/>
    </style:style>
    <style:style style:name="T197_28" style:family="text">
      <style:text-properties style:font-name="Calibri" fo:font-size="11pt" style:font-name-asian="Calibri" style:font-size-asian="11pt" style:font-name-complex="Calibri" style:font-size-complex="11pt"/>
    </style:style>
    <style:style style:name="P198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199" style:family="paragraph" style:parent-style-name="Standard">
      <style:paragraph-properties fo:text-align="justify" fo:break-before="auto" fo:line-height="100%" style:writing-mode="lr-tb"/>
    </style:style>
    <style:style style:name="T199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99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99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99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199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1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2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3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3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9_3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P200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01" style:family="paragraph" style:parent-style-name="Standard">
      <style:paragraph-properties fo:text-align="justify" fo:break-before="auto" fo:line-height="100%" style:writing-mode="lr-tb"/>
    </style:style>
    <style:style style:name="T20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1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1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2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1_3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P202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03" style:family="paragraph" style:parent-style-name="Standard">
      <style:paragraph-properties fo:text-align="justify" fo:break-before="auto" fo:line-height="100%" style:writing-mode="lr-tb"/>
    </style:style>
    <style:style style:name="T20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3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3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3_5" style:family="text">
      <style:text-properties style:font-name="Calibri" fo:font-size="11pt" style:font-name-asian="Calibri" style:font-size-asian="11pt" style:font-name-complex="Calibri" style:font-size-complex="11pt"/>
    </style:style>
    <style:style style:name="T203_6" style:family="text">
      <style:text-properties style:font-name="Calibri" fo:font-size="11pt" style:font-name-asian="Calibri" style:font-size-asian="11pt" style:font-name-complex="Calibri" style:font-size-complex="11pt"/>
    </style:style>
    <style:style style:name="T203_7" style:family="text">
      <style:text-properties style:font-name="Calibri" fo:font-size="11pt" style:font-name-asian="Calibri" style:font-size-asian="11pt" style:font-name-complex="Calibri" style:font-size-complex="11pt"/>
    </style:style>
    <style:style style:name="T203_8" style:family="text">
      <style:text-properties style:font-name="Calibri" fo:font-size="11pt" style:font-name-asian="Calibri" style:font-size-asian="11pt" style:font-name-complex="Calibri" style:font-size-complex="11pt"/>
    </style:style>
    <style:style style:name="T203_9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0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1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2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3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4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5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6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7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8" style:family="text">
      <style:text-properties style:font-name="Calibri" fo:font-size="11pt" style:font-name-asian="Calibri" style:font-size-asian="11pt" style:font-name-complex="Calibri" style:font-size-complex="11pt"/>
    </style:style>
    <style:style style:name="T203_19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0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1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2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3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4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5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6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7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8" style:family="text">
      <style:text-properties style:font-name="Calibri" fo:font-size="11pt" style:font-name-asian="Calibri" style:font-size-asian="11pt" style:font-name-complex="Calibri" style:font-size-complex="11pt"/>
    </style:style>
    <style:style style:name="T203_29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0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1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2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3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4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5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6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7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8" style:family="text">
      <style:text-properties style:font-name="Calibri" fo:font-size="11pt" style:font-name-asian="Calibri" style:font-size-asian="11pt" style:font-name-complex="Calibri" style:font-size-complex="11pt"/>
    </style:style>
    <style:style style:name="T203_39" style:family="text">
      <style:text-properties style:font-name="Calibri" fo:font-size="11pt" style:font-name-asian="Calibri" style:font-size-asian="11pt" style:font-name-complex="Calibri" style:font-size-complex="11pt"/>
    </style:style>
    <style:style style:name="T203_40" style:family="text">
      <style:text-properties style:font-name="Calibri" fo:font-size="11pt" style:font-name-asian="Calibri" style:font-size-asian="11pt" style:font-name-complex="Calibri" style:font-size-complex="11pt"/>
    </style:style>
    <style:style style:name="T203_41" style:family="text">
      <style:text-properties style:font-name="Calibri" fo:font-size="11pt" style:font-name-asian="Calibri" style:font-size-asian="11pt" style:font-name-complex="Calibri" style:font-size-complex="11pt"/>
    </style:style>
    <style:style style:name="T203_42" style:family="text">
      <style:text-properties style:font-name="Calibri" fo:font-size="11pt" style:font-name-asian="Calibri" style:font-size-asian="11pt" style:font-name-complex="Calibri" style:font-size-complex="11pt"/>
    </style:style>
    <style:style style:name="T203_43" style:family="text">
      <style:text-properties style:font-name="Calibri" fo:font-size="11pt" style:font-name-asian="Calibri" style:font-size-asian="11pt" style:font-name-complex="Calibri" style:font-size-complex="11pt"/>
    </style:style>
    <style:style style:name="T203_44" style:family="text">
      <style:text-properties style:font-name="Calibri" fo:font-size="11pt" style:font-name-asian="Calibri" style:font-size-asian="11pt" style:font-name-complex="Calibri" style:font-size-complex="11pt"/>
    </style:style>
    <style:style style:name="T203_45" style:family="text">
      <style:text-properties style:font-name="Calibri" fo:font-size="11pt" style:font-name-asian="Calibri" style:font-size-asian="11pt" style:font-name-complex="Calibri" style:font-size-complex="11pt"/>
    </style:style>
    <style:style style:name="T203_46" style:family="text">
      <style:text-properties style:font-name="Calibri" fo:font-size="11pt" style:font-name-asian="Calibri" style:font-size-asian="11pt" style:font-name-complex="Calibri" style:font-size-complex="11pt"/>
    </style:style>
    <style:style style:name="T203_4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4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4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5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6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6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3_6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P204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05" style:family="paragraph" style:parent-style-name="Standard">
      <style:paragraph-properties fo:text-align="justify" fo:break-before="auto" fo:text-indent="0cm" fo:line-height="100%" fo:margin-left="0cm" style:writing-mode="lr-tb"/>
    </style:style>
    <style:style style:name="T20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5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5_5" style:family="text">
      <style:text-properties style:font-name="Calibri" fo:font-size="11pt" style:font-name-asian="Calibri" style:font-size-asian="11pt" style:font-name-complex="Calibri" style:font-size-complex="11pt"/>
    </style:style>
    <style:style style:name="T205_6" style:family="text">
      <style:text-properties style:font-name="Calibri" fo:font-size="11pt" style:font-name-asian="Calibri" style:font-size-asian="11pt" style:font-name-complex="Calibri" style:font-size-complex="11pt"/>
    </style:style>
    <style:style style:name="T205_7" style:family="text">
      <style:text-properties style:font-name="Calibri" fo:font-size="11pt" style:font-name-asian="Calibri" style:font-size-asian="11pt" style:font-name-complex="Calibri" style:font-size-complex="11pt"/>
    </style:style>
    <style:style style:name="T205_8" style:family="text">
      <style:text-properties style:font-name="Calibri" fo:font-size="11pt" style:font-name-asian="Calibri" style:font-size-asian="11pt" style:font-name-complex="Calibri" style:font-size-complex="11pt"/>
    </style:style>
    <style:style style:name="T205_9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0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1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2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3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4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5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6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7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8" style:family="text">
      <style:text-properties style:font-name="Calibri" fo:font-size="11pt" style:font-name-asian="Calibri" style:font-size-asian="11pt" style:font-name-complex="Calibri" style:font-size-complex="11pt"/>
    </style:style>
    <style:style style:name="T205_19" style:family="text">
      <style:text-properties style:font-name="Calibri" fo:font-size="11pt" style:font-name-asian="Calibri" style:font-size-asian="11pt" style:font-name-complex="Calibri" style:font-size-complex="11pt"/>
    </style:style>
    <style:style style:name="T205_20" style:family="text">
      <style:text-properties style:font-name="Calibri" fo:font-size="11pt" style:font-name-asian="Calibri" style:font-size-asian="11pt" style:font-name-complex="Calibri" style:font-size-complex="11pt"/>
    </style:style>
    <style:style style:name="T205_21" style:family="text">
      <style:text-properties style:font-name="Calibri" fo:font-size="11pt" style:font-name-asian="Calibri" style:font-size-asian="11pt" style:font-name-complex="Calibri" style:font-size-complex="11pt"/>
    </style:style>
    <style:style style:name="T205_22" style:family="text">
      <style:text-properties style:font-name="Calibri" fo:font-size="11pt" style:font-name-asian="Calibri" style:font-size-asian="11pt" style:font-name-complex="Calibri" style:font-size-complex="11pt"/>
    </style:style>
    <style:style style:name="T205_23" style:family="text">
      <style:text-properties style:font-name="Calibri" fo:font-size="11pt" style:font-name-asian="Calibri" style:font-size-asian="11pt" style:font-name-complex="Calibri" style:font-size-complex="11pt"/>
    </style:style>
    <style:style style:name="T205_24" style:family="text">
      <style:text-properties style:font-name="Calibri" fo:font-size="11pt" style:font-name-asian="Calibri" style:font-size-asian="11pt" style:font-name-complex="Calibri" style:font-size-complex="11pt"/>
    </style:style>
    <style:style style:name="P206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207" style:family="paragraph" style:parent-style-name="Standard">
      <style:paragraph-properties fo:text-align="justify" fo:break-before="auto" fo:line-height="100%" style:writing-mode="lr-tb"/>
    </style:style>
    <style:style style:name="T207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7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7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7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7_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2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3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4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5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6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7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8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99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0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1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2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3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4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5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6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7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8" style:family="text">
      <style:text-properties style:font-name="Calibri" fo:font-size="11pt" style:font-name-asian="Calibri" style:font-size-asian="11pt" style:font-name-complex="Calibri" style:font-size-complex="11pt"/>
    </style:style>
    <style:style style:name="T207_109" style:family="text">
      <style:text-properties style:font-name="Calibri" fo:font-size="11pt" style:font-name-asian="Calibri" style:font-size-asian="11pt" style:font-name-complex="Calibri" style:font-size-complex="11pt"/>
    </style:style>
    <style:style style:name="P208" style:family="paragraph" style:parent-style-name="Standard">
      <style:paragraph-properties fo:text-align="justify" fo:break-before="auto" fo:line-height="100%" style:writing-mode="lr-tb"/>
    </style:style>
    <style:style style:name="T208_1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8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8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8_5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" style:family="text">
      <style:text-properties style:font-name="Calibri" fo:font-size="11pt" style:font-name-asian="Calibri" style:font-size-asian="11pt" style:font-name-complex="Calibri" style:font-size-complex="11pt"/>
    </style:style>
    <style:style style:name="T208_9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0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1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2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3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4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5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6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7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8" style:family="text">
      <style:text-properties style:font-name="Calibri" fo:font-size="11pt" style:font-name-asian="Calibri" style:font-size-asian="11pt" style:font-name-complex="Calibri" style:font-size-complex="11pt"/>
    </style:style>
    <style:style style:name="T208_19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0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1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2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3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4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5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6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7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8" style:family="text">
      <style:text-properties style:font-name="Calibri" fo:font-size="11pt" style:font-name-asian="Calibri" style:font-size-asian="11pt" style:font-name-complex="Calibri" style:font-size-complex="11pt"/>
    </style:style>
    <style:style style:name="T208_29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0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1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2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3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4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5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6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7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8" style:family="text">
      <style:text-properties style:font-name="Calibri" fo:font-size="11pt" style:font-name-asian="Calibri" style:font-size-asian="11pt" style:font-name-complex="Calibri" style:font-size-complex="11pt"/>
    </style:style>
    <style:style style:name="T208_39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0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1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2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3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4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5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6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7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8" style:family="text">
      <style:text-properties style:font-name="Calibri" fo:font-size="11pt" style:font-name-asian="Calibri" style:font-size-asian="11pt" style:font-name-complex="Calibri" style:font-size-complex="11pt"/>
    </style:style>
    <style:style style:name="T208_49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0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1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2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3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4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5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6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7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8" style:family="text">
      <style:text-properties style:font-name="Calibri" fo:font-size="11pt" style:font-name-asian="Calibri" style:font-size-asian="11pt" style:font-name-complex="Calibri" style:font-size-complex="11pt"/>
    </style:style>
    <style:style style:name="T208_59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0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1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2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3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4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5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6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7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8" style:family="text">
      <style:text-properties style:font-name="Calibri" fo:font-size="11pt" style:font-name-asian="Calibri" style:font-size-asian="11pt" style:font-name-complex="Calibri" style:font-size-complex="11pt"/>
    </style:style>
    <style:style style:name="T208_69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0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1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2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3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4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5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6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7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8" style:family="text">
      <style:text-properties style:font-name="Calibri" fo:font-size="11pt" style:font-name-asian="Calibri" style:font-size-asian="11pt" style:font-name-complex="Calibri" style:font-size-complex="11pt"/>
    </style:style>
    <style:style style:name="T208_79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0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1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2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3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4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5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6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7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8" style:family="text">
      <style:text-properties style:font-name="Calibri" fo:font-size="11pt" style:font-name-asian="Calibri" style:font-size-asian="11pt" style:font-name-complex="Calibri" style:font-size-complex="11pt"/>
    </style:style>
    <style:style style:name="T208_89" style:family="text">
      <style:text-properties style:font-name="Calibri" fo:font-size="11pt" style:font-name-asian="Calibri" style:font-size-asian="11pt" style:font-name-complex="Calibri" style:font-size-complex="11pt"/>
    </style:style>
    <style:style style:name="T208_90" style:family="text">
      <style:text-properties style:font-name="Calibri" fo:font-size="11pt" style:font-name-asian="Calibri" style:font-size-asian="11pt" style:font-name-complex="Calibri" style:font-size-complex="11pt"/>
    </style:style>
    <style:style style:name="T208_91" style:family="text">
      <style:text-properties style:font-name="Calibri" fo:font-size="11pt" style:font-name-asian="Calibri" style:font-size-asian="11pt" style:font-name-complex="Calibri" style:font-size-complex="11pt"/>
    </style:style>
    <style:style style:name="P209" style:family="paragraph" style:parent-style-name="Standard">
      <style:paragraph-properties fo:text-align="justify" fo:break-before="auto" fo:line-height="100%" style:writing-mode="lr-tb"/>
    </style:style>
    <style:style style:name="T209_1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9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9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9_5" style:family="text">
      <style:text-properties style:font-name="Calibri" fo:font-size="11pt" style:font-name-asian="Calibri" style:font-size-asian="11pt" style:font-name-complex="Calibri" style:font-size-complex="11pt"/>
    </style:style>
    <style:style style:name="T209_6" style:family="text">
      <style:text-properties style:font-name="Calibri" fo:font-size="11pt" style:font-name-asian="Calibri" style:font-size-asian="11pt" style:font-name-complex="Calibri" style:font-size-complex="11pt"/>
    </style:style>
    <style:style style:name="T209_7" style:family="text">
      <style:text-properties style:font-name="Calibri" fo:font-size="11pt" style:font-name-asian="Calibri" style:font-size-asian="11pt" style:font-name-complex="Calibri" style:font-size-complex="11pt"/>
    </style:style>
    <style:style style:name="T209_8" style:family="text">
      <style:text-properties style:font-name="Calibri" fo:font-size="11pt" style:font-name-asian="Calibri" style:font-size-asian="11pt" style:font-name-complex="Calibri" style:font-size-complex="11pt"/>
    </style:style>
    <style:style style:name="T209_9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0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1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2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3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4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5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6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7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8" style:family="text">
      <style:text-properties style:font-name="Calibri" fo:font-size="11pt" style:font-name-asian="Calibri" style:font-size-asian="11pt" style:font-name-complex="Calibri" style:font-size-complex="11pt"/>
    </style:style>
    <style:style style:name="T209_19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0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1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2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3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4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5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6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7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8" style:family="text">
      <style:text-properties style:font-name="Calibri" fo:font-size="11pt" style:font-name-asian="Calibri" style:font-size-asian="11pt" style:font-name-complex="Calibri" style:font-size-complex="11pt"/>
    </style:style>
    <style:style style:name="T209_29" style:family="text">
      <style:text-properties style:font-name="Calibri" fo:font-size="11pt" style:font-name-asian="Calibri" style:font-size-asian="11pt" style:font-name-complex="Calibri" style:font-size-complex="11pt"/>
    </style:style>
    <style:style style:name="T209_30" style:family="text">
      <style:text-properties style:font-name="Calibri" fo:font-size="11pt" style:font-name-asian="Calibri" style:font-size-asian="11pt" style:font-name-complex="Calibri" style:font-size-complex="11pt"/>
    </style:style>
    <style:style style:name="T209_31" style:family="text">
      <style:text-properties style:font-name="Calibri" fo:font-size="11pt" style:font-name-asian="Calibri" style:font-size-asian="11pt" style:font-name-complex="Calibri" style:font-size-complex="11pt"/>
    </style:style>
    <style:style style:name="T209_32" style:family="text">
      <style:text-properties style:font-name="Calibri" fo:font-size="11pt" style:font-name-asian="Calibri" style:font-size-asian="11pt" style:font-name-complex="Calibri" style:font-size-complex="11pt"/>
    </style:style>
    <style:style style:name="T209_33" style:family="text">
      <style:text-properties style:font-name="Calibri" fo:font-size="11pt" style:font-name-asian="Calibri" style:font-size-asian="11pt" style:font-name-complex="Calibri" style:font-size-complex="11pt"/>
    </style:style>
    <style:style style:name="T209_34" style:family="text">
      <style:text-properties style:font-name="Calibri" fo:font-size="11pt" style:font-name-asian="Calibri" style:font-size-asian="11pt" style:font-name-complex="Calibri" style:font-size-complex="11pt"/>
    </style:style>
    <style:style style:name="T209_35" style:family="text">
      <style:text-properties style:font-name="Calibri" fo:font-size="11pt" style:font-name-asian="Calibri" style:font-size-asian="11pt" style:font-name-complex="Calibri" style:font-size-complex="11pt"/>
    </style:style>
    <style:style style:name="T209_36" style:family="text">
      <style:text-properties style:font-name="Calibri" fo:font-size="11pt" style:font-name-asian="Calibri" style:font-size-asian="11pt" style:font-name-complex="Calibri" style:font-size-complex="11pt"/>
    </style:style>
    <style:style style:name="T209_37" style:family="text">
      <style:text-properties style:font-name="Calibri" fo:font-size="11pt" style:font-name-asian="Calibri" style:font-size-asian="11pt" style:font-name-complex="Calibri" style:font-size-complex="11pt"/>
    </style:style>
    <style:style style:name="T209_3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9_39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9_4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09_41" style:family="text">
      <style:text-properties style:font-name="Calibri" fo:font-size="11pt" style:font-name-asian="Calibri" style:font-size-asian="11pt" style:font-name-complex="Calibri" style:font-size-complex="11pt"/>
    </style:style>
    <style:style style:name="T209_42" style:family="text">
      <style:text-properties style:font-name="Calibri" fo:font-size="11pt" style:font-name-asian="Calibri" style:font-size-asian="11pt" style:font-name-complex="Calibri" style:font-size-complex="11pt"/>
    </style:style>
    <style:style style:name="T209_43" style:family="text">
      <style:text-properties style:font-name="Calibri" fo:font-size="11pt" style:font-name-asian="Calibri" style:font-size-asian="11pt" style:font-name-complex="Calibri" style:font-size-complex="11pt"/>
    </style:style>
    <style:style style:name="T209_44" style:family="text">
      <style:text-properties style:font-name="Calibri" fo:font-size="11pt" style:font-name-asian="Calibri" style:font-size-asian="11pt" style:font-name-complex="Calibri" style:font-size-complex="11pt"/>
    </style:style>
    <style:style style:name="T209_45" style:family="text">
      <style:text-properties style:font-name="Calibri" fo:font-size="11pt" style:font-name-asian="Calibri" style:font-size-asian="11pt" style:font-name-complex="Calibri" style:font-size-complex="11pt"/>
    </style:style>
    <style:style style:name="T209_46" style:family="text">
      <style:text-properties style:font-name="Calibri" fo:font-size="11pt" style:font-name-asian="Calibri" style:font-size-asian="11pt" style:font-name-complex="Calibri" style:font-size-complex="11pt"/>
    </style:style>
    <style:style style:name="T209_47" style:family="text">
      <style:text-properties style:font-name="Calibri" fo:font-size="11pt" style:font-name-asian="Calibri" style:font-size-asian="11pt" style:font-name-complex="Calibri" style:font-size-complex="11pt"/>
    </style:style>
    <style:style style:name="T209_48" style:family="text">
      <style:text-properties style:font-name="Calibri" fo:font-size="11pt" style:font-name-asian="Calibri" style:font-size-asian="11pt" style:font-name-complex="Calibri" style:font-size-complex="11pt"/>
    </style:style>
    <style:style style:name="T209_49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0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1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2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3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4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5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6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7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8" style:family="text">
      <style:text-properties style:font-name="Calibri" fo:font-size="11pt" style:font-name-asian="Calibri" style:font-size-asian="11pt" style:font-name-complex="Calibri" style:font-size-complex="11pt"/>
    </style:style>
    <style:style style:name="T209_59" style:family="text">
      <style:text-properties style:font-name="Calibri" fo:font-size="11pt" style:font-name-asian="Calibri" style:font-size-asian="11pt" style:font-name-complex="Calibri" style:font-size-complex="11pt"/>
    </style:style>
    <style:style style:name="T209_60" style:family="text">
      <style:text-properties style:font-name="Calibri" fo:font-size="11pt" style:font-name-asian="Calibri" style:font-size-asian="11pt" style:font-name-complex="Calibri" style:font-size-complex="11pt"/>
    </style:style>
    <style:style style:name="T209_61" style:family="text">
      <style:text-properties style:font-name="Calibri" fo:font-size="11pt" style:font-name-asian="Calibri" style:font-size-asian="11pt" style:font-name-complex="Calibri" style:font-size-complex="11pt"/>
    </style:style>
    <style:style style:name="T209_62" style:family="text">
      <style:text-properties style:font-name="Calibri" fo:font-size="11pt" style:font-name-asian="Calibri" style:font-size-asian="11pt" style:font-name-complex="Calibri" style:font-size-complex="11pt"/>
    </style:style>
    <style:style style:name="T209_63" style:family="text">
      <style:text-properties style:font-name="Calibri" fo:font-size="11pt" style:font-name-asian="Calibri" style:font-size-asian="11pt" style:font-name-complex="Calibri" style:font-size-complex="11pt"/>
    </style:style>
    <style:style style:name="T209_64" style:family="text">
      <style:text-properties style:font-name="Calibri" fo:font-size="11pt" style:font-name-asian="Calibri" style:font-size-asian="11pt" style:font-name-complex="Calibri" style:font-size-complex="11pt"/>
    </style:style>
    <style:style style:name="T209_65" style:family="text">
      <style:text-properties style:font-name="Calibri" fo:font-size="11pt" style:font-name-asian="Calibri" style:font-size-asian="11pt" style:font-name-complex="Calibri" style:font-size-complex="11pt"/>
    </style:style>
    <style:style style:name="P210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11" style:family="paragraph" style:parent-style-name="Standard">
      <style:paragraph-properties fo:text-align="justify" fo:break-before="auto" fo:line-height="100%" style:writing-mode="lr-tb"/>
    </style:style>
    <style:style style:name="T21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212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13" style:family="paragraph" style:parent-style-name="Standard">
      <style:paragraph-properties fo:text-align="justify" fo:break-before="auto" fo:line-height="100%" style:writing-mode="lr-tb"/>
    </style:style>
    <style:style style:name="T21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214" style:family="paragraph" style:parent-style-name="Standard">
      <style:paragraph-properties fo:text-align="justify" fo:break-before="auto" fo:text-indent="1.27cm" fo:line-height="100%" style:writing-mode="lr-tb"/>
    </style:style>
    <style:style style:name="T214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4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4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4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4_5" style:family="text">
      <style:text-properties style:font-name="Calibri" fo:font-size="11pt" style:font-name-asian="Calibri" style:font-size-asian="11pt" style:font-name-complex="Calibri" style:font-size-complex="11pt"/>
    </style:style>
    <style:style style:name="T214_6" style:family="text">
      <style:text-properties style:font-name="Calibri" fo:font-size="11pt" style:font-name-asian="Calibri" style:font-size-asian="11pt" style:font-name-complex="Calibri" style:font-size-complex="11pt"/>
    </style:style>
    <style:style style:name="T214_7" style:family="text">
      <style:text-properties style:font-name="Calibri" fo:font-size="11pt" style:font-name-asian="Calibri" style:font-size-asian="11pt" style:font-name-complex="Calibri" style:font-size-complex="11pt"/>
    </style:style>
    <style:style style:name="T214_8" style:family="text">
      <style:text-properties style:font-name="Calibri" fo:font-size="11pt" style:font-name-asian="Calibri" style:font-size-asian="11pt" style:font-name-complex="Calibri" style:font-size-complex="11pt"/>
    </style:style>
    <style:style style:name="T214_9" style:family="text">
      <style:text-properties style:font-name="Calibri" fo:font-size="11pt" style:font-name-asian="Calibri" style:font-size-asian="11pt" style:font-name-complex="Calibri" style:font-size-complex="11pt"/>
    </style:style>
    <style:style style:name="T214_10" style:family="text">
      <style:text-properties style:font-name="Calibri" fo:font-size="11pt" style:font-name-asian="Calibri" style:font-size-asian="11pt" style:font-name-complex="Calibri" style:font-size-complex="11pt"/>
    </style:style>
    <style:style style:name="P215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16" style:family="paragraph" style:parent-style-name="Standard">
      <style:paragraph-properties fo:text-align="justify" fo:break-before="auto" fo:text-indent="1.27cm" fo:line-height="100%" style:writing-mode="lr-tb"/>
    </style:style>
    <style:style style:name="T216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6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6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6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6_5" style:family="text">
      <style:text-properties style:font-name="Calibri" fo:font-size="11pt" style:font-name-asian="Calibri" style:font-size-asian="11pt" style:font-name-complex="Calibri" style:font-size-complex="11pt"/>
    </style:style>
    <style:style style:name="T216_6" style:family="text">
      <style:text-properties style:font-name="Calibri" fo:font-size="11pt" style:font-name-asian="Calibri" style:font-size-asian="11pt" style:font-name-complex="Calibri" style:font-size-complex="11pt"/>
    </style:style>
    <style:style style:name="T216_7" style:family="text">
      <style:text-properties style:font-name="Calibri" fo:font-size="11pt" style:font-name-asian="Calibri" style:font-size-asian="11pt" style:font-name-complex="Calibri" style:font-size-complex="11pt"/>
    </style:style>
    <style:style style:name="T216_8" style:family="text">
      <style:text-properties style:font-name="Calibri" fo:font-size="11pt" style:font-name-asian="Calibri" style:font-size-asian="11pt" style:font-name-complex="Calibri" style:font-size-complex="11pt"/>
    </style:style>
    <style:style style:name="T216_9" style:family="text">
      <style:text-properties style:font-name="Calibri" fo:font-size="11pt" style:font-name-asian="Calibri" style:font-size-asian="11pt" style:font-name-complex="Calibri" style:font-size-complex="11pt"/>
    </style:style>
    <style:style style:name="P217" style:family="paragraph" style:parent-style-name="Standard">
      <style:paragraph-properties fo:text-align="justify" fo:break-before="auto" fo:text-indent="1.27cm" fo:line-height="100%" style:writing-mode="lr-tb"/>
      <style:text-properties fo:font-size="11pt" style:font-size-asian="11pt" style:font-size-complex="11pt"/>
    </style:style>
    <style:style style:name="P218" style:family="paragraph" style:parent-style-name="Standard">
      <style:paragraph-properties fo:text-align="justify" fo:break-before="auto" fo:text-indent="1.27cm" fo:line-height="100%" style:writing-mode="lr-tb"/>
    </style:style>
    <style:style style:name="T218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8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8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8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8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8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8_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8_8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18_9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0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1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2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3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4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5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6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7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8" style:family="text">
      <style:text-properties style:font-name="Calibri" fo:font-size="11pt" style:font-name-asian="Calibri" style:font-size-asian="11pt" style:font-name-complex="Calibri" style:font-size-complex="11pt"/>
    </style:style>
    <style:style style:name="T218_19" style:family="text">
      <style:text-properties style:font-name="Calibri" fo:font-size="11pt" style:font-name-asian="Calibri" style:font-size-asian="11pt" style:font-name-complex="Calibri" style:font-size-complex="11pt"/>
    </style:style>
    <style:style style:name="T218_20" style:family="text">
      <style:text-properties style:font-name="Calibri" fo:font-size="11pt" style:font-name-asian="Calibri" style:font-size-asian="11pt" style:font-name-complex="Calibri" style:font-size-complex="11pt"/>
    </style:style>
    <style:style style:name="P219" style:family="paragraph" style:parent-style-name="Standard">
      <style:paragraph-properties fo:text-align="justify" fo:break-before="auto" fo:line-height="100%" style:writing-mode="lr-tb"/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220" style:family="paragraph" style:parent-style-name="Standard">
      <style:paragraph-properties fo:text-align="justify" fo:break-before="auto" fo:line-height="100%" style:writing-mode="lr-tb"/>
    </style:style>
    <style:style style:name="T220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221" style:family="paragraph" style:parent-style-name="Standard">
      <style:paragraph-properties fo:text-align="justify" fo:break-before="auto" fo:text-indent="1.27cm" fo:line-height="100%" style:writing-mode="lr-tb"/>
    </style:style>
    <style:style style:name="T221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1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1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1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1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1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1_7" style:family="text">
      <style:text-properties style:font-name="Calibri" fo:font-size="11pt" style:font-name-asian="Calibri" style:font-size-asian="11pt" style:font-name-complex="Calibri" style:font-size-complex="11pt"/>
    </style:style>
    <style:style style:name="T221_8" style:family="text">
      <style:text-properties style:font-name="Calibri" fo:font-size="11pt" style:font-name-asian="Calibri" style:font-size-asian="11pt" style:font-name-complex="Calibri" style:font-size-complex="11pt"/>
    </style:style>
    <style:style style:name="T221_9" style:family="text">
      <style:text-properties style:font-name="Calibri" fo:font-size="11pt" style:font-name-asian="Calibri" style:font-size-asian="11pt" style:font-name-complex="Calibri" style:font-size-complex="11pt"/>
    </style:style>
    <style:style style:name="T221_10" style:family="text">
      <style:text-properties style:font-name="Calibri" fo:font-size="11pt" style:font-name-asian="Calibri" style:font-size-asian="11pt" style:font-name-complex="Calibri" style:font-size-complex="11pt"/>
    </style:style>
    <style:style style:name="T221_11" style:family="text">
      <style:text-properties style:font-name="Calibri" fo:font-size="11pt" style:font-name-asian="Calibri" style:font-size-asian="11pt" style:font-name-complex="Calibri" style:font-size-complex="11pt"/>
    </style:style>
    <style:style style:name="T221_12" style:family="text">
      <style:text-properties style:font-name="Calibri" fo:font-size="11pt" style:font-name-asian="Calibri" style:font-size-asian="11pt" style:font-name-complex="Calibri" style:font-size-complex="11pt"/>
    </style:style>
    <style:style style:name="T221_13" style:family="text">
      <style:text-properties style:font-name="Calibri" fo:font-size="11pt" style:font-name-asian="Calibri" style:font-size-asian="11pt" style:font-name-complex="Calibri" style:font-size-complex="11pt"/>
    </style:style>
    <style:style style:name="P222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23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223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3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3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3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3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3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3_7" style:family="text">
      <style:text-properties style:font-name="Calibri" fo:font-size="11pt" style:font-name-asian="Calibri" style:font-size-asian="11pt" style:font-name-complex="Calibri" style:font-size-complex="11pt"/>
    </style:style>
    <style:style style:name="T223_8" style:family="text">
      <style:text-properties style:font-name="Calibri" fo:font-size="11pt" style:font-name-asian="Calibri" style:font-size-asian="11pt" style:font-name-complex="Calibri" style:font-size-complex="11pt"/>
    </style:style>
    <style:style style:name="T223_9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0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1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2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3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4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5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6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7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8" style:family="text">
      <style:text-properties style:font-name="Calibri" fo:font-size="11pt" style:font-name-asian="Calibri" style:font-size-asian="11pt" style:font-name-complex="Calibri" style:font-size-complex="11pt"/>
    </style:style>
    <style:style style:name="T223_19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0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1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2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3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4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5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6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7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8" style:family="text">
      <style:text-properties style:font-name="Calibri" fo:font-size="11pt" style:font-name-asian="Calibri" style:font-size-asian="11pt" style:font-name-complex="Calibri" style:font-size-complex="11pt"/>
    </style:style>
    <style:style style:name="T223_29" style:family="text">
      <style:text-properties style:font-name="Calibri" fo:font-size="11pt" style:font-name-asian="Calibri" style:font-size-asian="11pt" style:font-name-complex="Calibri" style:font-size-complex="11pt"/>
    </style:style>
    <style:style style:name="T223_30" style:family="text">
      <style:text-properties style:font-name="Calibri" fo:font-size="11pt" style:font-name-asian="Calibri" style:font-size-asian="11pt" style:font-name-complex="Calibri" style:font-size-complex="11pt"/>
    </style:style>
    <style:style style:name="T223_31" style:family="text">
      <style:text-properties style:font-name="Calibri" fo:font-size="11pt" style:font-name-asian="Calibri" style:font-size-asian="11pt" style:font-name-complex="Calibri" style:font-size-complex="11pt"/>
    </style:style>
    <style:style style:name="T223_32" style:family="text">
      <style:text-properties style:font-name="Calibri" fo:font-size="11pt" style:font-name-asian="Calibri" style:font-size-asian="11pt" style:font-name-complex="Calibri" style:font-size-complex="11pt"/>
    </style:style>
    <style:style style:name="T223_33" style:family="text">
      <style:text-properties style:font-name="Calibri" fo:font-size="11pt" style:font-name-asian="Calibri" style:font-size-asian="11pt" style:font-name-complex="Calibri" style:font-size-complex="11pt"/>
    </style:style>
    <style:style style:name="T223_34" style:family="text">
      <style:text-properties style:font-name="Calibri" fo:font-size="11pt" style:font-name-asian="Calibri" style:font-size-asian="11pt" style:font-name-complex="Calibri" style:font-size-complex="11pt"/>
    </style:style>
    <style:style style:name="T223_35" style:family="text">
      <style:text-properties style:font-name="Calibri" fo:font-size="11pt" style:font-name-asian="Calibri" style:font-size-asian="11pt" style:font-name-complex="Calibri" style:font-size-complex="11pt"/>
    </style:style>
    <style:style style:name="T223_36" style:family="text">
      <style:text-properties style:font-name="Calibri" fo:font-size="11pt" style:font-name-asian="Calibri" style:font-size-asian="11pt" style:font-name-complex="Calibri" style:font-size-complex="11pt"/>
    </style:style>
    <style:style style:name="T223_37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224" style:family="paragraph" style:parent-style-name="Standard">
      <style:paragraph-properties fo:text-align="justify" fo:break-before="auto" fo:text-indent="0cm" fo:line-height="100%" fo:margin-left="1.27cm" style:writing-mode="lr-tb"/>
      <style:text-properties fo:font-size="11pt" style:font-size-asian="11pt" style:font-size-complex="11pt"/>
    </style:style>
    <style:style style:name="P225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225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5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5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5_4" style:family="text">
      <style:text-properties style:font-name="Calibri" fo:font-size="11pt" style:font-name-asian="Calibri" style:font-size-asian="11pt" style:font-name-complex="Calibri" style:font-size-complex="11pt"/>
    </style:style>
    <style:style style:name="T225_5" style:family="text">
      <style:text-properties style:font-name="Calibri" fo:font-size="11pt" style:font-name-asian="Calibri" style:font-size-asian="11pt" style:font-name-complex="Calibri" style:font-size-complex="11pt"/>
    </style:style>
    <style:style style:name="T225_6" style:family="text">
      <style:text-properties style:font-name="Calibri" fo:font-size="11pt" style:font-name-asian="Calibri" style:font-size-asian="11pt" style:font-name-complex="Calibri" style:font-size-complex="11pt"/>
    </style:style>
    <style:style style:name="T225_7" style:family="text">
      <style:text-properties style:font-name="Calibri" fo:font-size="11pt" style:font-name-asian="Calibri" style:font-size-asian="11pt" style:font-name-complex="Calibri" style:font-size-complex="11pt"/>
    </style:style>
    <style:style style:name="T225_8" style:family="text">
      <style:text-properties style:font-name="Calibri" fo:font-size="11pt" style:font-name-asian="Calibri" style:font-size-asian="11pt" style:font-name-complex="Calibri" style:font-size-complex="11pt"/>
    </style:style>
    <style:style style:name="T225_9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0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1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2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3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4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5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6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7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8" style:family="text">
      <style:text-properties style:font-name="Calibri" fo:font-size="11pt" style:font-name-asian="Calibri" style:font-size-asian="11pt" style:font-name-complex="Calibri" style:font-size-complex="11pt"/>
    </style:style>
    <style:style style:name="T225_19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0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1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2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3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4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5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6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7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8" style:family="text">
      <style:text-properties style:font-name="Calibri" fo:font-size="11pt" style:font-name-asian="Calibri" style:font-size-asian="11pt" style:font-name-complex="Calibri" style:font-size-complex="11pt"/>
    </style:style>
    <style:style style:name="T225_29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0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1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2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3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4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5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6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7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8" style:family="text">
      <style:text-properties style:font-name="Calibri" fo:font-size="11pt" style:font-name-asian="Calibri" style:font-size-asian="11pt" style:font-name-complex="Calibri" style:font-size-complex="11pt"/>
    </style:style>
    <style:style style:name="T225_39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0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1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2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3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4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5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6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7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8" style:family="text">
      <style:text-properties style:font-name="Calibri" fo:font-size="11pt" style:font-name-asian="Calibri" style:font-size-asian="11pt" style:font-name-complex="Calibri" style:font-size-complex="11pt"/>
    </style:style>
    <style:style style:name="T225_49" style:family="text">
      <style:text-properties style:font-name="Calibri" fo:font-size="11pt" style:font-name-asian="Calibri" style:font-size-asian="11pt" style:font-name-complex="Calibri" style:font-size-complex="11pt"/>
    </style:style>
    <style:style style:name="T225_50" style:family="text">
      <style:text-properties style:font-name="Calibri" fo:font-size="11pt" style:font-name-asian="Calibri" style:font-size-asian="11pt" style:font-name-complex="Calibri" style:font-size-complex="11pt"/>
    </style:style>
    <style:style style:name="T225_51" style:family="text">
      <style:text-properties style:font-name="Calibri" fo:font-size="11pt" style:font-name-asian="Calibri" style:font-size-asian="11pt" style:font-name-complex="Calibri" style:font-size-complex="11pt"/>
    </style:style>
    <style:style style:name="T225_52" style:family="text">
      <style:text-properties style:font-name="Calibri" fo:font-size="11pt" style:font-name-asian="Calibri" style:font-size-asian="11pt" style:font-name-complex="Calibri" style:font-size-complex="11pt"/>
    </style:style>
    <style:style style:name="T225_53" style:family="text">
      <style:text-properties style:font-name="Calibri" fo:font-size="11pt" style:font-name-asian="Calibri" style:font-size-asian="11pt" style:font-name-complex="Calibri" style:font-size-complex="11pt"/>
    </style:style>
    <style:style style:name="T225_54" style:family="text">
      <style:text-properties style:font-name="Calibri" fo:font-size="11pt" style:font-name-asian="Calibri" style:font-size-asian="11pt" style:font-name-complex="Calibri" style:font-size-complex="11pt"/>
    </style:style>
    <style:style style:name="T225_55" style:family="text">
      <style:text-properties style:font-name="Calibri" fo:font-size="11pt" style:font-name-asian="Calibri" style:font-size-asian="11pt" style:font-name-complex="Calibri" style:font-size-complex="11pt"/>
    </style:style>
    <style:style style:name="T225_56" style:family="text">
      <style:text-properties style:font-name="Calibri" fo:font-size="11pt" style:font-name-asian="Calibri" style:font-size-asian="11pt" style:font-name-complex="Calibri" style:font-size-complex="11pt"/>
    </style:style>
    <style:style style:name="T225_57" style:family="text">
      <style:text-properties style:font-name="Calibri" fo:font-size="11pt" style:font-name-asian="Calibri" style:font-size-asian="11pt" style:font-name-complex="Calibri" style:font-size-complex="11pt"/>
    </style:style>
    <style:style style:name="P226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27" style:family="paragraph" style:parent-style-name="Standard">
      <style:paragraph-properties fo:text-align="justify" fo:break-before="auto" fo:line-height="100%" style:writing-mode="lr-tb"/>
    </style:style>
    <style:style style:name="T227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7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7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7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228" style:family="paragraph" style:parent-style-name="Standard">
      <style:paragraph-properties fo:text-align="justify" fo:break-before="auto" fo:line-height="100%" style:writing-mode="lr-tb"/>
    </style:style>
    <style:style style:name="T228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8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8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8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8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28_6" style:family="text">
      <style:text-properties style:font-name="Calibri" fo:font-size="11pt" style:font-name-asian="Calibri" style:font-size-asian="11pt" style:font-name-complex="Calibri" style:font-size-complex="11pt"/>
    </style:style>
    <style:style style:name="T228_7" style:family="text">
      <style:text-properties style:font-name="Calibri" fo:font-size="11pt" style:font-name-asian="Calibri" style:font-size-asian="11pt" style:font-name-complex="Calibri" style:font-size-complex="11pt"/>
    </style:style>
    <style:style style:name="T228_8" style:family="text">
      <style:text-properties style:font-name="Calibri" fo:font-size="11pt" style:font-name-asian="Calibri" style:font-size-asian="11pt" style:font-name-complex="Calibri" style:font-size-complex="11pt"/>
    </style:style>
    <style:style style:name="T228_9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0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1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2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3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4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5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6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7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8" style:family="text">
      <style:text-properties style:font-name="Calibri" fo:font-size="11pt" style:font-name-asian="Calibri" style:font-size-asian="11pt" style:font-name-complex="Calibri" style:font-size-complex="11pt"/>
    </style:style>
    <style:style style:name="T228_19" style:family="text">
      <style:text-properties style:font-name="Calibri" fo:font-size="11pt" style:font-name-asian="Calibri" style:font-size-asian="11pt" style:font-name-complex="Calibri" style:font-size-complex="11pt"/>
    </style:style>
    <style:style style:name="T228_20" style:family="text">
      <style:text-properties style:font-name="Calibri" fo:font-size="11pt" style:font-name-asian="Calibri" style:font-size-asian="11pt" style:font-name-complex="Calibri" style:font-size-complex="11pt"/>
    </style:style>
    <style:style style:name="T228_21" style:family="text">
      <style:text-properties style:font-name="Calibri" fo:font-size="11pt" style:font-name-asian="Calibri" style:font-size-asian="11pt" style:font-name-complex="Calibri" style:font-size-complex="11pt"/>
    </style:style>
    <style:style style:name="T228_22" style:family="text">
      <style:text-properties style:font-name="Calibri" fo:font-size="11pt" style:font-name-asian="Calibri" style:font-size-asian="11pt" style:font-name-complex="Calibri" style:font-size-complex="11pt"/>
    </style:style>
    <style:style style:name="T228_23" style:family="text">
      <style:text-properties style:font-name="Calibri" fo:font-size="11pt" style:font-name-asian="Calibri" style:font-size-asian="11pt" style:font-name-complex="Calibri" style:font-size-complex="11pt"/>
    </style:style>
    <style:style style:name="P229" style:family="paragraph" style:parent-style-name="Standard">
      <style:paragraph-properties fo:text-align="justify" fo:break-before="auto" fo:line-height="100%" style:writing-mode="lr-tb"/>
    </style:style>
    <style:style style:name="T229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230" style:family="paragraph" style:parent-style-name="Standard">
      <style:paragraph-properties fo:text-align="justify" fo:break-before="auto" fo:text-indent="1.27cm" fo:line-height="100%" style:writing-mode="lr-tb"/>
    </style:style>
    <style:style style:name="T230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0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0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0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0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0_6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0_7" style:family="text">
      <style:text-properties style:font-name="Calibri" fo:font-size="11pt" style:font-name-asian="Calibri" style:font-size-asian="11pt" style:font-name-complex="Calibri" style:font-size-complex="11pt"/>
    </style:style>
    <style:style style:name="T230_8" style:family="text">
      <style:text-properties style:font-name="Calibri" fo:font-size="11pt" style:font-name-asian="Calibri" style:font-size-asian="11pt" style:font-name-complex="Calibri" style:font-size-complex="11pt"/>
    </style:style>
    <style:style style:name="T230_9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0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1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2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3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4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5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6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7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8" style:family="text">
      <style:text-properties style:font-name="Calibri" fo:font-size="11pt" style:font-name-asian="Calibri" style:font-size-asian="11pt" style:font-name-complex="Calibri" style:font-size-complex="11pt"/>
    </style:style>
    <style:style style:name="T230_19" style:family="text">
      <style:text-properties style:font-name="Calibri" fo:font-size="11pt" style:font-name-asian="Calibri" style:font-size-asian="11pt" style:font-name-complex="Calibri" style:font-size-complex="11pt"/>
    </style:style>
    <style:style style:name="T230_20" style:family="text">
      <style:text-properties style:font-name="Calibri" fo:font-size="11pt" style:font-name-asian="Calibri" style:font-size-asian="11pt" style:font-name-complex="Calibri" style:font-size-complex="11pt"/>
    </style:style>
    <style:style style:name="T230_21" style:family="text">
      <style:text-properties style:font-name="Calibri" fo:font-size="11pt" style:font-name-asian="Calibri" style:font-size-asian="11pt" style:font-name-complex="Calibri" style:font-size-complex="11pt"/>
    </style:style>
    <style:style style:name="T230_22" style:family="text">
      <style:text-properties style:font-name="Calibri" fo:font-size="11pt" style:font-name-asian="Calibri" style:font-size-asian="11pt" style:font-name-complex="Calibri" style:font-size-complex="11pt"/>
    </style:style>
    <style:style style:name="T230_23" style:family="text">
      <style:text-properties style:font-name="Calibri" fo:font-size="11pt" style:font-name-asian="Calibri" style:font-size-asian="11pt" style:font-name-complex="Calibri" style:font-size-complex="11pt"/>
    </style:style>
    <style:style style:name="T230_24" style:family="text">
      <style:text-properties style:font-name="Calibri" fo:font-size="11pt" style:font-name-asian="Calibri" style:font-size-asian="11pt" style:font-name-complex="Calibri" style:font-size-complex="11pt"/>
    </style:style>
    <style:style style:name="P231" style:family="paragraph" style:parent-style-name="Standard">
      <style:paragraph-properties fo:text-align="justify" fo:break-before="auto" fo:text-indent="1.27cm" fo:line-height="100%" style:writing-mode="lr-tb"/>
      <style:text-properties fo:font-size="11pt" style:font-size-asian="11pt" style:font-size-complex="11pt"/>
    </style:style>
    <style:style style:name="P232" style:family="paragraph" style:parent-style-name="Standard">
      <style:paragraph-properties fo:text-align="justify" fo:break-before="auto" fo:line-height="100%" style:writing-mode="lr-tb"/>
    </style:style>
    <style:style style:name="T232_1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2_2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2_3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2_4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2_5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32_6" style:family="text">
      <style:text-properties style:font-name="Calibri" fo:font-size="11pt" style:font-name-asian="Calibri" style:font-size-asian="11pt" style:font-name-complex="Calibri" style:font-size-complex="11pt"/>
    </style:style>
    <style:style style:name="T232_7" style:family="text">
      <style:text-properties style:font-name="Calibri" fo:font-size="11pt" style:font-name-asian="Calibri" style:font-size-asian="11pt" style:font-name-complex="Calibri" style:font-size-complex="11pt"/>
    </style:style>
    <style:style style:name="T232_8" style:family="text">
      <style:text-properties style:font-name="Calibri" fo:font-size="11pt" style:font-name-asian="Calibri" style:font-size-asian="11pt" style:font-name-complex="Calibri" style:font-size-complex="11pt"/>
    </style:style>
    <style:style style:name="T232_9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0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1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2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3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4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5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6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7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8" style:family="text">
      <style:text-properties style:font-name="Calibri" fo:font-size="11pt" style:font-name-asian="Calibri" style:font-size-asian="11pt" style:font-name-complex="Calibri" style:font-size-complex="11pt"/>
    </style:style>
    <style:style style:name="T232_19" style:family="text">
      <style:text-properties style:font-name="Calibri" fo:font-size="11pt" style:font-name-asian="Calibri" style:font-size-asian="11pt" style:font-name-complex="Calibri" style:font-size-complex="11pt"/>
    </style:style>
    <style:style style:name="T232_20" style:family="text">
      <style:text-properties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P233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34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35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  <style:style style:name="P236" style:family="paragraph" style:parent-style-name="Standard">
      <style:paragraph-properties fo:text-align="justify" fo:break-before="auto" fo:line-height="100%" style:writing-mode="lr-tb"/>
      <style:text-properties fo:font-size="11pt" style:font-size-asian="11pt" style:font-size-complex="11pt"/>
    </style:style>
  </office:automatic-styles>
  <office:body>
    <office:text>
      <text:p text:style-name="P1"><text:span text:style-name="T1_1"><text:line-break/></text:span><text:span text:style-name="T1_2">Tentative</text:span><text:span text:style-name="T1_3"><text:s/></text:span><text:span text:style-name="T1_4">Guest</text:span><text:span text:style-name="T1_5"><text:s/></text:span><text:span text:style-name="T1_6">List</text:span><text:span text:style-name="T1_7"><text:s/></text:span><text:span text:style-name="T1_8">for</text:span><text:span text:style-name="T1_9"><text:s/></text:span><text:span text:style-name="T1_10">the</text:span><text:span text:style-name="T1_11"><text:s/></text:span><text:span text:style-name="T1_12">International</text:span><text:span text:style-name="T1_13"><text:s/></text:span><text:span text:style-name="T1_14">Redistricting</text:span><text:span text:style-name="T1_15"><text:s/></text:span><text:span text:style-name="T1_16">Seminar</text:span></text:p>
      <text:p text:style-name="P2"><text:span text:style-name="T2_1">Drawing</text:span><text:span text:style-name="T2_2"><text:s/></text:span><text:span text:style-name="T2_3">Mexico</text:span><text:span text:style-name="T2_4">:<text:s/></text:span><text:span text:style-name="T2_5">Opening</text:span><text:span text:style-name="T2_6"><text:s/></text:span><text:span text:style-name="T2_7">the</text:span><text:span text:style-name="T2_8"><text:s/></text:span><text:span text:style-name="T2_9">Doors</text:span><text:span text:style-name="T2_10"><text:s/></text:span><text:span text:style-name="T2_11">of</text:span><text:span text:style-name="T2_12"><text:s/></text:span><text:span text:style-name="T2_13">Redistricting</text:span><text:span text:style-name="T2_14"><text:s/></text:span><text:span text:style-name="T2_15">to</text:span><text:span text:style-name="T2_16"><text:s/></text:span><text:span text:style-name="T2_17">Citizens</text:span></text:p>
      <text:p text:style-name="P3"><text:span text:style-name="T3_1"><text:s/>(“</text:span><text:span text:style-name="T3_2">Dibuja</text:span><text:span text:style-name="T3_3"><text:s/></text:span><text:span text:style-name="T3_4">México</text:span><text:span text:style-name="T3_5">:<text:s/></text:span><text:span text:style-name="T3_6">Abriendo</text:span><text:span text:style-name="T3_7"><text:s/></text:span><text:span text:style-name="T3_8">las</text:span><text:span text:style-name="T3_9"><text:s/></text:span><text:span text:style-name="T3_10">puertas</text:span><text:span text:style-name="T3_11"><text:s/></text:span><text:span text:style-name="T3_12">de</text:span><text:span text:style-name="T3_13"><text:s/></text:span><text:span text:style-name="T3_14">la</text:span><text:span text:style-name="T3_15"><text:s/></text:span><text:span text:style-name="T3_16">redistritación</text:span><text:span text:style-name="T3_17"><text:s/></text:span><text:span text:style-name="T3_18">a</text:span><text:span text:style-name="T3_19"><text:s/></text:span><text:span text:style-name="T3_20">la</text:span><text:span text:style-name="T3_21"><text:s/></text:span><text:span text:style-name="T3_22">ciudadanía</text:span><text:span text:style-name="T3_23">”)</text:span></text:p>
      <text:p text:style-name="P4"><text:span text:style-name="T4_1">ITAM</text:span><text:span text:style-name="T4_2"><text:s/></text:span></text:p>
      <text:p text:style-name="P5"><text:span text:style-name="T5_1">May</text:span><text:span text:style-name="T5_2"><text:s/>2013<text:s/>-<text:s/></text:span><text:span text:style-name="T5_3">May</text:span><text:span text:style-name="T5_4"><text:s/>2014</text:span></text:p>
      <text:p text:style-name="P6"/>
      <text:list text:style-name="LS1" xml:id="list0">
        <text:list-item>
          <text:p text:style-name="P7"><text:span text:style-name="T7_1">Panel</text:span><text:span text:style-name="T7_2"><text:s/></text:span><text:span text:style-name="T7_3">in</text:span><text:span text:style-name="T7_4"><text:s/></text:span><text:span text:style-name="T7_5">AMEP</text:span><text:span text:style-name="T7_6">.<text:s/></text:span><text:span text:style-name="T7_7">Inviting</text:span><text:span text:style-name="T7_8"><text:s/></text:span><text:span text:style-name="T7_9">the</text:span><text:span text:style-name="T7_10"><text:s/></text:span><text:span text:style-name="T7_11">Public</text:span><text:span text:style-name="T7_12">:<text:s/></text:span><text:span text:style-name="T7_13">Universities</text:span><text:span text:style-name="T7_14">,<text:s/></text:span><text:span text:style-name="T7_15">Students</text:span><text:span text:style-name="T7_16">,<text:s/></text:span><text:span text:style-name="T7_17">Key</text:span><text:span text:style-name="T7_18"><text:s/></text:span><text:span text:style-name="T7_19">Members</text:span><text:span text:style-name="T7_20"><text:s/></text:span><text:span text:style-name="T7_21">of</text:span><text:span text:style-name="T7_22"><text:s/></text:span><text:span text:style-name="T7_23">the</text:span><text:span text:style-name="T7_24"><text:s/></text:span><text:span text:style-name="T7_25">Public</text:span><text:span text:style-name="T7_26">,<text:s/></text:span><text:span text:style-name="T7_27">Public</text:span><text:span text:style-name="T7_28"><text:s/></text:span><text:span text:style-name="T7_29">Contests</text:span><text:span text:style-name="T7_30"><text:s/>(1<text:s/></text:span><text:span text:style-name="T7_31">day</text:span><text:span text:style-name="T7_32"><text:s/></text:span><text:span text:style-name="T7_33">Forum</text:span><text:span text:style-name="T7_34"><text:s/></text:span><text:span text:style-name="T7_35">April</text:span><text:span text:style-name="T7_36"><text:s/>2013,<text:s/></text:span><text:span text:style-name="T7_37">Est</text:span><text:span text:style-name="T7_38">.<text:s/>150<text:s/></text:span><text:span text:style-name="T7_39">people</text:span><text:span text:style-name="T7_40">)</text:span></text:p>
        </text:list-item>
      </text:list>
      <text:p text:style-name="P8"/>
      <text:p text:style-name="P9"><text:span text:style-name="T9_1">Public</text:span><text:span text:style-name="T9_2"><text:s/></text:span><text:span text:style-name="T9_3">Mapping</text:span><text:span text:style-name="T9_4"><text:s/></text:span><text:span text:style-name="T9_5">Project</text:span><text:span text:style-name="T9_6"><text:s/></text:span><text:span text:style-name="T9_7">Mexico</text:span><text:span text:style-name="T9_8"><text:s/></text:span></text:p>
      <text:p text:style-name="P10"/>
      <text:p text:style-name="P11"><text:span text:style-name="T11_1">Alejandro</text:span><text:span text:style-name="T11_2"><text:s/></text:span><text:span text:style-name="T11_3">Trelles</text:span><text:span text:style-name="T11_4">,<text:s/></text:span><text:span text:style-name="T11_5">PhD</text:span><text:span text:style-name="T11_6"><text:s/></text:span><text:span text:style-name="T11_7">student</text:span><text:span text:style-name="T11_8"><text:s/></text:span><text:span text:style-name="T11_9">at</text:span><text:span text:style-name="T11_10"><text:s/></text:span><text:span text:style-name="T11_11">the</text:span><text:span text:style-name="T11_12"><text:s/></text:span><text:span text:style-name="T11_13">University</text:span><text:span text:style-name="T11_14"><text:s/></text:span><text:span text:style-name="T11_15">of</text:span><text:span text:style-name="T11_16"><text:s/></text:span><text:span text:style-name="T11_17">Pittsburgh</text:span><text:span text:style-name="T11_18"><text:s/></text:span><text:span text:style-name="T11_19">who</text:span><text:span text:style-name="T11_20"><text:s/></text:span><text:span text:style-name="T11_21">has</text:span><text:span text:style-name="T11_22"><text:s/></text:span><text:span text:style-name="T11_23">published</text:span><text:span text:style-name="T11_24"><text:s/></text:span><text:span text:style-name="T11_25">work</text:span><text:span text:style-name="T11_26"><text:s/></text:span><text:span text:style-name="T11_27">related</text:span><text:span text:style-name="T11_28"><text:s/></text:span><text:span text:style-name="T11_29">to</text:span><text:span text:style-name="T11_30"><text:s/></text:span><text:span text:style-name="T11_31">the</text:span><text:span text:style-name="T11_32"><text:s/></text:span><text:span text:style-name="T11_33">redistricting</text:span><text:span text:style-name="T11_34"><text:s/></text:span><text:span text:style-name="T11_35">process</text:span><text:span text:style-name="T11_36"><text:s/></text:span><text:span text:style-name="T11_37">in</text:span><text:span text:style-name="T11_38"><text:s/></text:span><text:span text:style-name="T11_39">Mexico</text:span><text:span text:style-name="T11_40"><text:s/></text:span><text:span text:style-name="T11_41">and</text:span><text:span text:style-name="T11_42"><text:s/></text:span><text:span text:style-name="T11_43">the</text:span><text:span text:style-name="T11_44"><text:s/></text:span><text:span text:style-name="T11_45">US</text:span><text:span text:style-name="T11_46">.<text:s/></text:span><text:span text:style-name="T11_47">Principal</text:span><text:span text:style-name="T11_48"><text:s/></text:span><text:span text:style-name="T11_49">Investigator</text:span><text:span text:style-name="T11_50"><text:s/></text:span><text:span text:style-name="T11_51">of</text:span><text:span text:style-name="T11_52"><text:s/></text:span><text:span text:style-name="T11_53">the</text:span><text:span text:style-name="T11_54"><text:s/></text:span><text:span text:style-name="T11_55">Public</text:span><text:span text:style-name="T11_56"><text:s/></text:span><text:span text:style-name="T11_57">Mapping</text:span><text:span text:style-name="T11_58"><text:s/></text:span><text:span text:style-name="T11_59">Project</text:span><text:span text:style-name="T11_60"><text:s/></text:span><text:span text:style-name="T11_61">Mexico</text:span><text:span text:style-name="T11_62">.</text:span></text:p>
      <text:p text:style-name="P12"/>
      <text:p text:style-name="P13"><text:span text:style-name="T13_1">Eric</text:span><text:span text:style-name="T13_2"><text:s/></text:span><text:span text:style-name="T13_3">Magar</text:span><text:span text:style-name="T13_4">.<text:s/></text:span><text:span text:style-name="T13_5">Professor</text:span><text:span text:style-name="T13_6"><text:s/></text:span><text:span text:style-name="T13_7">at</text:span><text:span text:style-name="T13_8"><text:s/></text:span><text:span text:style-name="T13_9">ITAM</text:span><text:span text:style-name="T13_10"><text:s/></text:span><text:span text:style-name="T13_11">and</text:span><text:span text:style-name="T13_12"><text:s/></text:span><text:span text:style-name="T13_13">Principal</text:span><text:span text:style-name="T13_14"><text:s/></text:span><text:span text:style-name="T13_15">Investigator</text:span><text:span text:style-name="T13_16"><text:s/></text:span><text:span text:style-name="T13_17">Public</text:span><text:span text:style-name="T13_18"><text:s/></text:span><text:span text:style-name="T13_19">Mapping</text:span><text:span text:style-name="T13_20"><text:s/></text:span><text:span text:style-name="T13_21">Project</text:span><text:span text:style-name="T13_22"><text:s/></text:span><text:span text:style-name="T13_23">Mexico</text:span><text:span text:style-name="T13_24">.</text:span></text:p>
      <text:p text:style-name="P14"/>
      <text:p text:style-name="P15"><text:span text:style-name="T15_1">Students</text:span><text:span text:style-name="T15_2"><text:s/></text:span><text:span text:style-name="T15_3">of</text:span><text:span text:style-name="T15_4"><text:s/></text:span><text:span text:style-name="T15_5">ITAM</text:span><text:span text:style-name="T15_6"><text:s/></text:span><text:span text:style-name="T15_7">with</text:span><text:span text:style-name="T15_8"><text:s/></text:span><text:span text:style-name="T15_9">plans</text:span><text:span text:style-name="T15_10"><text:s/></text:span><text:span text:style-name="T15_11">generated</text:span><text:span text:style-name="T15_12"><text:s/></text:span><text:span text:style-name="T15_13">using</text:span><text:span text:style-name="T15_14"><text:s/></text:span><text:span text:style-name="T15_15">the</text:span><text:span text:style-name="T15_16"><text:s/></text:span><text:span text:style-name="T15_17"><office:annotation><dc:creator/><text:p text:style-name="P16"><text:span text:style-name="T16_1">Alejandro</text:span><text:span text:style-name="T16_2"><text:s/></text:span><text:span text:style-name="T16_3">Trelles</text:span><text:span text:style-name="T16_4">:</text:span></text:p><text:p text:style-name="P17"><text:span text:style-name="T17_1">En</text:span><text:span text:style-name="T17_2"><text:s/></text:span><text:span text:style-name="T17_3">esta</text:span><text:span text:style-name="T17_4"><text:s/></text:span><text:span text:style-name="T17_5">etapa</text:span><text:span text:style-name="T17_6"><text:s/></text:span><text:span text:style-name="T17_7">todavía</text:span><text:span text:style-name="T17_8"><text:s/></text:span><text:span text:style-name="T17_9">no</text:span><text:span text:style-name="T17_10"><text:s/></text:span><text:span text:style-name="T17_11">van</text:span><text:span text:style-name="T17_12"><text:s/></text:span><text:span text:style-name="T17_13">a</text:span><text:span text:style-name="T17_14"><text:s/></text:span><text:span text:style-name="T17_15">poder</text:span><text:span text:style-name="T17_16"><text:s/></text:span><text:span text:style-name="T17_17">comparar</text:span><text:span text:style-name="T17_18"><text:s/></text:span><text:span text:style-name="T17_19">escenarios</text:span><text:span text:style-name="T17_20"><text:s/></text:span><text:span text:style-name="T17_21">con</text:span><text:span text:style-name="T17_22"><text:s/></text:span><text:span text:style-name="T17_23">los</text:span><text:span text:style-name="T17_24"><text:s/></text:span><text:span text:style-name="T17_25">que</text:span><text:span text:style-name="T17_26"><text:s/></text:span><text:span text:style-name="T17_27">propondrá</text:span><text:span text:style-name="T17_28"><text:s/></text:span><text:span text:style-name="T17_29">el</text:span><text:span text:style-name="T17_30"><text:s/></text:span><text:span text:style-name="T17_31">IFE</text:span><text:span text:style-name="T17_32">...<text:s/></text:span><text:span text:style-name="T17_33">A</text:span><text:span text:style-name="T17_34"><text:s/></text:span><text:span text:style-name="T17_35">menos</text:span><text:span text:style-name="T17_36"><text:s/></text:span><text:span text:style-name="T17_37">que</text:span><text:span text:style-name="T17_38"><text:s/></text:span><text:span text:style-name="T17_39">estemos</text:span><text:span text:style-name="T17_40"><text:s/></text:span><text:span text:style-name="T17_41">pensando</text:span><text:span text:style-name="T17_42"><text:s/></text:span><text:span text:style-name="T17_43">en</text:span><text:span text:style-name="T17_44"><text:s/></text:span><text:span text:style-name="T17_45">los</text:span><text:span text:style-name="T17_46"><text:s/></text:span><text:span text:style-name="T17_47">del</text:span><text:span text:style-name="T17_48"><text:s/>2005...</text:span></text:p></office:annotation></text:span><text:span text:style-name="T17_49">District</text:span><text:span text:style-name="T17_50"><text:s/></text:span><text:span text:style-name="T17_51">Builder</text:span><text:span text:style-name="T17_52"><text:s/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list text:style-name="LS1" xml:id="list1">
        <text:list-item>
          <text:p text:style-name="P39"><text:span text:style-name="T39_1">Conference</text:span><text:span text:style-name="T39_2"><text:s/>1<text:s/></text:span><text:span text:style-name="T39_3">Inviting</text:span><text:span text:style-name="T39_4"><text:s/></text:span><text:span text:style-name="T39_5">the</text:span><text:span text:style-name="T39_6"><text:s/></text:span><text:span text:style-name="T39_7">Public</text:span><text:span text:style-name="T39_8">:<text:s/></text:span><text:span text:style-name="T39_9">Universities</text:span><text:span text:style-name="T39_10">,<text:s/></text:span><text:span text:style-name="T39_11">Students</text:span><text:span text:style-name="T39_12">,<text:s/></text:span><text:span text:style-name="T39_13">Key</text:span><text:span text:style-name="T39_14"><text:s/></text:span><text:span text:style-name="T39_15">Members</text:span><text:span text:style-name="T39_16"><text:s/></text:span><text:span text:style-name="T39_17">of</text:span><text:span text:style-name="T39_18"><text:s/></text:span><text:span text:style-name="T39_19">the</text:span><text:span text:style-name="T39_20"><text:s/></text:span><text:span text:style-name="T39_21">Public</text:span><text:span text:style-name="T39_22">,<text:s/></text:span><text:span text:style-name="T39_23">Public</text:span><text:span text:style-name="T39_24"><text:s/></text:span><text:span text:style-name="T39_25">Contests</text:span><text:span text:style-name="T39_26"><text:s/>(1<text:s/></text:span><text:span text:style-name="T39_27">day</text:span><text:span text:style-name="T39_28"><text:s/></text:span><text:span text:style-name="T39_29">Forum</text:span><text:span text:style-name="T39_30"><text:s/></text:span><text:span text:style-name="T39_31">May</text:span><text:span text:style-name="T39_32"><text:s/>2013,<text:s/></text:span><text:span text:style-name="T39_33">Est</text:span><text:span text:style-name="T39_34">.<text:s/>150<text:s/></text:span><text:span text:style-name="T39_35">people</text:span><text:span text:style-name="T39_36"><text:s/></text:span><text:span text:style-name="T39_37">and</text:span><text:span text:style-name="T39_38"><text:s/>3<text:s/></text:span><text:span text:style-name="T39_39">International</text:span><text:span text:style-name="T39_40"><text:s/></text:span><text:span text:style-name="T39_41">Speakers</text:span><text:span text:style-name="T39_42">)</text:span></text:p>
        </text:list-item>
      </text:list>
      <text:p text:style-name="P40"/>
      <text:p text:style-name="P41"><text:span text:style-name="T41_1">Public</text:span><text:span text:style-name="T41_2"><text:s/></text:span><text:span text:style-name="T41_3">Mapping</text:span><text:span text:style-name="T41_4"><text:s/></text:span><text:span text:style-name="T41_5">Project</text:span><text:span text:style-name="T41_6"><text:s/></text:span><text:span text:style-name="T41_7">Mexico</text:span><text:span text:style-name="T41_8"><text:s/></text:span></text:p>
      <text:p text:style-name="P42"/>
      <text:p text:style-name="P43"><text:span text:style-name="T43_1">Micah</text:span><text:span text:style-name="T43_2"><text:s/></text:span><text:span text:style-name="T43_3">Altman</text:span><text:span text:style-name="T43_4">,<text:s/></text:span><text:span text:style-name="T43_5">Director</text:span><text:span text:style-name="T43_6"><text:s/></text:span><text:span text:style-name="T43_7">of</text:span><text:span text:style-name="T43_8"><text:s/></text:span><text:span text:style-name="T43_9">Research</text:span><text:span text:style-name="T43_10">/</text:span><text:span text:style-name="T43_11">Head</text:span><text:span text:style-name="T43_12"><text:s/></text:span><text:span text:style-name="T43_13">Scientist</text:span><text:span text:style-name="T43_14">,<text:s/></text:span><text:span text:style-name="T43_15">MIT</text:span><text:span text:style-name="T43_16"><text:s/></text:span><text:span text:style-name="T43_17">Libraries</text:span><text:span text:style-name="T43_18">.<text:s/></text:span><text:span text:style-name="T43_19">Principal</text:span><text:span text:style-name="T43_20"><text:s/></text:span><text:span text:style-name="T43_21">Investigator</text:span><text:span text:style-name="T43_22"><text:s/></text:span><text:span text:style-name="T43_23">of</text:span><text:span text:style-name="T43_24"><text:s/></text:span><text:span text:style-name="T43_25">the</text:span><text:span text:style-name="T43_26"><text:s/></text:span><text:span text:style-name="T43_27">Public</text:span><text:span text:style-name="T43_28"><text:s/></text:span><text:span text:style-name="T43_29">Mapping</text:span><text:span text:style-name="T43_30"><text:s/></text:span><text:span text:style-name="T43_31">Project</text:span><text:span text:style-name="T43_32">.<text:s/></text:span></text:p>
      <text:p text:style-name="P44"/>
      <text:p text:style-name="P45"><text:span text:style-name="T45_1">Michael</text:span><text:span text:style-name="T45_2"><text:s/></text:span><text:span text:style-name="T45_3">McDonald</text:span><text:span text:style-name="T45_4">,<text:s/></text:span><text:span text:style-name="T45_5">Associate</text:span><text:span text:style-name="T45_6"><text:s/></text:span><text:span text:style-name="T45_7">Professor</text:span><text:span text:style-name="T45_8"><text:s/></text:span><text:span text:style-name="T45_9">at</text:span><text:span text:style-name="T45_10"><text:s/></text:span><text:span text:style-name="T45_11">George</text:span><text:span text:style-name="T45_12"><text:s/></text:span><text:span text:style-name="T45_13">Mason</text:span><text:span text:style-name="T45_14"><text:s/></text:span><text:span text:style-name="T45_15">University</text:span><text:span text:style-name="T45_16">.<text:s/></text:span><text:span text:style-name="T45_17">Principal</text:span><text:span text:style-name="T45_18"><text:s/></text:span><text:span text:style-name="T45_19">Investigator</text:span><text:span text:style-name="T45_20"><text:s/></text:span><text:span text:style-name="T45_21">of</text:span><text:span text:style-name="T45_22"><text:s/></text:span><text:span text:style-name="T45_23">the</text:span><text:span text:style-name="T45_24"><text:s/></text:span><text:span text:style-name="T45_25">Public</text:span><text:span text:style-name="T45_26"><text:s/></text:span><text:span text:style-name="T45_27">Mapping</text:span><text:span text:style-name="T45_28"><text:s/></text:span><text:span text:style-name="T45_29">Project</text:span><text:span text:style-name="T45_30">.</text:span></text:p>
      <text:p text:style-name="P46"/>
      <text:p text:style-name="P47"><text:span text:style-name="T47_1">Alejandro</text:span><text:span text:style-name="T47_2"><text:s/></text:span><text:span text:style-name="T47_3">Trelles</text:span><text:span text:style-name="T47_4">,<text:s/></text:span><text:span text:style-name="T47_5">PhD</text:span><text:span text:style-name="T47_6"><text:s/></text:span><text:span text:style-name="T47_7">student</text:span><text:span text:style-name="T47_8"><text:s/></text:span><text:span text:style-name="T47_9">at</text:span><text:span text:style-name="T47_10"><text:s/></text:span><text:span text:style-name="T47_11">the</text:span><text:span text:style-name="T47_12"><text:s/></text:span><text:span text:style-name="T47_13">University</text:span><text:span text:style-name="T47_14"><text:s/></text:span><text:span text:style-name="T47_15">of</text:span><text:span text:style-name="T47_16"><text:s/></text:span><text:span text:style-name="T47_17">Pittsburgh</text:span><text:span text:style-name="T47_18"><text:s/></text:span><text:span text:style-name="T47_19">who</text:span><text:span text:style-name="T47_20"><text:s/></text:span><text:span text:style-name="T47_21">has</text:span><text:span text:style-name="T47_22"><text:s/></text:span><text:span text:style-name="T47_23">published</text:span><text:span text:style-name="T47_24"><text:s/></text:span><text:span text:style-name="T47_25">work</text:span><text:span text:style-name="T47_26"><text:s/></text:span><text:span text:style-name="T47_27">related</text:span><text:span text:style-name="T47_28"><text:s/></text:span><text:span text:style-name="T47_29">to</text:span><text:span text:style-name="T47_30"><text:s/></text:span><text:span text:style-name="T47_31">the</text:span><text:span text:style-name="T47_32"><text:s/></text:span><text:span text:style-name="T47_33">redistricting</text:span><text:span text:style-name="T47_34"><text:s/></text:span><text:span text:style-name="T47_35">process</text:span><text:span text:style-name="T47_36"><text:s/></text:span><text:span text:style-name="T47_37">in</text:span><text:span text:style-name="T47_38"><text:s/></text:span><text:span text:style-name="T47_39">Mexico</text:span><text:span text:style-name="T47_40"><text:s/></text:span><text:span text:style-name="T47_41">and</text:span><text:span text:style-name="T47_42"><text:s/></text:span><text:span text:style-name="T47_43">the</text:span><text:span text:style-name="T47_44"><text:s/></text:span><text:span text:style-name="T47_45">US</text:span><text:span text:style-name="T47_46">.<text:s/></text:span><text:span text:style-name="T47_47">Principal</text:span><text:span text:style-name="T47_48"><text:s/></text:span><text:span text:style-name="T47_49">Investigator</text:span><text:span text:style-name="T47_50"><text:s/></text:span><text:span text:style-name="T47_51">of</text:span><text:span text:style-name="T47_52"><text:s/></text:span><text:span text:style-name="T47_53">the</text:span><text:span text:style-name="T47_54"><text:s/></text:span><text:span text:style-name="T47_55">Public</text:span><text:span text:style-name="T47_56"><text:s/></text:span><text:span text:style-name="T47_57">Mapping</text:span><text:span text:style-name="T47_58"><text:s/></text:span><text:span text:style-name="T47_59">Project</text:span><text:span text:style-name="T47_60"><text:s/></text:span><text:span text:style-name="T47_61">Mexico</text:span><text:span text:style-name="T47_62">.</text:span></text:p>
      <text:p text:style-name="P48"/>
      <text:p text:style-name="P49"><text:span text:style-name="T49_1">Eric</text:span><text:span text:style-name="T49_2"><text:s/></text:span><text:span text:style-name="T49_3">Magar</text:span><text:span text:style-name="T49_4">.<text:s/></text:span><text:span text:style-name="T49_5">Professor</text:span><text:span text:style-name="T49_6"><text:s/></text:span><text:span text:style-name="T49_7">at</text:span><text:span text:style-name="T49_8"><text:s/></text:span><text:span text:style-name="T49_9">ITAM</text:span><text:span text:style-name="T49_10"><text:s/></text:span><text:span text:style-name="T49_11">and</text:span><text:span text:style-name="T49_12"><text:s/></text:span><text:span text:style-name="T49_13">Principal</text:span><text:span text:style-name="T49_14"><text:s/></text:span><text:span text:style-name="T49_15">Investigator</text:span><text:span text:style-name="T49_16"><text:s/></text:span><text:span text:style-name="T49_17">Public</text:span><text:span text:style-name="T49_18"><text:s/></text:span><text:span text:style-name="T49_19">Mapping</text:span><text:span text:style-name="T49_20"><text:s/></text:span><text:span text:style-name="T49_21">Project</text:span><text:span text:style-name="T49_22"><text:s/></text:span><text:span text:style-name="T49_23">Mexico</text:span><text:span text:style-name="T49_24">.</text:span></text:p>
      <text:p text:style-name="P50"/>
      <text:p text:style-name="P51"><text:span text:style-name="T51_1">Juan</text:span><text:span text:style-name="T51_2"><text:s/></text:span><text:span text:style-name="T51_3">Pablo</text:span><text:span text:style-name="T51_4"><text:s/></text:span><text:span text:style-name="T51_5">Micozzi</text:span><text:span text:style-name="T51_6">.<text:s/></text:span><text:span text:style-name="T51_7">Professor</text:span><text:span text:style-name="T51_8"><text:s/></text:span><text:span text:style-name="T51_9">at</text:span><text:span text:style-name="T51_10"><text:s/></text:span><text:span text:style-name="T51_11">UNM</text:span><text:span text:style-name="T51_12">-</text:span><text:span text:style-name="T51_13">Albuquerque</text:span><text:span text:style-name="T51_14">.<text:s/></text:span><text:span text:style-name="T51_15"><office:annotation><dc:creator/><text:p text:style-name="P52"><text:span text:style-name="T52_1">Alejandro</text:span><text:span text:style-name="T52_2"><text:s/></text:span><text:span text:style-name="T52_3">Trelles</text:span><text:span text:style-name="T52_4">:</text:span></text:p><text:p text:style-name="P53"><text:span text:style-name="T53_1">Definir</text:span><text:span text:style-name="T53_2">...<text:s/></text:span><text:span text:style-name="T53_3">El</text:span><text:span text:style-name="T53_4"><text:s/></text:span><text:span text:style-name="T53_5">ya</text:span><text:span text:style-name="T53_6"><text:s/></text:span><text:span text:style-name="T53_7">está</text:span><text:span text:style-name="T53_8"><text:s/></text:span><text:span text:style-name="T53_9">en</text:span><text:span text:style-name="T53_10"><text:s/></text:span><text:span text:style-name="T53_11">México</text:span><text:span text:style-name="T53_12">?</text:span></text:p><text:p text:style-name="P54"><text:span text:style-name="T54_1">eric</text:span><text:span text:style-name="T54_2"><text:s/></text:span><text:span text:style-name="T54_3">magar</text:span><text:span text:style-name="T54_4">:</text:span></text:p><text:p text:style-name="P55"><text:span text:style-name="T55_1">No</text:span><text:span text:style-name="T55_2">,<text:s/></text:span><text:span text:style-name="T55_3">tiene</text:span><text:span text:style-name="T55_4"><text:s/></text:span><text:span text:style-name="T55_5">que</text:span><text:span text:style-name="T55_6"><text:s/></text:span><text:span text:style-name="T55_7">viajar</text:span><text:span text:style-name="T55_8"><text:s/></text:span><text:span text:style-name="T55_9">desde</text:span><text:span text:style-name="T55_10"><text:s/></text:span><text:span text:style-name="T55_11">Albuquerque</text:span><text:span text:style-name="T55_12">.<text:s/></text:span><text:span text:style-name="T55_13">Pero</text:span><text:span text:style-name="T55_14"><text:s/></text:span><text:span text:style-name="T55_15">tiene</text:span><text:span text:style-name="T55_16"><text:s/></text:span><text:span text:style-name="T55_17">trabajo</text:span><text:span text:style-name="T55_18"><text:s/></text:span><text:span text:style-name="T55_19">comparativo</text:span><text:span text:style-name="T55_20"><text:s/></text:span><text:span text:style-name="T55_21">en</text:span><text:span text:style-name="T55_22"><text:s/></text:span><text:span text:style-name="T55_23">Chile</text:span><text:span text:style-name="T55_24"><text:s/></text:span><text:span text:style-name="T55_25">con</text:span><text:span text:style-name="T55_26"><text:s/></text:span><text:span text:style-name="T55_27">Pato</text:span><text:span text:style-name="T55_28"><text:s/></text:span><text:span text:style-name="T55_29">Navia</text:span><text:span text:style-name="T55_30">,<text:s/></text:span><text:span text:style-name="T55_31">quizás</text:span><text:span text:style-name="T55_32"><text:s/></text:span><text:span text:style-name="T55_33">venga</text:span><text:span text:style-name="T55_34"><text:s/></text:span><text:span text:style-name="T55_35">al</text:span><text:span text:style-name="T55_36"><text:s/></text:span><text:span text:style-name="T55_37">caso</text:span><text:span text:style-name="T55_38">.<text:s/></text:span><text:span text:style-name="T55_39">Si</text:span><text:span text:style-name="T55_40"><text:s/></text:span><text:span text:style-name="T55_41">no</text:span><text:span text:style-name="T55_42">,<text:s/></text:span><text:span text:style-name="T55_43">lo</text:span><text:span text:style-name="T55_44"><text:s/></text:span><text:span text:style-name="T55_45">dejamos</text:span><text:span text:style-name="T55_46"><text:s/></text:span><text:span text:style-name="T55_47">para</text:span><text:span text:style-name="T55_48"><text:s/></text:span><text:span text:style-name="T55_49">el</text:span><text:span text:style-name="T55_50"><text:s/></text:span><text:span text:style-name="T55_51">tercer</text:span><text:span text:style-name="T55_52"><text:s/></text:span><text:span text:style-name="T55_53">foro</text:span><text:span text:style-name="T55_54">.</text:span></text:p></office:annotation></text:span><text:span text:style-name="T55_55">Topic</text:span><text:span text:style-name="T55_56">?</text:span><text:span text:style-name="T55_57"><text:s/></text:span><text:span text:style-name="T55_58">Some</text:span><text:span text:style-name="T55_59"><text:s/></text:span><text:span text:style-name="T55_60">consequences</text:span><text:span text:style-name="T55_61"><text:s/></text:span><text:span text:style-name="T55_62">of</text:span><text:span text:style-name="T55_63"><text:s/></text:span><text:span text:style-name="T55_64">redistricting</text:span><text:span text:style-name="T55_65"><text:s/></text:span><text:span text:style-name="T55_66">in</text:span><text:span text:style-name="T55_67"><text:s/></text:span><text:span text:style-name="T55_68">comparative</text:span><text:span text:style-name="T55_69"><text:s/></text:span><text:span text:style-name="T55_70">persepctive</text:span><text:span text:style-name="T55_71">.<text:s/></text:span></text:p>
      <text:p text:style-name="P56"/>
      <text:p text:style-name="P57"><text:span text:style-name="T57_1">Students</text:span><text:span text:style-name="T57_2"><text:s/></text:span><text:span text:style-name="T57_3">of</text:span><text:span text:style-name="T57_4"><text:s/></text:span><text:span text:style-name="T57_5">ITAM</text:span><text:span text:style-name="T57_6"><text:s/></text:span><text:span text:style-name="T57_7">with</text:span><text:span text:style-name="T57_8"><text:s/></text:span><text:span text:style-name="T57_9">gerrymandered</text:span><text:span text:style-name="T57_10"><text:s/></text:span><text:span text:style-name="T57_11">plans</text:span><text:span text:style-name="T57_12"><text:s/></text:span><text:span text:style-name="T57_13">vs</text:span><text:span text:style-name="T57_14"><text:s/></text:span><text:span text:style-name="T57_15">IFE</text:span><text:span text:style-name="T57_16"><text:s/></text:span><text:span text:style-name="T57_17">criteria</text:span><text:span text:style-name="T57_18"><text:s/></text:span><text:span text:style-name="T57_19">vs</text:span><text:span text:style-name="T57_20"><text:s/></text:span><text:span text:style-name="T57_21">new</text:span><text:span text:style-name="T57_22"><text:s/></text:span><text:span text:style-name="T57_23">criteria</text:span></text:p>
      <text:p text:style-name="P58"/>
      <text:p text:style-name="P59"><text:span text:style-name="T59_1">Universities</text:span><text:span text:style-name="T59_2"><text:s/>,<text:s/></text:span><text:span text:style-name="T59_3">Students</text:span><text:span text:style-name="T59_4">,<text:s/></text:span><text:span text:style-name="T59_5">and</text:span><text:span text:style-name="T59_6"><text:s/></text:span><text:span text:style-name="T59_7">Key</text:span><text:span text:style-name="T59_8"><text:s/></text:span><text:span text:style-name="T59_9">Members</text:span><text:span text:style-name="T59_10"><text:s/></text:span><text:span text:style-name="T59_11">of</text:span><text:span text:style-name="T59_12"><text:s/></text:span><text:span text:style-name="T59_13">the</text:span><text:span text:style-name="T59_14"><text:s/></text:span><text:span text:style-name="T59_15">Public</text:span><text:span text:style-name="T59_16"><text:s/>(</text:span><text:span text:style-name="T59_17">Department</text:span><text:span text:style-name="T59_18"><text:s/></text:span><text:span text:style-name="T59_19">DIrectors</text:span><text:span text:style-name="T59_20">,<text:s/></text:span><text:span text:style-name="T59_21">Faculty</text:span><text:span text:style-name="T59_22"><text:s/></text:span><text:span text:style-name="T59_23">and</text:span><text:span text:style-name="T59_24"><text:s/></text:span><text:span text:style-name="T59_25">Students</text:span><text:span text:style-name="T59_26">)</text:span></text:p>
      <text:p text:style-name="P60"/>
      <text:p text:style-name="P61"><text:span text:style-name="T61_1">Juan</text:span><text:span text:style-name="T61_2"><text:s/></text:span><text:span text:style-name="T61_3">Pablo</text:span><text:span text:style-name="T61_4"><text:s/></text:span><text:span text:style-name="T61_5">Micozzi</text:span><text:span text:style-name="T61_6">.<text:s/></text:span><text:span text:style-name="T61_7">Professor</text:span><text:span text:style-name="T61_8"><text:s/></text:span><text:span text:style-name="T61_9">at</text:span><text:span text:style-name="T61_10"><text:s/></text:span><text:span text:style-name="T61_11">UNM</text:span><text:span text:style-name="T61_12">-</text:span><text:span text:style-name="T61_13">Albuquerque</text:span><text:span text:style-name="T61_14">.<text:s/>(</text:span><text:span text:style-name="T61_15">El</text:span><text:span text:style-name="T61_16"><text:s/></text:span><text:span text:style-name="T61_17">va</text:span><text:span text:style-name="T61_18"><text:s/></text:span><text:span text:style-name="T61_19">a</text:span><text:span text:style-name="T61_20"><text:s/></text:span><text:span text:style-name="T61_21">estar</text:span><text:span text:style-name="T61_22"><text:s/></text:span><text:span text:style-name="T61_23">en</text:span><text:span text:style-name="T61_24"><text:s/></text:span><text:span text:style-name="T61_25">México</text:span><text:span text:style-name="T61_26"><text:s/></text:span><text:span text:style-name="T61_27">o</text:span><text:span text:style-name="T61_28"><text:s/></text:span><text:span text:style-name="T61_29">lo</text:span><text:span text:style-name="T61_30"><text:s/></text:span><text:span text:style-name="T61_31">ponemos</text:span><text:span text:style-name="T61_32"><text:s/></text:span><text:span text:style-name="T61_33">con</text:span><text:span text:style-name="T61_34"><text:s/></text:span><text:span text:style-name="T61_35">los</text:span><text:span text:style-name="T61_36"><text:s/></text:span><text:span text:style-name="T61_37">internacionales</text:span><text:span text:style-name="T61_38"><text:s/></text:span><text:span text:style-name="T61_39">en</text:span><text:span text:style-name="T61_40"><text:s/></text:span><text:span text:style-name="T61_41">el</text:span><text:span text:style-name="T61_42"><text:s/></text:span><text:span text:style-name="T61_43">panel</text:span><text:span text:style-name="T61_44"><text:s/></text:span><text:span text:style-name="T61_45">académico</text:span><text:span text:style-name="T61_46">?)</text:span></text:p>
      <text:p text:style-name="P62"/>
      <text:p text:style-name="P63"><text:span text:style-name="T63_1">Javier</text:span><text:span text:style-name="T63_2"><text:s/></text:span><text:span text:style-name="T63_3">Aparicio</text:span><text:span text:style-name="T63_4">,<text:s/></text:span><text:span text:style-name="T63_5">Professor</text:span><text:span text:style-name="T63_6"><text:s/></text:span><text:span text:style-name="T63_7">at</text:span><text:span text:style-name="T63_8"><text:s/></text:span><text:span text:style-name="T63_9">CIDE</text:span></text:p>
      <text:p text:style-name="P64"/>
      <text:p text:style-name="P65"><text:span text:style-name="T65_1"><text:tab/></text:span><text:span text:style-name="T65_2">Pepe</text:span><text:span text:style-name="T65_3"><text:s/></text:span><text:span text:style-name="T65_4">Merino</text:span><text:span text:style-name="T65_5">,<text:s/></text:span><text:span text:style-name="T65_6">Adjunct</text:span><text:span text:style-name="T65_7"><text:s/></text:span><text:span text:style-name="T65_8">Professor</text:span><text:span text:style-name="T65_9"><text:s/></text:span><text:span text:style-name="T65_10">at</text:span><text:span text:style-name="T65_11"><text:s/></text:span><text:span text:style-name="T65_12">ITAM</text:span><text:span text:style-name="T65_13">,<text:s/></text:span><text:span text:style-name="T65_14">active</text:span><text:span text:style-name="T65_15"><text:s/></text:span><text:span text:style-name="T65_16">blogger</text:span><text:span text:style-name="T65_17"><text:s/></text:span><text:span text:style-name="T65_18">on</text:span><text:span text:style-name="T65_19"><text:s/></text:span><text:span text:style-name="T65_20">political</text:span><text:span text:style-name="T65_21"><text:s/></text:span><text:span text:style-name="T65_22">events</text:span></text:p>
      <text:p text:style-name="P66"/>
      <text:p text:style-name="P67"><text:span text:style-name="T67_1"><text:tab/></text:span><text:span text:style-name="T67_2">Arturo</text:span><text:span text:style-name="T67_3"><text:s/></text:span><text:span text:style-name="T67_4">Sánchez</text:span><text:span text:style-name="T67_5">,<text:s/></text:span><text:span text:style-name="T67_6">Former</text:span><text:span text:style-name="T67_7"><text:s/></text:span><text:span text:style-name="T67_8">IFE</text:span><text:span text:style-name="T67_9"><text:s/></text:span><text:span text:style-name="T67_10">Councilor</text:span><text:span text:style-name="T67_11">,<text:s/></text:span><text:span text:style-name="T67_12">Adjunct</text:span><text:span text:style-name="T67_13"><text:s/></text:span><text:span text:style-name="T67_14">Professor</text:span><text:span text:style-name="T67_15"><text:s/></text:span><text:span text:style-name="T67_16">at</text:span><text:span text:style-name="T67_17"><text:s/></text:span><text:span text:style-name="T67_18">COLMEX</text:span></text:p>
      <text:p text:style-name="P68"/>
      <text:p text:style-name="P69"><text:span text:style-name="T69_1"><text:tab/></text:span><text:span text:style-name="T69_2">Horacio</text:span><text:span text:style-name="T69_3"><text:s/></text:span><text:span text:style-name="T69_4">Vives</text:span><text:span text:style-name="T69_5">,<text:s/></text:span><text:span text:style-name="T69_6">former</text:span><text:span text:style-name="T69_7"><text:s/></text:span><text:span text:style-name="T69_8">advisor</text:span><text:span text:style-name="T69_9"><text:s/></text:span><text:span text:style-name="T69_10">to</text:span><text:span text:style-name="T69_11"><text:s/></text:span><text:span text:style-name="T69_12">Councilor</text:span><text:span text:style-name="T69_13"><text:s/></text:span><text:span text:style-name="T69_14">Lujambio</text:span><text:span text:style-name="T69_15"><text:s/></text:span><text:span text:style-name="T69_16">during</text:span><text:span text:style-name="T69_17"><text:s/>1996<text:s/></text:span><text:span text:style-name="T69_18">redistricting</text:span></text:p>
      <text:p text:style-name="P70"/>
      <text:p text:style-name="P71"><text:span text:style-name="T71_1"><text:tab/></text:span><text:span text:style-name="T71_2">Rubén</text:span><text:span text:style-name="T71_3"><text:s/></text:span><text:span text:style-name="T71_4">Hernández</text:span><text:span text:style-name="T71_5">,<text:s/></text:span><text:span text:style-name="T71_6">Professor</text:span><text:span text:style-name="T71_7"><text:s/></text:span><text:span text:style-name="T71_8">at</text:span><text:span text:style-name="T71_9"><text:s/></text:span><text:span text:style-name="T71_10">ITAM</text:span><text:span text:style-name="T71_11">,<text:s/>(</text:span><text:span text:style-name="T71_12">former</text:span><text:span text:style-name="T71_13">?)<text:s/></text:span><text:span text:style-name="T71_14">member</text:span><text:span text:style-name="T71_15"><text:s/></text:span><text:span text:style-name="T71_16">of</text:span><text:span text:style-name="T71_17"><text:s/></text:span><text:span text:style-name="T71_18">Redistricting</text:span><text:span text:style-name="T71_19"><text:s/></text:span><text:span text:style-name="T71_20">Technical</text:span><text:span text:style-name="T71_21"><text:s/></text:span><text:span text:style-name="T71_22">Committee</text:span></text:p>
      <text:p text:style-name="P72"/>
      <text:p text:style-name="P73"><text:span text:style-name="T73_1"><text:tab/></text:span><text:span text:style-name="T73_2">Jesús</text:span><text:span text:style-name="T73_3"><text:s/></text:span><text:span text:style-name="T73_4">Silva</text:span><text:span text:style-name="T73_5">-</text:span><text:span text:style-name="T73_6">Herzog</text:span><text:span text:style-name="T73_7"><text:s/></text:span><text:span text:style-name="T73_8">M</text:span><text:span text:style-name="T73_9">.,<text:s/></text:span><text:span text:style-name="T73_10">Professor</text:span><text:span text:style-name="T73_11"><text:s/></text:span><text:span text:style-name="T73_12">at</text:span><text:span text:style-name="T73_13"><text:s/></text:span><text:span text:style-name="T73_14">ITAM</text:span><text:span text:style-name="T73_15">,<text:s/></text:span><text:span text:style-name="T73_16">writes</text:span><text:span text:style-name="T73_17"><text:s/></text:span><text:span text:style-name="T73_18">a</text:span><text:span text:style-name="T73_19"><text:s/></text:span><text:span text:style-name="T73_20">well</text:span><text:span text:style-name="T73_21">-</text:span><text:span text:style-name="T73_22">read</text:span><text:span text:style-name="T73_23"><text:s/></text:span><text:span text:style-name="T73_24">op</text:span><text:span text:style-name="T73_25">-</text:span><text:span text:style-name="T73_26">ed</text:span></text:p>
      <text:p text:style-name="P74"/>
      <text:p text:style-name="P75"><text:span text:style-name="T75_1"><text:tab/>2-4<text:s/></text:span><text:span text:style-name="T75_2">ITAM</text:span><text:span text:style-name="T75_3"><text:s/></text:span><text:span text:style-name="T75_4">students</text:span><text:span text:style-name="T75_5"><text:s/></text:span><text:span text:style-name="T75_6">with</text:span><text:span text:style-name="T75_7"><text:s/></text:span><text:span text:style-name="T75_8">good</text:span><text:span text:style-name="T75_9"><text:s/></text:span><text:span text:style-name="T75_10">projects</text:span><text:span text:style-name="T75_11"><text:s/></text:span><text:span text:style-name="T75_12">on</text:span><text:span text:style-name="T75_13"><text:s/></text:span><text:span text:style-name="T75_14">the</text:span><text:span text:style-name="T75_15"><text:s/></text:span><text:span text:style-name="T75_16">political</text:span><text:span text:style-name="T75_17"><text:s/></text:span><text:span text:style-name="T75_18">consequences</text:span><text:span text:style-name="T75_19"><text:s/></text:span><text:span text:style-name="T75_20">of</text:span><text:span text:style-name="T75_21"><text:s/></text:span><text:span text:style-name="T75_22">redistricting</text:span></text:p>
      <text:p text:style-name="P76"/>
      <text:p text:style-name="P77"><text:span text:style-name="T77_1">b</text:span><text:span text:style-name="T77_2">)<text:s/></text:span><text:span text:style-name="T77_3">Political</text:span><text:span text:style-name="T77_4"><text:s/></text:span><text:span text:style-name="T77_5">panel</text:span></text:p>
      <text:p text:style-name="P78"><text:span text:style-name="T78_1">--</text:span><text:span text:style-name="T78_2">Party</text:span><text:span text:style-name="T78_3"><text:s/></text:span><text:span text:style-name="T78_4">reps</text:span></text:p>
      <text:p text:style-name="P79"><text:span text:style-name="T79_1">--</text:span><text:span text:style-name="T79_2">Friendly</text:span><text:span text:style-name="T79_3"><text:s/></text:span><text:span text:style-name="T79_4">IFE</text:span><text:span text:style-name="T79_5"><text:s/></text:span><text:span text:style-name="T79_6">Councilors</text:span><text:span text:style-name="T79_7">,<text:s/></text:span><text:span text:style-name="T79_8">past</text:span><text:span text:style-name="T79_9"><text:s/></text:span><text:span text:style-name="T79_10">and</text:span><text:span text:style-name="T79_11"><text:s/></text:span><text:span text:style-name="T79_12">present</text:span><text:span text:style-name="T79_13"><text:s/>(</text:span><text:span text:style-name="T79_14">Arturo</text:span><text:span text:style-name="T79_15"><text:s/></text:span><text:span text:style-name="T79_16">Sánchez</text:span><text:span text:style-name="T79_17">,<text:s/></text:span><text:span text:style-name="T79_18">Juan</text:span><text:span text:style-name="T79_19"><text:s/></text:span><text:span text:style-name="T79_20">Molinar</text:span><text:span text:style-name="T79_21">)</text:span></text:p>
      <text:p text:style-name="P80"><text:span text:style-name="T80_1">c</text:span><text:span text:style-name="T80_2">)<text:s/></text:span><text:span text:style-name="T80_3">Technical</text:span><text:span text:style-name="T80_4"><text:s/></text:span><text:span text:style-name="T80_5">personnel</text:span><text:span text:style-name="T80_6"><text:s/></text:span><text:span text:style-name="T80_7">panel</text:span></text:p>
      <text:p text:style-name="P81"><text:span text:style-name="T81_1">--</text:span><text:span text:style-name="T81_2">Miguel</text:span></text:p>
      <text:p text:style-name="P82"><text:span text:style-name="T82_1">--</text:span><text:span text:style-name="T82_2">Technical</text:span><text:span text:style-name="T82_3"><text:s/></text:span><text:span text:style-name="T82_4">committee</text:span><text:span text:style-name="T82_5"><text:s/></text:span><text:span text:style-name="T82_6">members</text:span><text:span text:style-name="T82_7"><text:s/></text:span><text:span text:style-name="T82_8">past</text:span><text:span text:style-name="T82_9"><text:s/></text:span><text:span text:style-name="T82_10">and</text:span><text:span text:style-name="T82_11"><text:s/></text:span><text:span text:style-name="T82_12">present</text:span></text:p>
      <text:p text:style-name="P83"><text:span text:style-name="T83_1">d</text:span><text:span text:style-name="T83_2">)<text:s/></text:span><text:span text:style-name="T83_3">Advocacy</text:span><text:span text:style-name="T83_4"><text:s/></text:span><text:span text:style-name="T83_5">groups</text:span><text:span text:style-name="T83_6"><text:s/></text:span><text:span text:style-name="T83_7">panel</text:span></text:p>
      <text:p text:style-name="P84"><text:span text:style-name="T84_1">--</text:span><text:span text:style-name="T84_2">Mónica</text:span><text:span text:style-name="T84_3"><text:s/></text:span><text:span text:style-name="T84_4">Tapia</text:span><text:span text:style-name="T84_5"><text:s/>(</text:span><text:span text:style-name="T84_6">Alternativas</text:span><text:span text:style-name="T84_7"><text:s/></text:span><text:span text:style-name="T84_8">y</text:span><text:span text:style-name="T84_9"><text:s/></text:span><text:span text:style-name="T84_10">Capacidades</text:span><text:span text:style-name="T84_11">)</text:span></text:p>
      <text:p text:style-name="P85"><text:span text:style-name="T85_1">--</text:span><text:span text:style-name="T85_2">Grupo</text:span><text:span text:style-name="T85_3"><text:s/></text:span><text:span text:style-name="T85_4">indígenas</text:span><text:span text:style-name="T85_5">?</text:span></text:p>
      <text:p text:style-name="P86"><text:span text:style-name="T86_1">--</text:span><text:span text:style-name="T86_2">Fernanda</text:span><text:span text:style-name="T86_3"><text:s/></text:span><text:span text:style-name="T86_4">Somuano</text:span><text:span text:style-name="T86_5"><text:s/>(</text:span><text:span text:style-name="T86_6">Colmex</text:span><text:span text:style-name="T86_7">)</text:span></text:p>
      <text:p text:style-name="P87"><text:span text:style-name="T87_1">--</text:span><text:span text:style-name="T87_2">Alguien</text:span><text:span text:style-name="T87_3"><text:s/></text:span><text:span text:style-name="T87_4">de</text:span><text:span text:style-name="T87_5"><text:s/></text:span><text:span text:style-name="T87_6">Fundar</text:span></text:p>
      <text:p text:style-name="P88"><text:span text:style-name="T88_1">--</text:span><text:span text:style-name="T88_2">Ibavelle</text:span></text:p>
      <text:p text:style-name="P89"/>
      <text:p text:style-name="P90"/>
      <text:p text:style-name="P91"><text:span text:style-name="T91_1"><text:tab/></text:span><text:span text:style-name="T91_2">Alguien</text:span><text:span text:style-name="T91_3"><text:s/></text:span><text:span text:style-name="T91_4">de</text:span><text:span text:style-name="T91_5"><text:s/></text:span><text:span text:style-name="T91_6">FUNDAR</text:span><text:span text:style-name="T91_7"><text:s/></text:span><text:span text:style-name="T91_8">y</text:span><text:span text:style-name="T91_9"><text:s/></text:span><text:span text:style-name="T91_10">otras</text:span><text:span text:style-name="T91_11"><text:s/></text:span><text:span text:style-name="T91_12">OSCs</text:span><text:span text:style-name="T91_13"><text:s/></text:span><text:span text:style-name="T91_14">con</text:span><text:span text:style-name="T91_15"><text:s/></text:span><text:span text:style-name="T91_16">interés</text:span><text:span text:style-name="T91_17"><text:s/></text:span><text:span text:style-name="T91_18">en</text:span><text:span text:style-name="T91_19"><text:s/></text:span><text:span text:style-name="T91_20">temas</text:span><text:span text:style-name="T91_21"><text:s/></text:span><text:span text:style-name="T91_22">de</text:span><text:span text:style-name="T91_23"><text:s/></text:span><text:span text:style-name="T91_24">representación</text:span></text:p>
      <text:p text:style-name="P92"><text:span text:style-name="T92_1"><text:tab/></text:span><text:span text:style-name="T92_2">UNAM</text:span></text:p>
      <text:p text:style-name="P93"><text:span text:style-name="T93_1"><text:tab/></text:span><text:span text:style-name="T93_2">UAM</text:span></text:p>
      <text:p text:style-name="P94"><text:span text:style-name="T94_1"><text:tab/></text:span><text:span text:style-name="T94_2">IBERO</text:span><text:span text:style-name="T94_3"><text:s/></text:span></text:p>
      <text:p text:style-name="P95"><text:span text:style-name="T95_1"><text:tab/></text:span><text:span text:style-name="T95_2">COLMEX</text:span></text:p>
      <text:p text:style-name="P96"><text:span text:style-name="T96_1"><text:tab/></text:span><text:span text:style-name="T96_2">TEC</text:span></text:p>
      <text:p text:style-name="P97"><text:span text:style-name="T97_1"><text:tab/></text:span><text:span text:style-name="T97_2">BUAP</text:span></text:p>
      <text:p text:style-name="P98"><text:span text:style-name="T98_1"><text:tab/></text:span><text:span text:style-name="T98_2">UDLA</text:span></text:p>
      <text:p text:style-name="P99"><text:span text:style-name="T99_1"><text:tab/></text:span><text:span text:style-name="T99_2">FLACSO</text:span></text:p>
      <text:p text:style-name="P100"/>
      <text:p text:style-name="P101"/>
      <text:list text:style-name="LS2" xml:id="list2">
        <text:list-item>
          <text:p text:style-name="P102"><text:span text:style-name="T102_1">Conference</text:span><text:span text:style-name="T102_2"><text:s/>2<text:s/></text:span><text:span text:style-name="T102_3">The</text:span><text:span text:style-name="T102_4"><text:s/></text:span><text:span text:style-name="T102_5">results</text:span><text:span text:style-name="T102_6"><text:s/></text:span><text:span text:style-name="T102_7">and</text:span><text:span text:style-name="T102_8"><text:s/></text:span><text:span text:style-name="T102_9">media</text:span><text:span text:style-name="T102_10">.<text:s/></text:span><text:span text:style-name="T102_11">Goal</text:span><text:span text:style-name="T102_12">:<text:s/></text:span><text:span text:style-name="T102_13">Present</text:span><text:span text:style-name="T102_14"><text:s/></text:span><text:span text:style-name="T102_15">results</text:span><text:span text:style-name="T102_16"><text:s/></text:span><text:span text:style-name="T102_17">of</text:span><text:span text:style-name="T102_18"><text:s/></text:span><text:span text:style-name="T102_19">PMP</text:span><text:span text:style-name="T102_20"><text:s/></text:span><text:span text:style-name="T102_21">to</text:span><text:span text:style-name="T102_22"><text:s/></text:span><text:span text:style-name="T102_23">the</text:span><text:span text:style-name="T102_24"><text:s/></text:span><text:span text:style-name="T102_25">media</text:span><text:span text:style-name="T102_26"><text:s/>(1<text:s/></text:span><text:span text:style-name="T102_27">day</text:span><text:span text:style-name="T102_28"><text:s/></text:span><text:span text:style-name="T102_29">Forum</text:span><text:span text:style-name="T102_30"><text:s/></text:span><text:span text:style-name="T102_31"><office:annotation><dc:creator/><text:p text:style-name="P103"><text:span text:style-name="T103_1">Alejandro</text:span><text:span text:style-name="T103_2"><text:s/></text:span><text:span text:style-name="T103_3">Trelles</text:span><text:span text:style-name="T103_4">:</text:span></text:p><text:p text:style-name="P104"><text:span text:style-name="T104_1">Hay</text:span><text:span text:style-name="T104_2"><text:s/></text:span><text:span text:style-name="T104_3">que</text:span><text:span text:style-name="T104_4"><text:s/></text:span><text:span text:style-name="T104_5">definir</text:span><text:span text:style-name="T104_6"><text:s/></text:span><text:span text:style-name="T104_7">si</text:span><text:span text:style-name="T104_8"><text:s/></text:span><text:span text:style-name="T104_9">el</text:span><text:span text:style-name="T104_10"><text:s/></text:span><text:span text:style-name="T104_11">impacto</text:span><text:span text:style-name="T104_12"><text:s/></text:span><text:span text:style-name="T104_13">en</text:span><text:span text:style-name="T104_14"><text:s/></text:span><text:span text:style-name="T104_15">medios</text:span><text:span text:style-name="T104_16"><text:s/></text:span><text:span text:style-name="T104_17">lo</text:span><text:span text:style-name="T104_18"><text:s/></text:span><text:span text:style-name="T104_19">queremos</text:span><text:span text:style-name="T104_20"><text:s/></text:span><text:span text:style-name="T104_21">antes</text:span><text:span text:style-name="T104_22">,<text:s/></text:span><text:span text:style-name="T104_23">durante</text:span><text:span text:style-name="T104_24"><text:s/></text:span><text:span text:style-name="T104_25">o</text:span><text:span text:style-name="T104_26"><text:s/></text:span><text:span text:style-name="T104_27">después</text:span><text:span text:style-name="T104_28"><text:s/></text:span><text:span text:style-name="T104_29">de</text:span><text:span text:style-name="T104_30"><text:s/></text:span><text:span text:style-name="T104_31">que</text:span><text:span text:style-name="T104_32"><text:s/></text:span><text:span text:style-name="T104_33">el</text:span><text:span text:style-name="T104_34"><text:s/></text:span><text:span text:style-name="T104_35">consejo</text:span><text:span text:style-name="T104_36"><text:s/></text:span><text:span text:style-name="T104_37">vote</text:span><text:span text:style-name="T104_38"><text:s/></text:span><text:span text:style-name="T104_39">la</text:span><text:span text:style-name="T104_40"><text:s/></text:span><text:span text:style-name="T104_41">nueva</text:span><text:span text:style-name="T104_42"><text:s/></text:span><text:span text:style-name="T104_43">cartografía</text:span><text:span text:style-name="T104_44"><text:s/>(</text:span><text:span text:style-name="T104_45">Agosto</text:span><text:span text:style-name="T104_46"><text:s/>2013)</text:span></text:p></office:annotation></text:span><text:span text:style-name="T104_47">July</text:span><text:span text:style-name="T104_48">-</text:span><text:span text:style-name="T104_49">September</text:span><text:span text:style-name="T104_50"><text:s/>2013,<text:s/></text:span><text:span text:style-name="T104_51">Est</text:span><text:span text:style-name="T104_52">.<text:s/>150<text:s/></text:span><text:span text:style-name="T104_53">people</text:span><text:span text:style-name="T104_54"><text:s/></text:span><text:span text:style-name="T104_55">and</text:span><text:span text:style-name="T104_56"><text:s/>3<text:s/></text:span><text:span text:style-name="T104_57">International</text:span><text:span text:style-name="T104_58"><text:s/></text:span><text:span text:style-name="T104_59">Speakers</text:span><text:span text:style-name="T104_60">)</text:span></text:p>
        </text:list-item>
      </text:list>
      <text:p text:style-name="P105"/>
      <text:p text:style-name="P106"><text:span text:style-name="T106_1">Public</text:span><text:span text:style-name="T106_2"><text:s/></text:span><text:span text:style-name="T106_3">Mapping</text:span><text:span text:style-name="T106_4"><text:s/></text:span><text:span text:style-name="T106_5">Project</text:span><text:span text:style-name="T106_6"><text:s/></text:span><text:span text:style-name="T106_7">Mexico</text:span><text:span text:style-name="T106_8"><text:s/></text:span></text:p>
      <text:p text:style-name="P107"/>
      <text:p text:style-name="P108"><text:span text:style-name="T108_1">Micah</text:span><text:span text:style-name="T108_2"><text:s/></text:span><text:span text:style-name="T108_3">Altman</text:span><text:span text:style-name="T108_4">,<text:s/></text:span><text:span text:style-name="T108_5">Director</text:span><text:span text:style-name="T108_6"><text:s/></text:span><text:span text:style-name="T108_7">of</text:span><text:span text:style-name="T108_8"><text:s/></text:span><text:span text:style-name="T108_9">Research</text:span><text:span text:style-name="T108_10">/</text:span><text:span text:style-name="T108_11">Head</text:span><text:span text:style-name="T108_12"><text:s/></text:span><text:span text:style-name="T108_13">Scientist</text:span><text:span text:style-name="T108_14">,<text:s/></text:span><text:span text:style-name="T108_15">MIT</text:span><text:span text:style-name="T108_16"><text:s/></text:span><text:span text:style-name="T108_17">Libraries</text:span><text:span text:style-name="T108_18">.<text:s/></text:span><text:span text:style-name="T108_19">Principal</text:span><text:span text:style-name="T108_20"><text:s/></text:span><text:span text:style-name="T108_21">Investigator</text:span><text:span text:style-name="T108_22"><text:s/></text:span><text:span text:style-name="T108_23">of</text:span><text:span text:style-name="T108_24"><text:s/></text:span><text:span text:style-name="T108_25">the</text:span><text:span text:style-name="T108_26"><text:s/></text:span><text:span text:style-name="T108_27">Public</text:span><text:span text:style-name="T108_28"><text:s/></text:span><text:span text:style-name="T108_29">Mapping</text:span><text:span text:style-name="T108_30"><text:s/></text:span><text:span text:style-name="T108_31">Project</text:span><text:span text:style-name="T108_32">.<text:s/></text:span></text:p>
      <text:p text:style-name="P109"/>
      <text:p text:style-name="P110"><text:span text:style-name="T110_1">Michael</text:span><text:span text:style-name="T110_2"><text:s/></text:span><text:span text:style-name="T110_3">McDonald</text:span><text:span text:style-name="T110_4">,<text:s/></text:span><text:span text:style-name="T110_5">Associate</text:span><text:span text:style-name="T110_6"><text:s/></text:span><text:span text:style-name="T110_7">Professor</text:span><text:span text:style-name="T110_8"><text:s/></text:span><text:span text:style-name="T110_9">at</text:span><text:span text:style-name="T110_10"><text:s/></text:span><text:span text:style-name="T110_11">George</text:span><text:span text:style-name="T110_12"><text:s/></text:span><text:span text:style-name="T110_13">Mason</text:span><text:span text:style-name="T110_14"><text:s/></text:span><text:span text:style-name="T110_15">University</text:span><text:span text:style-name="T110_16">.<text:s/></text:span><text:span text:style-name="T110_17">Principal</text:span><text:span text:style-name="T110_18"><text:s/></text:span><text:span text:style-name="T110_19">Investigator</text:span><text:span text:style-name="T110_20"><text:s/></text:span><text:span text:style-name="T110_21">of</text:span><text:span text:style-name="T110_22"><text:s/></text:span><text:span text:style-name="T110_23">the</text:span><text:span text:style-name="T110_24"><text:s/></text:span><text:span text:style-name="T110_25">Public</text:span><text:span text:style-name="T110_26"><text:s/></text:span><text:span text:style-name="T110_27">Mapping</text:span><text:span text:style-name="T110_28"><text:s/></text:span><text:span text:style-name="T110_29">Project</text:span><text:span text:style-name="T110_30">.</text:span></text:p>
      <text:p text:style-name="P111"/>
      <text:p text:style-name="P112"><text:span text:style-name="T112_1">Alejandro</text:span><text:span text:style-name="T112_2"><text:s/></text:span><text:span text:style-name="T112_3">Trelles</text:span><text:span text:style-name="T112_4">,<text:s/></text:span><text:span text:style-name="T112_5">PhD</text:span><text:span text:style-name="T112_6"><text:s/></text:span><text:span text:style-name="T112_7">student</text:span><text:span text:style-name="T112_8"><text:s/></text:span><text:span text:style-name="T112_9">at</text:span><text:span text:style-name="T112_10"><text:s/></text:span><text:span text:style-name="T112_11">the</text:span><text:span text:style-name="T112_12"><text:s/></text:span><text:span text:style-name="T112_13">University</text:span><text:span text:style-name="T112_14"><text:s/></text:span><text:span text:style-name="T112_15">of</text:span><text:span text:style-name="T112_16"><text:s/></text:span><text:span text:style-name="T112_17">Pittsburgh</text:span><text:span text:style-name="T112_18"><text:s/></text:span><text:span text:style-name="T112_19">who</text:span><text:span text:style-name="T112_20"><text:s/></text:span><text:span text:style-name="T112_21">has</text:span><text:span text:style-name="T112_22"><text:s/></text:span><text:span text:style-name="T112_23">published</text:span><text:span text:style-name="T112_24"><text:s/></text:span><text:span text:style-name="T112_25">work</text:span><text:span text:style-name="T112_26"><text:s/></text:span><text:span text:style-name="T112_27">related</text:span><text:span text:style-name="T112_28"><text:s/></text:span><text:span text:style-name="T112_29">to</text:span><text:span text:style-name="T112_30"><text:s/></text:span><text:span text:style-name="T112_31">the</text:span><text:span text:style-name="T112_32"><text:s/></text:span><text:span text:style-name="T112_33">redistricting</text:span><text:span text:style-name="T112_34"><text:s/></text:span><text:span text:style-name="T112_35">process</text:span><text:span text:style-name="T112_36"><text:s/></text:span><text:span text:style-name="T112_37">in</text:span><text:span text:style-name="T112_38"><text:s/></text:span><text:span text:style-name="T112_39">Mexico</text:span><text:span text:style-name="T112_40"><text:s/></text:span><text:span text:style-name="T112_41">and</text:span><text:span text:style-name="T112_42"><text:s/></text:span><text:span text:style-name="T112_43">the</text:span><text:span text:style-name="T112_44"><text:s/></text:span><text:span text:style-name="T112_45">US</text:span><text:span text:style-name="T112_46">.<text:s/></text:span><text:span text:style-name="T112_47">Principal</text:span><text:span text:style-name="T112_48"><text:s/></text:span><text:span text:style-name="T112_49">Investigator</text:span><text:span text:style-name="T112_50"><text:s/></text:span><text:span text:style-name="T112_51">of</text:span><text:span text:style-name="T112_52"><text:s/></text:span><text:span text:style-name="T112_53">the</text:span><text:span text:style-name="T112_54"><text:s/></text:span><text:span text:style-name="T112_55">Public</text:span><text:span text:style-name="T112_56"><text:s/></text:span><text:span text:style-name="T112_57">Mapping</text:span><text:span text:style-name="T112_58"><text:s/></text:span><text:span text:style-name="T112_59">Project</text:span><text:span text:style-name="T112_60"><text:s/></text:span><text:span text:style-name="T112_61">Mexico</text:span><text:span text:style-name="T112_62">.</text:span></text:p>
      <text:p text:style-name="P113"/>
      <text:p text:style-name="P114"><text:span text:style-name="T114_1">Eric</text:span><text:span text:style-name="T114_2"><text:s/></text:span><text:span text:style-name="T114_3">Magar</text:span><text:span text:style-name="T114_4">.<text:s/></text:span><text:span text:style-name="T114_5">Professor</text:span><text:span text:style-name="T114_6"><text:s/></text:span><text:span text:style-name="T114_7">at</text:span><text:span text:style-name="T114_8"><text:s/></text:span><text:span text:style-name="T114_9">ITAM</text:span><text:span text:style-name="T114_10"><text:s/></text:span><text:span text:style-name="T114_11">and</text:span><text:span text:style-name="T114_12"><text:s/></text:span><text:span text:style-name="T114_13">Principal</text:span><text:span text:style-name="T114_14"><text:s/></text:span><text:span text:style-name="T114_15">Investigator</text:span><text:span text:style-name="T114_16"><text:s/></text:span><text:span text:style-name="T114_17">Public</text:span><text:span text:style-name="T114_18"><text:s/></text:span><text:span text:style-name="T114_19">Mapping</text:span><text:span text:style-name="T114_20"><text:s/></text:span><text:span text:style-name="T114_21">Project</text:span><text:span text:style-name="T114_22"><text:s/></text:span><text:span text:style-name="T114_23">Mexico</text:span><text:span text:style-name="T114_24">.</text:span></text:p>
      <text:p text:style-name="P115"/>
      <text:p text:style-name="P116"><text:span text:style-name="T116_1">Academia</text:span><text:span text:style-name="T116_2">/</text:span><text:span text:style-name="T116_3">Media</text:span><text:span text:style-name="T116_4"><text:s/></text:span></text:p>
      <text:p text:style-name="P117"/>
      <text:p text:style-name="P118"><text:span text:style-name="T118_1"><text:tab/></text:span><text:span text:style-name="T118_2">Eric</text:span><text:span text:style-name="T118_3"><text:s/></text:span><text:span text:style-name="T118_4">Magar</text:span><text:span text:style-name="T118_5">.<text:s/></text:span><text:span text:style-name="T118_6">Professor</text:span><text:span text:style-name="T118_7"><text:s/></text:span><text:span text:style-name="T118_8">at</text:span><text:span text:style-name="T118_9"><text:s/></text:span><text:span text:style-name="T118_10">ITAM</text:span><text:span text:style-name="T118_11"><text:s/></text:span><text:span text:style-name="T118_12">and</text:span><text:span text:style-name="T118_13"><text:s/></text:span><text:span text:style-name="T118_14">Principal</text:span><text:span text:style-name="T118_15"><text:s/></text:span><text:span text:style-name="T118_16">Investigator</text:span><text:span text:style-name="T118_17"><text:s/></text:span><text:span text:style-name="T118_18">Public</text:span><text:span text:style-name="T118_19"><text:s/></text:span><text:span text:style-name="T118_20">Mapping</text:span><text:span text:style-name="T118_21"><text:s/></text:span><text:span text:style-name="T118_22">Project</text:span><text:span text:style-name="T118_23"><text:s/></text:span><text:span text:style-name="T118_24">Mexico</text:span><text:span text:style-name="T118_25">.</text:span></text:p>
      <text:p text:style-name="P119"/>
      <text:p text:style-name="P120"><text:span text:style-name="T120_1">José</text:span><text:span text:style-name="T120_2"><text:s/></text:span><text:span text:style-name="T120_3">Woldenberg</text:span><text:span text:style-name="T120_4">.<text:s/></text:span><text:span text:style-name="T120_5">Professor</text:span><text:span text:style-name="T120_6"><text:s/></text:span><text:span text:style-name="T120_7">of</text:span><text:span text:style-name="T120_8"><text:s/></text:span><text:span text:style-name="T120_9">Political</text:span><text:span text:style-name="T120_10"><text:s/></text:span><text:span text:style-name="T120_11">Science</text:span><text:span text:style-name="T120_12"><text:s/></text:span><text:span text:style-name="T120_13">at</text:span><text:span text:style-name="T120_14"><text:s/></text:span><text:span text:style-name="T120_15">UNAM</text:span><text:span text:style-name="T120_16"><text:s/></text:span><text:span text:style-name="T120_17">and</text:span><text:span text:style-name="T120_18"><text:s/></text:span><text:span text:style-name="T120_19">former</text:span><text:span text:style-name="T120_20"><text:s/></text:span><text:span text:style-name="T120_21">President</text:span><text:span text:style-name="T120_22"><text:s/></text:span><text:span text:style-name="T120_23">of</text:span><text:span text:style-name="T120_24"><text:s/></text:span><text:span text:style-name="T120_25">IFE</text:span><text:span text:style-name="T120_26">.<text:s/></text:span><text:span text:style-name="T120_27">Columnist</text:span><text:span text:style-name="T120_28"><text:s/></text:span><text:span text:style-name="T120_29">Reforma</text:span><text:span text:style-name="T120_30"><text:s/></text:span><text:span text:style-name="T120_31">Newspaper</text:span><text:span text:style-name="T120_32">.<text:s/></text:span></text:p>
      <text:p text:style-name="P121"/>
      <text:p text:style-name="P122"><text:span text:style-name="T122_1">Denisse</text:span><text:span text:style-name="T122_2"><text:s/></text:span><text:span text:style-name="T122_3">Dresser</text:span><text:span text:style-name="T122_4">.<text:s/></text:span><text:span text:style-name="T122_5">Professor</text:span><text:span text:style-name="T122_6"><text:s/></text:span><text:span text:style-name="T122_7">at</text:span><text:span text:style-name="T122_8"><text:s/></text:span><text:span text:style-name="T122_9">ITAM</text:span><text:span text:style-name="T122_10"><text:s/></text:span><text:span text:style-name="T122_11">and</text:span><text:span text:style-name="T122_12"><text:s/></text:span><text:span text:style-name="T122_13">columnist</text:span><text:span text:style-name="T122_14"><text:s/></text:span><text:span text:style-name="T122_15">at</text:span><text:span text:style-name="T122_16"><text:s/></text:span><text:span text:style-name="T122_17">Reforma</text:span></text:p>
      <text:p text:style-name="P123"/>
      <text:p text:style-name="P124"><text:span text:style-name="T124_1">Jesús</text:span><text:span text:style-name="T124_2"><text:s/></text:span><text:span text:style-name="T124_3">Silva</text:span><text:span text:style-name="T124_4"><text:s/></text:span><text:span text:style-name="T124_5">Herzog</text:span><text:span text:style-name="T124_6">-</text:span><text:span text:style-name="T124_7">Márquez</text:span><text:span text:style-name="T124_8">.<text:s/></text:span><text:span text:style-name="T124_9">Professor</text:span><text:span text:style-name="T124_10"><text:s/></text:span><text:span text:style-name="T124_11">at</text:span><text:span text:style-name="T124_12"><text:s/></text:span><text:span text:style-name="T124_13">ITAM</text:span><text:span text:style-name="T124_14"><text:s/></text:span><text:span text:style-name="T124_15">and</text:span><text:span text:style-name="T124_16"><text:s/></text:span><text:span text:style-name="T124_17">columnist</text:span><text:span text:style-name="T124_18"><text:s/></text:span><text:span text:style-name="T124_19">at</text:span><text:span text:style-name="T124_20"><text:s/></text:span><text:span text:style-name="T124_21">Reforma</text:span></text:p>
      <text:p text:style-name="P125"><text:span text:style-name="T125_1"><text:tab/></text:span></text:p>
      <text:p text:style-name="P126"><text:span text:style-name="T126_1">Carlos</text:span><text:span text:style-name="T126_2"><text:s/></text:span><text:span text:style-name="T126_3">Elizondo</text:span><text:span text:style-name="T126_4"><text:s/></text:span><text:span text:style-name="T126_5">Mayer</text:span><text:span text:style-name="T126_6">-</text:span><text:span text:style-name="T126_7">Serra</text:span><text:span text:style-name="T126_8">.<text:s/></text:span><text:span text:style-name="T126_9">Professor</text:span><text:span text:style-name="T126_10"><text:s/></text:span><text:span text:style-name="T126_11">at</text:span><text:span text:style-name="T126_12"><text:s/></text:span><text:span text:style-name="T126_13">CIDE</text:span><text:span text:style-name="T126_14"><text:s/></text:span><text:span text:style-name="T126_15">and</text:span><text:span text:style-name="T126_16"><text:s/></text:span><text:span text:style-name="T126_17">columnist</text:span><text:span text:style-name="T126_18"><text:s/></text:span><text:span text:style-name="T126_19">at</text:span><text:span text:style-name="T126_20"><text:s/></text:span><text:span text:style-name="T126_21">Reforma</text:span></text:p>
      <text:p text:style-name="P127"/>
      <text:p text:style-name="P128"><text:span text:style-name="T128_1"><text:tab/></text:span><text:span text:style-name="T128_2">Denisse</text:span><text:span text:style-name="T128_3"><text:s/></text:span><text:span text:style-name="T128_4">Maerker</text:span><text:span text:style-name="T128_5">.<text:s/></text:span><text:span text:style-name="T128_6">Journalist</text:span><text:span text:style-name="T128_7">:<text:s/></text:span><text:span text:style-name="T128_8">Radio</text:span><text:span text:style-name="T128_9"><text:s/></text:span><text:span text:style-name="T128_10">and</text:span><text:span text:style-name="T128_11"><text:s/></text:span><text:span text:style-name="T128_12">TV</text:span></text:p>
      <text:p text:style-name="P129"/>
      <text:p text:style-name="P130"><text:span text:style-name="T130_1">Carmen</text:span><text:span text:style-name="T130_2"><text:s/></text:span><text:span text:style-name="T130_3">Aristegui</text:span><text:span text:style-name="T130_4">.<text:s/></text:span><text:span text:style-name="T130_5">Journalist</text:span><text:span text:style-name="T130_6">:<text:s/></text:span><text:span text:style-name="T130_7">Radio</text:span><text:span text:style-name="T130_8"><text:s/></text:span><text:span text:style-name="T130_9">and</text:span><text:span text:style-name="T130_10"><text:s/></text:span><text:span text:style-name="T130_11">TV</text:span></text:p>
      <text:p text:style-name="P131"/>
      <text:p text:style-name="P132"><text:span text:style-name="T132_1">Leo</text:span><text:span text:style-name="T132_2"><text:s/></text:span><text:span text:style-name="T132_3">Zukerman</text:span><text:span text:style-name="T132_4">.<text:s/></text:span><text:span text:style-name="T132_5">Journalist</text:span><text:span text:style-name="T132_6">:<text:s/></text:span><text:span text:style-name="T132_7">Radio</text:span><text:span text:style-name="T132_8">,<text:s/></text:span><text:span text:style-name="T132_9">TV</text:span><text:span text:style-name="T132_10"><text:s/></text:span><text:span text:style-name="T132_11">and</text:span><text:span text:style-name="T132_12"><text:s/></text:span><text:span text:style-name="T132_13">Columnist</text:span><text:span text:style-name="T132_14"><text:s/></text:span><text:span text:style-name="T132_15">at</text:span><text:span text:style-name="T132_16"><text:s/></text:span><text:span text:style-name="T132_17">Excelsior</text:span></text:p>
      <text:p text:style-name="P133"/>
      <text:p text:style-name="P134"><text:span text:style-name="T134_1"><text:tab/></text:span><text:span text:style-name="T134_2">Arturo</text:span><text:span text:style-name="T134_3"><text:s/></text:span><text:span text:style-name="T134_4">Sánchez</text:span><text:span text:style-name="T134_5">,<text:s/></text:span><text:span text:style-name="T134_6">Radio</text:span><text:span text:style-name="T134_7"><text:s/></text:span><text:span text:style-name="T134_8">Fórmula</text:span><text:span text:style-name="T134_9">,<text:s/></text:span><text:span text:style-name="T134_10">Former</text:span><text:span text:style-name="T134_11"><text:s/></text:span><text:span text:style-name="T134_12">IFE</text:span><text:span text:style-name="T134_13"><text:s/></text:span><text:span text:style-name="T134_14">Councilor</text:span><text:span text:style-name="T134_15">,<text:s/></text:span><text:span text:style-name="T134_16">Adjunct</text:span><text:span text:style-name="T134_17"><text:s/></text:span><text:span text:style-name="T134_18">Professor</text:span><text:span text:style-name="T134_19"><text:s/></text:span><text:span text:style-name="T134_20">at</text:span><text:span text:style-name="T134_21"><text:s/></text:span><text:span text:style-name="T134_22">COLMEX</text:span></text:p>
      <text:p text:style-name="P135"/>
      <text:p text:style-name="P136"><text:span text:style-name="T136_1"><office:annotation><dc:creator/><text:p text:style-name="P137"><text:span text:style-name="T137_1">Alejandro</text:span><text:span text:style-name="T137_2"><text:s/></text:span><text:span text:style-name="T137_3">Trelles</text:span><text:span text:style-name="T137_4">:</text:span></text:p><text:p text:style-name="P138"><text:span text:style-name="T138_1">Ya</text:span><text:span text:style-name="T138_2"><text:s/></text:span><text:span text:style-name="T138_3">que</text:span><text:span text:style-name="T138_4"><text:s/></text:span><text:span text:style-name="T138_5">el</text:span><text:span text:style-name="T138_6"><text:s/></text:span><text:span text:style-name="T138_7">objetivo</text:span><text:span text:style-name="T138_8"><text:s/></text:span><text:span text:style-name="T138_9">de</text:span><text:span text:style-name="T138_10"><text:s/></text:span><text:span text:style-name="T138_11">esta</text:span><text:span text:style-name="T138_12"><text:s/></text:span><text:span text:style-name="T138_13">conferencia</text:span><text:span text:style-name="T138_14"><text:s/></text:span><text:span text:style-name="T138_15">son</text:span><text:span text:style-name="T138_16"><text:s/></text:span><text:span text:style-name="T138_17">medios</text:span><text:span text:style-name="T138_18"><text:s/></text:span><text:span text:style-name="T138_19">estos</text:span><text:span text:style-name="T138_20"><text:s/></text:span><text:span text:style-name="T138_21">panelistas</text:span><text:span text:style-name="T138_22"><text:s/></text:span><text:span text:style-name="T138_23">son</text:span><text:span text:style-name="T138_24"><text:s/></text:span><text:span text:style-name="T138_25">los</text:span><text:span text:style-name="T138_26"><text:s/></text:span><text:span text:style-name="T138_27">que</text:span><text:span text:style-name="T138_28"><text:s/></text:span><text:span text:style-name="T138_29">pueden</text:span><text:span text:style-name="T138_30"><text:s/></text:span><text:span text:style-name="T138_31">capturar</text:span><text:span text:style-name="T138_32"><text:s/></text:span><text:span text:style-name="T138_33">notas</text:span><text:span text:style-name="T138_34">...<text:s/></text:span><text:span text:style-name="T138_35">Invitarlos</text:span><text:span text:style-name="T138_36"><text:s/></text:span><text:span text:style-name="T138_37">ahora</text:span><text:span text:style-name="T138_38"><text:s/></text:span><text:span text:style-name="T138_39">no</text:span><text:span text:style-name="T138_40"><text:s/></text:span><text:span text:style-name="T138_41">implca</text:span><text:span text:style-name="T138_42"><text:s/></text:span><text:span text:style-name="T138_43">no</text:span><text:span text:style-name="T138_44"><text:s/></text:span><text:span text:style-name="T138_45">volverlos</text:span><text:span text:style-name="T138_46"><text:s/></text:span><text:span text:style-name="T138_47">a</text:span><text:span text:style-name="T138_48"><text:s/></text:span><text:span text:style-name="T138_49">invitar</text:span><text:span text:style-name="T138_50"><text:s/></text:span><text:span text:style-name="T138_51">en</text:span><text:span text:style-name="T138_52"><text:s/></text:span><text:span text:style-name="T138_53">un</text:span><text:span text:style-name="T138_54"><text:s/></text:span><text:span text:style-name="T138_55">año</text:span><text:span text:style-name="T138_56"><text:s/></text:span><text:span text:style-name="T138_57">para</text:span><text:span text:style-name="T138_58"><text:s/></text:span><text:span text:style-name="T138_59">la</text:span><text:span text:style-name="T138_60"><text:s/></text:span><text:span text:style-name="T138_61">académica</text:span><text:span text:style-name="T138_62">...</text:span></text:p></office:annotation></text:span><text:span text:style-name="T138_63">Mexico</text:span></text:p>
      <text:p text:style-name="P139"/>
      <text:p text:style-name="P140"><text:span text:style-name="T140_1">Institutional</text:span><text:span text:style-name="T140_2"><text:s/></text:span></text:p>
      <text:p text:style-name="P141"><text:bookmark-start text:name="h.gjdgxs"/><text:bookmark-end text:name="h.gjdgxs"/><text:span text:style-name="T141_1">Lorenzo</text:span><text:span text:style-name="T141_2"><text:s/></text:span><text:span text:style-name="T141_3">Córdoba</text:span><text:span text:style-name="T141_4">.<text:s/></text:span><text:span text:style-name="T141_5">Electoral</text:span><text:span text:style-name="T141_6"><text:s/></text:span><text:span text:style-name="T141_7">Councilor</text:span><text:span text:style-name="T141_8"><text:s/></text:span><text:span text:style-name="T141_9">IFE</text:span><text:span text:style-name="T141_10"><text:s/></text:span></text:p>
      <text:p text:style-name="P142"/>
      <text:p text:style-name="P143"><text:span text:style-name="T143_1">María</text:span><text:span text:style-name="T143_2"><text:s/></text:span><text:span text:style-name="T143_3">Marván</text:span><text:span text:style-name="T143_4">.<text:s/></text:span><text:span text:style-name="T143_5">Electoral</text:span><text:span text:style-name="T143_6"><text:s/></text:span><text:span text:style-name="T143_7">Councilor</text:span><text:span text:style-name="T143_8"><text:s/></text:span><text:span text:style-name="T143_9">IFE</text:span></text:p>
      <text:p text:style-name="P144"/>
      <text:p text:style-name="P145"><text:span text:style-name="T145_1">María</text:span><text:span text:style-name="T145_2"><text:s/></text:span><text:span text:style-name="T145_3">del</text:span><text:span text:style-name="T145_4"><text:s/></text:span><text:span text:style-name="T145_5">Carmen</text:span><text:span text:style-name="T145_6"><text:s/></text:span><text:span text:style-name="T145_7">Alanís</text:span><text:span text:style-name="T145_8">.<text:s/></text:span><text:span text:style-name="T145_9">Justice</text:span><text:span text:style-name="T145_10"><text:s/></text:span><text:span text:style-name="T145_11">at</text:span><text:span text:style-name="T145_12"><text:s/></text:span><text:span text:style-name="T145_13">the</text:span><text:span text:style-name="T145_14"><text:s/></text:span><text:span text:style-name="T145_15">Electoral</text:span><text:span text:style-name="T145_16"><text:s/></text:span><text:span text:style-name="T145_17">Tribunal</text:span><text:span text:style-name="T145_18"><text:s/>(</text:span><text:span text:style-name="T145_19">TEPJF</text:span><text:span text:style-name="T145_20">)</text:span></text:p>
      <text:p text:style-name="P146"/>
      <text:p text:style-name="P147"><text:span text:style-name="T147_1">Technical</text:span></text:p>
      <text:p text:style-name="P148"><text:span text:style-name="T148_1">Miguel</text:span><text:span text:style-name="T148_2"><text:s/></text:span><text:span text:style-name="T148_3">Ángel</text:span><text:span text:style-name="T148_4"><text:s/></text:span><text:span text:style-name="T148_5">Rojano</text:span><text:span text:style-name="T148_6">.<text:s/></text:span><text:span text:style-name="T148_7">Director</text:span><text:span text:style-name="T148_8"><text:s/></text:span><text:span text:style-name="T148_9">of</text:span><text:span text:style-name="T148_10"><text:s/></text:span><text:span text:style-name="T148_11">Cartography</text:span><text:span text:style-name="T148_12"><text:s/></text:span><text:span text:style-name="T148_13">IFE</text:span></text:p>
      <text:p text:style-name="P149"/>
      <text:p text:style-name="P150"><text:span text:style-name="T150_1">David</text:span><text:span text:style-name="T150_2"><text:s/></text:span><text:span text:style-name="T150_3">Romero</text:span><text:span text:style-name="T150_4"><text:s/></text:span><text:span text:style-name="T150_5">Vargas</text:span><text:span text:style-name="T150_6">.<text:s/></text:span><text:span text:style-name="T150_7">Professor</text:span><text:span text:style-name="T150_8"><text:s/></text:span><text:span text:style-name="T150_9">at</text:span><text:span text:style-name="T150_10"><text:s/></text:span><text:span text:style-name="T150_11">U</text:span><text:span text:style-name="T150_12">.<text:s/></text:span><text:span text:style-name="T150_13">El</text:span><text:span text:style-name="T150_14"><text:s/></text:span><text:span text:style-name="T150_15">análisis</text:span><text:span text:style-name="T150_16"><text:s/></text:span><text:span text:style-name="T150_17">combinatorio</text:span><text:span text:style-name="T150_18"><text:s/></text:span><text:span text:style-name="T150_19">aplicado</text:span><text:span text:style-name="T150_20"><text:s/></text:span><text:span text:style-name="T150_21">al</text:span><text:span text:style-name="T150_22"><text:s/></text:span><text:span text:style-name="T150_23">proceso</text:span><text:span text:style-name="T150_24"><text:s/></text:span><text:span text:style-name="T150_25">de</text:span><text:span text:style-name="T150_26"><text:s/></text:span><text:span text:style-name="T150_27">distritación</text:span><text:span text:style-name="T150_28"><text:s/></text:span><text:span text:style-name="T150_29">y</text:span><text:span text:style-name="T150_30"><text:s/></text:span><text:span text:style-name="T150_31">el</text:span><text:span text:style-name="T150_32"><text:s/></text:span><text:span text:style-name="T150_33">recocido</text:span><text:span text:style-name="T150_34"><text:s/></text:span><text:span text:style-name="T150_35">simulado</text:span><text:span text:style-name="T150_36">.</text:span><text:span text:style-name="T150_37"><text:tab/></text:span></text:p>
      <text:p text:style-name="P151"/>
      <text:p text:style-name="P152"><text:span text:style-name="T152_1">Ismeraí</text:span><text:span text:style-name="T152_2"><text:s/></text:span><text:span text:style-name="T152_3">Betanzos</text:span><text:span text:style-name="T152_4">.<text:s/></text:span><text:span text:style-name="T152_5">National</text:span><text:span text:style-name="T152_6"><text:s/></text:span><text:span text:style-name="T152_7">Commission</text:span><text:span text:style-name="T152_8"><text:s/></text:span><text:span text:style-name="T152_9">for</text:span><text:span text:style-name="T152_10"><text:s/></text:span><text:span text:style-name="T152_11">the</text:span><text:span text:style-name="T152_12"><text:s/></text:span><text:span text:style-name="T152_13">Development</text:span><text:span text:style-name="T152_14"><text:s/></text:span><text:span text:style-name="T152_15">of</text:span><text:span text:style-name="T152_16"><text:s/></text:span><text:span text:style-name="T152_17">Indigenous</text:span><text:span text:style-name="T152_18"><text:s/></text:span><text:span text:style-name="T152_19">Population</text:span><text:span text:style-name="T152_20"><text:s/>(</text:span><text:span text:style-name="T152_21">Comisión</text:span><text:span text:style-name="T152_22"><text:s/></text:span><text:span text:style-name="T152_23">Nacional</text:span><text:span text:style-name="T152_24"><text:s/></text:span><text:span text:style-name="T152_25">para</text:span><text:span text:style-name="T152_26"><text:s/></text:span><text:span text:style-name="T152_27">el</text:span><text:span text:style-name="T152_28"><text:s/></text:span><text:span text:style-name="T152_29">Desarrollo</text:span><text:span text:style-name="T152_30"><text:s/></text:span><text:span text:style-name="T152_31">de</text:span><text:span text:style-name="T152_32"><text:s/></text:span><text:span text:style-name="T152_33">Pueblos</text:span><text:span text:style-name="T152_34"><text:s/></text:span><text:span text:style-name="T152_35">Indígenas</text:span><text:span text:style-name="T152_36">).<text:s/></text:span><text:span text:style-name="T152_37">La</text:span><text:span text:style-name="T152_38"><text:s/></text:span><text:span text:style-name="T152_39">Población</text:span><text:span text:style-name="T152_40"><text:s/></text:span><text:span text:style-name="T152_41">indígena</text:span><text:span text:style-name="T152_42"><text:s/></text:span><text:span text:style-name="T152_43">y</text:span><text:span text:style-name="T152_44"><text:s/></text:span><text:span text:style-name="T152_45">su</text:span><text:span text:style-name="T152_46"><text:s/></text:span><text:span text:style-name="T152_47">distribución</text:span><text:span text:style-name="T152_48"><text:s/></text:span><text:span text:style-name="T152_49">geográfica</text:span><text:span text:style-name="T152_50"><text:s/></text:span><text:span text:style-name="T152_51">en</text:span><text:span text:style-name="T152_52"><text:s/></text:span><text:span text:style-name="T152_53">el</text:span><text:span text:style-name="T152_54"><text:s/></text:span><text:span text:style-name="T152_55">territorio</text:span><text:span text:style-name="T152_56"><text:s/></text:span><text:span text:style-name="T152_57">Nacional</text:span></text:p>
      <text:p text:style-name="P153"/>
      <text:p text:style-name="P154"><text:span text:style-name="T154_1">Political</text:span><text:span text:style-name="T154_2"><text:s/></text:span><text:span text:style-name="T154_3">Parties</text:span><text:span text:style-name="T154_4"><text:s/></text:span></text:p>
      <text:p text:style-name="P155"><text:span text:style-name="T155_1"><text:tab/></text:span><text:span text:style-name="T155_2">Juan</text:span><text:span text:style-name="T155_3"><text:s/></text:span><text:span text:style-name="T155_4">Molinar</text:span><text:span text:style-name="T155_5">.<text:s/></text:span><text:span text:style-name="T155_6">Director</text:span><text:span text:style-name="T155_7"><text:s/></text:span><text:span text:style-name="T155_8">of</text:span><text:span text:style-name="T155_9"><text:s/></text:span><text:span text:style-name="T155_10">PANs</text:span><text:span text:style-name="T155_11"><text:s/></text:span><text:span text:style-name="T155_12">Rafael</text:span><text:span text:style-name="T155_13"><text:s/></text:span><text:span text:style-name="T155_14">Preciado</text:span><text:span text:style-name="T155_15"><text:s/></text:span><text:span text:style-name="T155_16">Foundation</text:span><text:span text:style-name="T155_17"><text:s/>(</text:span><text:span text:style-name="T155_18">Right</text:span><text:span text:style-name="T155_19"><text:s/></text:span><text:span text:style-name="T155_20">Wing</text:span><text:span text:style-name="T155_21"><text:s/></text:span><text:span text:style-name="T155_22">Party</text:span><text:span text:style-name="T155_23">)</text:span></text:p>
      <text:p text:style-name="P156"><text:span text:style-name="T156_1"><text:tab/></text:span></text:p>
      <text:p text:style-name="P157"><text:span text:style-name="T157_1">César</text:span><text:span text:style-name="T157_2"><text:s/></text:span><text:span text:style-name="T157_3">Augusto</text:span><text:span text:style-name="T157_4"><text:s/></text:span><text:span text:style-name="T157_5">Santiago</text:span><text:span text:style-name="T157_6">.<text:s/></text:span><text:span text:style-name="T157_7">Former</text:span><text:span text:style-name="T157_8"><text:s/></text:span><text:span text:style-name="T157_9">Representative</text:span><text:span text:style-name="T157_10"><text:s/></text:span><text:span text:style-name="T157_11">of</text:span><text:span text:style-name="T157_12"><text:s/></text:span><text:span text:style-name="T157_13">the</text:span><text:span text:style-name="T157_14"><text:s/></text:span><text:span text:style-name="T157_15">PRI</text:span><text:span text:style-name="T157_16"><text:s/></text:span><text:span text:style-name="T157_17">at</text:span><text:span text:style-name="T157_18"><text:s/></text:span><text:span text:style-name="T157_19">IFE</text:span><text:span text:style-name="T157_20"><text:s/>(</text:span><text:span text:style-name="T157_21">Center</text:span><text:span text:style-name="T157_22"><text:s/></text:span><text:span text:style-name="T157_23">Party</text:span><text:span text:style-name="T157_24">)</text:span></text:p>
      <text:p text:style-name="P158"/>
      <text:p text:style-name="P159"><text:span text:style-name="T159_1"><text:tab/></text:span><text:span text:style-name="T159_2">Jesús</text:span><text:span text:style-name="T159_3"><text:s/></text:span><text:span text:style-name="T159_4">Ortega</text:span><text:span text:style-name="T159_5">.<text:s/></text:span><text:span text:style-name="T159_6">Former</text:span><text:span text:style-name="T159_7"><text:s/></text:span><text:span text:style-name="T159_8">President</text:span><text:span text:style-name="T159_9"><text:s/></text:span><text:span text:style-name="T159_10">of</text:span><text:span text:style-name="T159_11"><text:s/></text:span><text:span text:style-name="T159_12">PRD</text:span><text:span text:style-name="T159_13"><text:s/>(</text:span><text:span text:style-name="T159_14">Left</text:span><text:span text:style-name="T159_15"><text:s/></text:span><text:span text:style-name="T159_16">wing</text:span><text:span text:style-name="T159_17"><text:s/></text:span><text:span text:style-name="T159_18">Party</text:span><text:span text:style-name="T159_19">)</text:span><text:span text:style-name="T159_20"><text:s text:c="2"/>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list text:style-name="LS3" xml:id="list3">
        <text:list-item>
          <text:p text:style-name="P192"><text:span text:style-name="T192_1">Conference</text:span><text:span text:style-name="T192_2"><text:s/>3<text:s/></text:span><text:span text:style-name="T192_3">Academic</text:span><text:span text:style-name="T192_4"><text:s/></text:span><text:span text:style-name="T192_5">Seminar</text:span><text:span text:style-name="T192_6">.<text:s/></text:span><text:span text:style-name="T192_7">Goal</text:span><text:span text:style-name="T192_8">:<text:s/></text:span><text:span text:style-name="T192_9">Edited</text:span><text:span text:style-name="T192_10"><text:s/></text:span><text:span text:style-name="T192_11">Volume</text:span><text:span text:style-name="T192_12"><text:s/>(2<text:s/></text:span><text:span text:style-name="T192_13">day</text:span><text:span text:style-name="T192_14"><text:s/></text:span><text:span text:style-name="T192_15">Forum</text:span><text:span text:style-name="T192_16">,<text:s/></text:span><text:span text:style-name="T192_17">May</text:span><text:span text:style-name="T192_18"><text:s/>2013,<text:s/></text:span><text:span text:style-name="T192_19">Est</text:span><text:span text:style-name="T192_20">.<text:s/>150<text:s/></text:span><text:span text:style-name="T192_21">people</text:span><text:span text:style-name="T192_22"><text:s/></text:span><text:span text:style-name="T192_23">and</text:span><text:span text:style-name="T192_24"><text:s/>12<text:s/></text:span><text:span text:style-name="T192_25">International</text:span><text:span text:style-name="T192_26"><text:s/></text:span><text:span text:style-name="T192_27">Speakers</text:span><text:span text:style-name="T192_28">)</text:span></text:p>
        </text:list-item>
      </text:list>
      <text:p text:style-name="P193"/>
      <text:p text:style-name="P194"/>
      <text:p text:style-name="P195"><text:span text:style-name="T195_1">International</text:span><text:span text:style-name="T195_2"><text:s/></text:span><text:span text:style-name="T195_3">Panelists</text:span><text:span text:style-name="T195_4"><text:s/></text:span></text:p>
      <text:p text:style-name="P196"/>
      <text:p text:style-name="P197"><text:span text:style-name="T197_1">Robert</text:span><text:span text:style-name="T197_2"><text:s/></text:span><text:span text:style-name="T197_3">Cheetham</text:span><text:span text:style-name="T197_4">,<text:s/></text:span><text:span text:style-name="T197_5">President</text:span><text:span text:style-name="T197_6"><text:s/></text:span><text:span text:style-name="T197_7">of</text:span><text:span text:style-name="T197_8"><text:s/></text:span><text:span text:style-name="T197_9">Azavea</text:span><text:span text:style-name="T197_10">,<text:s/></text:span><text:span text:style-name="T197_11">software</text:span><text:span text:style-name="T197_12"><text:s/></text:span><text:span text:style-name="T197_13">development</text:span><text:span text:style-name="T197_14"><text:s/></text:span><text:span text:style-name="T197_15">company</text:span><text:span text:style-name="T197_16"><text:s/></text:span><text:span text:style-name="T197_17">of</text:span><text:span text:style-name="T197_18"><text:s/></text:span><text:span text:style-name="T197_19">District</text:span><text:span text:style-name="T197_20"><text:s/></text:span><text:span text:style-name="T197_21">Builder</text:span><text:span text:style-name="T197_22"><text:s/>(</text:span><text:span text:style-name="T197_23">Public</text:span><text:span text:style-name="T197_24"><text:s/></text:span><text:span text:style-name="T197_25">Mapping</text:span><text:span text:style-name="T197_26"><text:s/></text:span><text:span text:style-name="T197_27">Project</text:span><text:span text:style-name="T197_28">).</text:span></text:p>
      <text:p text:style-name="P198"/>
      <text:p text:style-name="P199"><text:span text:style-name="T199_1">Micah</text:span><text:span text:style-name="T199_2"><text:s/></text:span><text:span text:style-name="T199_3">Altman</text:span><text:span text:style-name="T199_4">,<text:s/></text:span><text:span text:style-name="T199_5">Director</text:span><text:span text:style-name="T199_6"><text:s/></text:span><text:span text:style-name="T199_7">of</text:span><text:span text:style-name="T199_8"><text:s/></text:span><text:span text:style-name="T199_9">Research</text:span><text:span text:style-name="T199_10">/</text:span><text:span text:style-name="T199_11">Head</text:span><text:span text:style-name="T199_12"><text:s/></text:span><text:span text:style-name="T199_13">Scientist</text:span><text:span text:style-name="T199_14">,<text:s/></text:span><text:span text:style-name="T199_15">MIT</text:span><text:span text:style-name="T199_16"><text:s/></text:span><text:span text:style-name="T199_17">Libraries</text:span><text:span text:style-name="T199_18">.<text:s/></text:span><text:span text:style-name="T199_19">Principal</text:span><text:span text:style-name="T199_20"><text:s/></text:span><text:span text:style-name="T199_21">Investigator</text:span><text:span text:style-name="T199_22"><text:s/></text:span><text:span text:style-name="T199_23">of</text:span><text:span text:style-name="T199_24"><text:s/></text:span><text:span text:style-name="T199_25">the</text:span><text:span text:style-name="T199_26"><text:s/></text:span><text:span text:style-name="T199_27">Public</text:span><text:span text:style-name="T199_28"><text:s/></text:span><text:span text:style-name="T199_29">Mapping</text:span><text:span text:style-name="T199_30"><text:s/></text:span><text:span text:style-name="T199_31">Project</text:span><text:span text:style-name="T199_32">.<text:s/></text:span></text:p>
      <text:p text:style-name="P200"/>
      <text:p text:style-name="P201"><text:span text:style-name="T201_1">Michael</text:span><text:span text:style-name="T201_2"><text:s/></text:span><text:span text:style-name="T201_3">McDonald</text:span><text:span text:style-name="T201_4">,<text:s/></text:span><text:span text:style-name="T201_5">Associate</text:span><text:span text:style-name="T201_6"><text:s/></text:span><text:span text:style-name="T201_7">Professor</text:span><text:span text:style-name="T201_8"><text:s/></text:span><text:span text:style-name="T201_9">at</text:span><text:span text:style-name="T201_10"><text:s/></text:span><text:span text:style-name="T201_11">George</text:span><text:span text:style-name="T201_12"><text:s/></text:span><text:span text:style-name="T201_13">Mason</text:span><text:span text:style-name="T201_14"><text:s/></text:span><text:span text:style-name="T201_15">University</text:span><text:span text:style-name="T201_16">.<text:s/></text:span><text:span text:style-name="T201_17">Principal</text:span><text:span text:style-name="T201_18"><text:s/></text:span><text:span text:style-name="T201_19">Investigator</text:span><text:span text:style-name="T201_20"><text:s/></text:span><text:span text:style-name="T201_21">of</text:span><text:span text:style-name="T201_22"><text:s/></text:span><text:span text:style-name="T201_23">the</text:span><text:span text:style-name="T201_24"><text:s/></text:span><text:span text:style-name="T201_25">Public</text:span><text:span text:style-name="T201_26"><text:s/></text:span><text:span text:style-name="T201_27">Mapping</text:span><text:span text:style-name="T201_28"><text:s/></text:span><text:span text:style-name="T201_29">Project</text:span><text:span text:style-name="T201_30">.</text:span></text:p>
      <text:p text:style-name="P202"/>
      <text:p text:style-name="P203"><text:span text:style-name="T203_1">Alejandro</text:span><text:span text:style-name="T203_2"><text:s/></text:span><text:span text:style-name="T203_3">Trelles</text:span><text:span text:style-name="T203_4">,<text:s/></text:span><text:span text:style-name="T203_5">PhD</text:span><text:span text:style-name="T203_6"><text:s/></text:span><text:span text:style-name="T203_7">student</text:span><text:span text:style-name="T203_8"><text:s/></text:span><text:span text:style-name="T203_9">at</text:span><text:span text:style-name="T203_10"><text:s/></text:span><text:span text:style-name="T203_11">the</text:span><text:span text:style-name="T203_12"><text:s/></text:span><text:span text:style-name="T203_13">University</text:span><text:span text:style-name="T203_14"><text:s/></text:span><text:span text:style-name="T203_15">of</text:span><text:span text:style-name="T203_16"><text:s/></text:span><text:span text:style-name="T203_17">Pittsburgh</text:span><text:span text:style-name="T203_18"><text:s/></text:span><text:span text:style-name="T203_19">who</text:span><text:span text:style-name="T203_20"><text:s/></text:span><text:span text:style-name="T203_21">has</text:span><text:span text:style-name="T203_22"><text:s/></text:span><text:span text:style-name="T203_23">published</text:span><text:span text:style-name="T203_24"><text:s/></text:span><text:span text:style-name="T203_25">work</text:span><text:span text:style-name="T203_26"><text:s/></text:span><text:span text:style-name="T203_27">related</text:span><text:span text:style-name="T203_28"><text:s/></text:span><text:span text:style-name="T203_29">to</text:span><text:span text:style-name="T203_30"><text:s/></text:span><text:span text:style-name="T203_31">the</text:span><text:span text:style-name="T203_32"><text:s/></text:span><text:span text:style-name="T203_33">redistricting</text:span><text:span text:style-name="T203_34"><text:s/></text:span><text:span text:style-name="T203_35">process</text:span><text:span text:style-name="T203_36"><text:s/></text:span><text:span text:style-name="T203_37">in</text:span><text:span text:style-name="T203_38"><text:s/></text:span><text:span text:style-name="T203_39">Mexico</text:span><text:span text:style-name="T203_40"><text:s/></text:span><text:span text:style-name="T203_41">and</text:span><text:span text:style-name="T203_42"><text:s/></text:span><text:span text:style-name="T203_43">the</text:span><text:span text:style-name="T203_44"><text:s/></text:span><text:span text:style-name="T203_45">US</text:span><text:span text:style-name="T203_46">.<text:s/></text:span><text:span text:style-name="T203_47">Principal</text:span><text:span text:style-name="T203_48"><text:s/></text:span><text:span text:style-name="T203_49">Investigator</text:span><text:span text:style-name="T203_50"><text:s/></text:span><text:span text:style-name="T203_51">of</text:span><text:span text:style-name="T203_52"><text:s/></text:span><text:span text:style-name="T203_53">the</text:span><text:span text:style-name="T203_54"><text:s/></text:span><text:span text:style-name="T203_55">Public</text:span><text:span text:style-name="T203_56"><text:s/></text:span><text:span text:style-name="T203_57">Mapping</text:span><text:span text:style-name="T203_58"><text:s/></text:span><text:span text:style-name="T203_59">Project</text:span><text:span text:style-name="T203_60"><text:s/></text:span><text:span text:style-name="T203_61">Mexico</text:span><text:span text:style-name="T203_62">.</text:span></text:p>
      <text:p text:style-name="P204"/>
      <text:p text:style-name="P205"><text:span text:style-name="T205_1">Eric</text:span><text:span text:style-name="T205_2"><text:s/></text:span><text:span text:style-name="T205_3">Magar</text:span><text:span text:style-name="T205_4">.<text:s/></text:span><text:span text:style-name="T205_5">Professor</text:span><text:span text:style-name="T205_6"><text:s/></text:span><text:span text:style-name="T205_7">at</text:span><text:span text:style-name="T205_8"><text:s/></text:span><text:span text:style-name="T205_9">ITAM</text:span><text:span text:style-name="T205_10"><text:s/></text:span><text:span text:style-name="T205_11">and</text:span><text:span text:style-name="T205_12"><text:s/></text:span><text:span text:style-name="T205_13">Principal</text:span><text:span text:style-name="T205_14"><text:s/></text:span><text:span text:style-name="T205_15">Investigator</text:span><text:span text:style-name="T205_16"><text:s/></text:span><text:span text:style-name="T205_17">Public</text:span><text:span text:style-name="T205_18"><text:s/></text:span><text:span text:style-name="T205_19">Mapping</text:span><text:span text:style-name="T205_20"><text:s/></text:span><text:span text:style-name="T205_21">Project</text:span><text:span text:style-name="T205_22"><text:s/></text:span><text:span text:style-name="T205_23">Mexico</text:span><text:span text:style-name="T205_24">.</text:span></text:p>
      <text:p text:style-name="P206"/>
      <text:p text:style-name="P207"><text:span text:style-name="T207_1">Lisa</text:span><text:span text:style-name="T207_2"><text:s/></text:span><text:span text:style-name="T207_3">Handley</text:span><text:span text:style-name="T207_4">,</text:span><text:span text:style-name="T207_5"><text:s/></text:span><text:span text:style-name="T207_6">She</text:span><text:span text:style-name="T207_7"><text:s/></text:span><text:span text:style-name="T207_8">is</text:span><text:span text:style-name="T207_9"><text:s/></text:span><text:span text:style-name="T207_10">a</text:span><text:span text:style-name="T207_11"><text:s/></text:span><text:span text:style-name="T207_12">prolific</text:span><text:span text:style-name="T207_13"><text:s/></text:span><text:span text:style-name="T207_14">redistricting</text:span><text:span text:style-name="T207_15"><text:s/></text:span><text:span text:style-name="T207_16">consultant</text:span><text:span text:style-name="T207_17"><text:s/></text:span><text:span text:style-name="T207_18">within</text:span><text:span text:style-name="T207_19"><text:s/></text:span><text:span text:style-name="T207_20">the</text:span><text:span text:style-name="T207_21"><text:s/></text:span><text:span text:style-name="T207_22">U</text:span><text:span text:style-name="T207_23">.</text:span><text:span text:style-name="T207_24">S</text:span><text:span text:style-name="T207_25">.<text:s/></text:span><text:span text:style-name="T207_26">and</text:span><text:span text:style-name="T207_27"><text:s/></text:span><text:span text:style-name="T207_28">has</text:span><text:span text:style-name="T207_29"><text:s/></text:span><text:span text:style-name="T207_30">worked</text:span><text:span text:style-name="T207_31"><text:s/></text:span><text:span text:style-name="T207_32">with</text:span><text:span text:style-name="T207_33"><text:s/></text:span><text:span text:style-name="T207_34">the</text:span><text:span text:style-name="T207_35"><text:s/></text:span><text:span text:style-name="T207_36">UN</text:span><text:span text:style-name="T207_37"><text:s/></text:span><text:span text:style-name="T207_38">Development</text:span><text:span text:style-name="T207_39"><text:s/></text:span><text:span text:style-name="T207_40">Program</text:span><text:span text:style-name="T207_41"><text:s/></text:span><text:span text:style-name="T207_42">to</text:span><text:span text:style-name="T207_43"><text:s/></text:span><text:span text:style-name="T207_44">redistrict</text:span><text:span text:style-name="T207_45"><text:s/></text:span><text:span text:style-name="T207_46">some</text:span><text:span text:style-name="T207_47"><text:s/></text:span><text:span text:style-name="T207_48">of</text:span><text:span text:style-name="T207_49"><text:s/></text:span><text:span text:style-name="T207_50">the</text:span><text:span text:style-name="T207_51"><text:s/></text:span><text:span text:style-name="T207_52">hotspots</text:span><text:span text:style-name="T207_53"><text:s/></text:span><text:span text:style-name="T207_54">around</text:span><text:span text:style-name="T207_55"><text:s/></text:span><text:span text:style-name="T207_56">the</text:span><text:span text:style-name="T207_57"><text:s/></text:span><text:span text:style-name="T207_58">world</text:span><text:span text:style-name="T207_59">,<text:s/></text:span><text:span text:style-name="T207_60">including</text:span><text:span text:style-name="T207_61"><text:s/></text:span><text:span text:style-name="T207_62">Iraq</text:span><text:span text:style-name="T207_63"><text:s/></text:span><text:span text:style-name="T207_64">and</text:span><text:span text:style-name="T207_65"><text:s/></text:span><text:span text:style-name="T207_66">Afghanistan</text:span><text:span text:style-name="T207_67"><text:s/>(</text:span><text:span text:style-name="T207_68">I</text:span><text:span text:style-name="T207_69"><text:s/></text:span><text:span text:style-name="T207_70">believe</text:span><text:span text:style-name="T207_71"><text:s/></text:span><text:span text:style-name="T207_72">she</text:span><text:span text:style-name="T207_73"><text:s/></text:span><text:span text:style-name="T207_74">has</text:span><text:span text:style-name="T207_75"><text:s/></text:span><text:span text:style-name="T207_76">also</text:span><text:span text:style-name="T207_77"><text:s/></text:span><text:span text:style-name="T207_78">redistricted</text:span><text:span text:style-name="T207_79"><text:s/></text:span><text:span text:style-name="T207_80">Kosovo</text:span><text:span text:style-name="T207_81"><text:s/></text:span><text:span text:style-name="T207_82">and</text:span><text:span text:style-name="T207_83"><text:s/></text:span><text:span text:style-name="T207_84">Nigeria</text:span><text:span text:style-name="T207_85">).<text:s/></text:span><text:span text:style-name="T207_86">Although</text:span><text:span text:style-name="T207_87"><text:s/></text:span><text:span text:style-name="T207_88">Lisa</text:span><text:span text:style-name="T207_89"><text:s/></text:span><text:span text:style-name="T207_90">is</text:span><text:span text:style-name="T207_91"><text:s/></text:span><text:span text:style-name="T207_92">a</text:span><text:span text:style-name="T207_93"><text:s/></text:span><text:span text:style-name="T207_94">private</text:span><text:span text:style-name="T207_95"><text:s/></text:span><text:span text:style-name="T207_96">consultant</text:span><text:span text:style-name="T207_97">,<text:s/></text:span><text:span text:style-name="T207_98">she</text:span><text:span text:style-name="T207_99"><text:s/></text:span><text:span text:style-name="T207_100">has</text:span><text:span text:style-name="T207_101"><text:s/></text:span><text:span text:style-name="T207_102">published</text:span><text:span text:style-name="T207_103"><text:s/></text:span><text:span text:style-name="T207_104">in</text:span><text:span text:style-name="T207_105"><text:s/></text:span><text:span text:style-name="T207_106">academic</text:span><text:span text:style-name="T207_107"><text:s/></text:span><text:span text:style-name="T207_108">journals</text:span><text:span text:style-name="T207_109">.</text:span></text:p>
      <text:p text:style-name="P208"><text:span text:style-name="T208_1"><text:line-break/></text:span><text:span text:style-name="T208_2">Justin</text:span><text:span text:style-name="T208_3"><text:s/></text:span><text:span text:style-name="T208_4">Levitt</text:span><text:span text:style-name="T208_5">,<text:s/></text:span><text:span text:style-name="T208_6">law</text:span><text:span text:style-name="T208_7"><text:s/></text:span><text:span text:style-name="T208_8">professor</text:span><text:span text:style-name="T208_9"><text:s/></text:span><text:span text:style-name="T208_10">at</text:span><text:span text:style-name="T208_11"><text:s/></text:span><text:span text:style-name="T208_12">Loyola</text:span><text:span text:style-name="T208_13"><text:s/></text:span><text:span text:style-name="T208_14">Marymount</text:span><text:span text:style-name="T208_15"><text:s/></text:span><text:span text:style-name="T208_16">in</text:span><text:span text:style-name="T208_17"><text:s/></text:span><text:span text:style-name="T208_18">Los</text:span><text:span text:style-name="T208_19"><text:s/></text:span><text:span text:style-name="T208_20">Angeles</text:span><text:span text:style-name="T208_21">.<text:s/></text:span><text:span text:style-name="T208_22">Justin</text:span><text:span text:style-name="T208_23"><text:s/></text:span><text:span text:style-name="T208_24">wrote</text:span><text:span text:style-name="T208_25"><text:s/>“</text:span><text:span text:style-name="T208_26">A</text:span><text:span text:style-name="T208_27"><text:s/></text:span><text:span text:style-name="T208_28">Citizens</text:span><text:span text:style-name="T208_29"><text:s/></text:span><text:span text:style-name="T208_30">Guide</text:span><text:span text:style-name="T208_31"><text:s/></text:span><text:span text:style-name="T208_32">to</text:span><text:span text:style-name="T208_33"><text:s/></text:span><text:span text:style-name="T208_34">Redistricting</text:span><text:span text:style-name="T208_35">”<text:s/></text:span><text:span text:style-name="T208_36">which</text:span><text:span text:style-name="T208_37"><text:s/></text:span><text:span text:style-name="T208_38">is</text:span><text:span text:style-name="T208_39"><text:s/></text:span><text:span text:style-name="T208_40">an</text:span><text:span text:style-name="T208_41"><text:s/></text:span><text:span text:style-name="T208_42">excellent</text:span><text:span text:style-name="T208_43"><text:s/></text:span><text:span text:style-name="T208_44">primer</text:span><text:span text:style-name="T208_45"><text:s/></text:span><text:span text:style-name="T208_46">of</text:span><text:span text:style-name="T208_47"><text:s/></text:span><text:span text:style-name="T208_48">redistricting</text:span><text:span text:style-name="T208_49"><text:s/></text:span><text:span text:style-name="T208_50">in</text:span><text:span text:style-name="T208_51"><text:s/></text:span><text:span text:style-name="T208_52">the</text:span><text:span text:style-name="T208_53"><text:s/></text:span><text:span text:style-name="T208_54">U</text:span><text:span text:style-name="T208_55">.</text:span><text:span text:style-name="T208_56">S</text:span><text:span text:style-name="T208_57">.<text:s/></text:span><text:span text:style-name="T208_58">He</text:span><text:span text:style-name="T208_59"><text:s/></text:span><text:span text:style-name="T208_60">also</text:span><text:span text:style-name="T208_61"><text:s/></text:span><text:span text:style-name="T208_62">maintained</text:span><text:span text:style-name="T208_63"><text:s/></text:span><text:span text:style-name="T208_64">a</text:span><text:span text:style-name="T208_65"><text:s/></text:span><text:span text:style-name="T208_66">webpage</text:span><text:span text:style-name="T208_67"><text:s/>“</text:span><text:span text:style-name="T208_68">All</text:span><text:span text:style-name="T208_69"><text:s/></text:span><text:span text:style-name="T208_70">About</text:span><text:span text:style-name="T208_71"><text:s/></text:span><text:span text:style-name="T208_72">Redistricting</text:span><text:span text:style-name="T208_73">”<text:s/></text:span><text:span text:style-name="T208_74">which</text:span><text:span text:style-name="T208_75"><text:s/></text:span><text:span text:style-name="T208_76">tracked</text:span><text:span text:style-name="T208_77"><text:s/></text:span><text:span text:style-name="T208_78">the</text:span><text:span text:style-name="T208_79"><text:s/></text:span><text:span text:style-name="T208_80">legal</text:span><text:span text:style-name="T208_81"><text:s/></text:span><text:span text:style-name="T208_82">activity</text:span><text:span text:style-name="T208_83"><text:s/></text:span><text:span text:style-name="T208_84">in</text:span><text:span text:style-name="T208_85"><text:s/></text:span><text:span text:style-name="T208_86">the</text:span><text:span text:style-name="T208_87"><text:s/></text:span><text:span text:style-name="T208_88">U</text:span><text:span text:style-name="T208_89">.</text:span><text:span text:style-name="T208_90">S</text:span><text:span text:style-name="T208_91">.</text:span></text:p>
      <text:p text:style-name="P209"><text:span text:style-name="T209_1"><text:line-break/></text:span><text:span text:style-name="T209_2">Ron</text:span><text:span text:style-name="T209_3"><text:s/></text:span><text:span text:style-name="T209_4">Johnston</text:span><text:span text:style-name="T209_5">,<text:s/></text:span><text:span text:style-name="T209_6">Professor</text:span><text:span text:style-name="T209_7"><text:s/></text:span><text:span text:style-name="T209_8">of</text:span><text:span text:style-name="T209_9"><text:s/></text:span><text:span text:style-name="T209_10">geography</text:span><text:span text:style-name="T209_11"><text:s/></text:span><text:span text:style-name="T209_12">at</text:span><text:span text:style-name="T209_13"><text:s/></text:span><text:span text:style-name="T209_14">the</text:span><text:span text:style-name="T209_15"><text:s/></text:span><text:span text:style-name="T209_16">University</text:span><text:span text:style-name="T209_17"><text:s/></text:span><text:span text:style-name="T209_18">of</text:span><text:span text:style-name="T209_19"><text:s/></text:span><text:span text:style-name="T209_20">Bristol</text:span><text:span text:style-name="T209_21">,<text:s/></text:span><text:span text:style-name="T209_22">UK</text:span><text:span text:style-name="T209_23">.<text:s/></text:span><text:span text:style-name="T209_24">The</text:span><text:span text:style-name="T209_25"><text:s/></text:span><text:span text:style-name="T209_26">foremost</text:span><text:span text:style-name="T209_27"><text:s/></text:span><text:span text:style-name="T209_28">expert</text:span><text:span text:style-name="T209_29"><text:s/></text:span><text:span text:style-name="T209_30">on</text:span><text:span text:style-name="T209_31"><text:s/></text:span><text:span text:style-name="T209_32">U</text:span><text:span text:style-name="T209_33">.</text:span><text:span text:style-name="T209_34">K</text:span><text:span text:style-name="T209_35">.<text:s text:c="2"/></text:span><text:span text:style-name="T209_36">redistricting</text:span><text:span text:style-name="T209_37">.<text:line-break/><text:line-break/></text:span><text:span text:style-name="T209_38">John</text:span><text:span text:style-name="T209_39"><text:s/></text:span><text:span text:style-name="T209_40">Courtney</text:span><text:span text:style-name="T209_41">,<text:s/></text:span><text:span text:style-name="T209_42">Political</text:span><text:span text:style-name="T209_43"><text:s/></text:span><text:span text:style-name="T209_44">Science</text:span><text:span text:style-name="T209_45"><text:s/></text:span><text:span text:style-name="T209_46">at</text:span><text:span text:style-name="T209_47"><text:s/></text:span><text:span text:style-name="T209_48">the</text:span><text:span text:style-name="T209_49"><text:s/></text:span><text:span text:style-name="T209_50">University</text:span><text:span text:style-name="T209_51"><text:s/></text:span><text:span text:style-name="T209_52">of</text:span><text:span text:style-name="T209_53"><text:s/></text:span><text:span text:style-name="T209_54">Saskatchewan</text:span><text:span text:style-name="T209_55">.<text:s/></text:span><text:span text:style-name="T209_56">Foremost</text:span><text:span text:style-name="T209_57"><text:s/></text:span><text:span text:style-name="T209_58">expert</text:span><text:span text:style-name="T209_59"><text:s/></text:span><text:span text:style-name="T209_60">on</text:span><text:span text:style-name="T209_61"><text:s/></text:span><text:span text:style-name="T209_62">Canadian</text:span><text:span text:style-name="T209_63"><text:s/></text:span><text:span text:style-name="T209_64">redistricting</text:span><text:span text:style-name="T209_65">.</text:span></text:p>
      <text:p text:style-name="P210"/>
      <text:p text:style-name="P211"><text:span text:style-name="T211_1">Mexico</text:span></text:p>
      <text:p text:style-name="P212"/>
      <text:p text:style-name="P213"><text:span text:style-name="T213_1">Institutional</text:span><text:span text:style-name="T213_2"><text:s/></text:span></text:p>
      <text:p text:style-name="P214"><text:span text:style-name="T214_1">Lorenzo</text:span><text:span text:style-name="T214_2"><text:s/></text:span><text:span text:style-name="T214_3">Córdoba</text:span><text:span text:style-name="T214_4">.<text:s/></text:span><text:span text:style-name="T214_5">Electoral</text:span><text:span text:style-name="T214_6"><text:s/></text:span><text:span text:style-name="T214_7">Councilor</text:span><text:span text:style-name="T214_8"><text:s/></text:span><text:span text:style-name="T214_9">IFE</text:span><text:span text:style-name="T214_10"><text:s/></text:span></text:p>
      <text:p text:style-name="P215"/>
      <text:p text:style-name="P216"><text:span text:style-name="T216_1">María</text:span><text:span text:style-name="T216_2"><text:s/></text:span><text:span text:style-name="T216_3">Marván</text:span><text:span text:style-name="T216_4">.<text:s/></text:span><text:span text:style-name="T216_5">Electoral</text:span><text:span text:style-name="T216_6"><text:s/></text:span><text:span text:style-name="T216_7">Councilor</text:span><text:span text:style-name="T216_8"><text:s/></text:span><text:span text:style-name="T216_9">IFE</text:span></text:p>
      <text:p text:style-name="P217"/>
      <text:p text:style-name="P218"><text:span text:style-name="T218_1">María</text:span><text:span text:style-name="T218_2"><text:s/></text:span><text:span text:style-name="T218_3">del</text:span><text:span text:style-name="T218_4"><text:s/></text:span><text:span text:style-name="T218_5">Carmen</text:span><text:span text:style-name="T218_6"><text:s/></text:span><text:span text:style-name="T218_7">Alanís</text:span><text:span text:style-name="T218_8">.<text:s/></text:span><text:span text:style-name="T218_9">Justice</text:span><text:span text:style-name="T218_10"><text:s/></text:span><text:span text:style-name="T218_11">at</text:span><text:span text:style-name="T218_12"><text:s/></text:span><text:span text:style-name="T218_13">the</text:span><text:span text:style-name="T218_14"><text:s/></text:span><text:span text:style-name="T218_15">Electoral</text:span><text:span text:style-name="T218_16"><text:s/></text:span><text:span text:style-name="T218_17">Tribunal</text:span><text:span text:style-name="T218_18"><text:s/>(</text:span><text:span text:style-name="T218_19">TEPJF</text:span><text:span text:style-name="T218_20">)</text:span></text:p>
      <text:p text:style-name="P219"/>
      <text:p text:style-name="P220"><text:span text:style-name="T220_1">Technical</text:span></text:p>
      <text:p text:style-name="P221"><text:span text:style-name="T221_1">Miguel</text:span><text:span text:style-name="T221_2"><text:s/></text:span><text:span text:style-name="T221_3">Ángel</text:span><text:span text:style-name="T221_4"><text:s/></text:span><text:span text:style-name="T221_5">Rojano</text:span><text:span text:style-name="T221_6">.<text:s/></text:span><text:span text:style-name="T221_7">Director</text:span><text:span text:style-name="T221_8"><text:s/></text:span><text:span text:style-name="T221_9">of</text:span><text:span text:style-name="T221_10"><text:s/></text:span><text:span text:style-name="T221_11">Cartography</text:span><text:span text:style-name="T221_12"><text:s/></text:span><text:span text:style-name="T221_13">IFE</text:span></text:p>
      <text:p text:style-name="P222"/>
      <text:p text:style-name="P223"><text:span text:style-name="T223_1">David</text:span><text:span text:style-name="T223_2"><text:s/></text:span><text:span text:style-name="T223_3">Romero</text:span><text:span text:style-name="T223_4"><text:s/></text:span><text:span text:style-name="T223_5">Vargas</text:span><text:span text:style-name="T223_6">.<text:s/></text:span><text:span text:style-name="T223_7">Professor</text:span><text:span text:style-name="T223_8"><text:s/></text:span><text:span text:style-name="T223_9">at</text:span><text:span text:style-name="T223_10"><text:s/></text:span><text:span text:style-name="T223_11">U</text:span><text:span text:style-name="T223_12">.<text:s/></text:span><text:span text:style-name="T223_13">El</text:span><text:span text:style-name="T223_14"><text:s/></text:span><text:span text:style-name="T223_15">análisis</text:span><text:span text:style-name="T223_16"><text:s/></text:span><text:span text:style-name="T223_17">combinatorio</text:span><text:span text:style-name="T223_18"><text:s/></text:span><text:span text:style-name="T223_19">aplicado</text:span><text:span text:style-name="T223_20"><text:s/></text:span><text:span text:style-name="T223_21">al</text:span><text:span text:style-name="T223_22"><text:s/></text:span><text:span text:style-name="T223_23">proceso</text:span><text:span text:style-name="T223_24"><text:s/></text:span><text:span text:style-name="T223_25">de</text:span><text:span text:style-name="T223_26"><text:s/></text:span><text:span text:style-name="T223_27">distritación</text:span><text:span text:style-name="T223_28"><text:s/></text:span><text:span text:style-name="T223_29">y</text:span><text:span text:style-name="T223_30"><text:s/></text:span><text:span text:style-name="T223_31">el</text:span><text:span text:style-name="T223_32"><text:s/></text:span><text:span text:style-name="T223_33">recocido</text:span><text:span text:style-name="T223_34"><text:s/></text:span><text:span text:style-name="T223_35">simulado</text:span><text:span text:style-name="T223_36">.</text:span><text:span text:style-name="T223_37"><text:tab/></text:span></text:p>
      <text:p text:style-name="P224"/>
      <text:p text:style-name="P225"><text:span text:style-name="T225_1">Ismeraí</text:span><text:span text:style-name="T225_2"><text:s/></text:span><text:span text:style-name="T225_3">Betanzos</text:span><text:span text:style-name="T225_4">.<text:s/></text:span><text:span text:style-name="T225_5">National</text:span><text:span text:style-name="T225_6"><text:s/></text:span><text:span text:style-name="T225_7">Commission</text:span><text:span text:style-name="T225_8"><text:s/></text:span><text:span text:style-name="T225_9">for</text:span><text:span text:style-name="T225_10"><text:s/></text:span><text:span text:style-name="T225_11">the</text:span><text:span text:style-name="T225_12"><text:s/></text:span><text:span text:style-name="T225_13">Development</text:span><text:span text:style-name="T225_14"><text:s/></text:span><text:span text:style-name="T225_15">of</text:span><text:span text:style-name="T225_16"><text:s/></text:span><text:span text:style-name="T225_17">Indigenous</text:span><text:span text:style-name="T225_18"><text:s/></text:span><text:span text:style-name="T225_19">Population</text:span><text:span text:style-name="T225_20"><text:s/>(</text:span><text:span text:style-name="T225_21">Comisión</text:span><text:span text:style-name="T225_22"><text:s/></text:span><text:span text:style-name="T225_23">Nacional</text:span><text:span text:style-name="T225_24"><text:s/></text:span><text:span text:style-name="T225_25">para</text:span><text:span text:style-name="T225_26"><text:s/></text:span><text:span text:style-name="T225_27">el</text:span><text:span text:style-name="T225_28"><text:s/></text:span><text:span text:style-name="T225_29">Desarrollo</text:span><text:span text:style-name="T225_30"><text:s/></text:span><text:span text:style-name="T225_31">de</text:span><text:span text:style-name="T225_32"><text:s/></text:span><text:span text:style-name="T225_33">Pueblos</text:span><text:span text:style-name="T225_34"><text:s/></text:span><text:span text:style-name="T225_35">Indígenas</text:span><text:span text:style-name="T225_36">).<text:s/></text:span><text:span text:style-name="T225_37">La</text:span><text:span text:style-name="T225_38"><text:s/></text:span><text:span text:style-name="T225_39">Población</text:span><text:span text:style-name="T225_40"><text:s/></text:span><text:span text:style-name="T225_41">indígena</text:span><text:span text:style-name="T225_42"><text:s/></text:span><text:span text:style-name="T225_43">y</text:span><text:span text:style-name="T225_44"><text:s/></text:span><text:span text:style-name="T225_45">su</text:span><text:span text:style-name="T225_46"><text:s/></text:span><text:span text:style-name="T225_47">distribución</text:span><text:span text:style-name="T225_48"><text:s/></text:span><text:span text:style-name="T225_49">geográfica</text:span><text:span text:style-name="T225_50"><text:s/></text:span><text:span text:style-name="T225_51">en</text:span><text:span text:style-name="T225_52"><text:s/></text:span><text:span text:style-name="T225_53">el</text:span><text:span text:style-name="T225_54"><text:s/></text:span><text:span text:style-name="T225_55">territorio</text:span><text:span text:style-name="T225_56"><text:s/></text:span><text:span text:style-name="T225_57">Nacional</text:span></text:p>
      <text:p text:style-name="P226"/>
      <text:p text:style-name="P227"><text:span text:style-name="T227_1">Political</text:span><text:span text:style-name="T227_2"><text:s/></text:span><text:span text:style-name="T227_3">Parties</text:span><text:span text:style-name="T227_4"><text:s/></text:span></text:p>
      <text:p text:style-name="P228"><text:span text:style-name="T228_1"><text:tab/></text:span><text:span text:style-name="T228_2">Juan</text:span><text:span text:style-name="T228_3"><text:s/></text:span><text:span text:style-name="T228_4">Molinar</text:span><text:span text:style-name="T228_5">.<text:s/></text:span><text:span text:style-name="T228_6">Director</text:span><text:span text:style-name="T228_7"><text:s/></text:span><text:span text:style-name="T228_8">of</text:span><text:span text:style-name="T228_9"><text:s/></text:span><text:span text:style-name="T228_10">PANs</text:span><text:span text:style-name="T228_11"><text:s/></text:span><text:span text:style-name="T228_12">Rafael</text:span><text:span text:style-name="T228_13"><text:s/></text:span><text:span text:style-name="T228_14">Preciado</text:span><text:span text:style-name="T228_15"><text:s/></text:span><text:span text:style-name="T228_16">Foundation</text:span><text:span text:style-name="T228_17"><text:s/>(</text:span><text:span text:style-name="T228_18">Right</text:span><text:span text:style-name="T228_19"><text:s/></text:span><text:span text:style-name="T228_20">Wing</text:span><text:span text:style-name="T228_21"><text:s/></text:span><text:span text:style-name="T228_22">Party</text:span><text:span text:style-name="T228_23">)</text:span></text:p>
      <text:p text:style-name="P229"><text:span text:style-name="T229_1"><text:tab/></text:span></text:p>
      <text:p text:style-name="P230"><text:span text:style-name="T230_1">César</text:span><text:span text:style-name="T230_2"><text:s/></text:span><text:span text:style-name="T230_3">Augusto</text:span><text:span text:style-name="T230_4"><text:s/></text:span><text:span text:style-name="T230_5">Santiago</text:span><text:span text:style-name="T230_6">.<text:s/></text:span><text:span text:style-name="T230_7">Former</text:span><text:span text:style-name="T230_8"><text:s/></text:span><text:span text:style-name="T230_9">Representative</text:span><text:span text:style-name="T230_10"><text:s/></text:span><text:span text:style-name="T230_11">of</text:span><text:span text:style-name="T230_12"><text:s/></text:span><text:span text:style-name="T230_13">the</text:span><text:span text:style-name="T230_14"><text:s/></text:span><text:span text:style-name="T230_15">PRI</text:span><text:span text:style-name="T230_16"><text:s/></text:span><text:span text:style-name="T230_17">at</text:span><text:span text:style-name="T230_18"><text:s/></text:span><text:span text:style-name="T230_19">IFE</text:span><text:span text:style-name="T230_20"><text:s/>(</text:span><text:span text:style-name="T230_21">Center</text:span><text:span text:style-name="T230_22"><text:s/></text:span><text:span text:style-name="T230_23">Party</text:span><text:span text:style-name="T230_24">)</text:span></text:p>
      <text:p text:style-name="P231"/>
      <text:p text:style-name="P232"><text:span text:style-name="T232_1"><text:tab/></text:span><text:span text:style-name="T232_2">Jesús</text:span><text:span text:style-name="T232_3"><text:s/></text:span><text:span text:style-name="T232_4">Ortega</text:span><text:span text:style-name="T232_5">.<text:s/></text:span><text:span text:style-name="T232_6">Former</text:span><text:span text:style-name="T232_7"><text:s/></text:span><text:span text:style-name="T232_8">President</text:span><text:span text:style-name="T232_9"><text:s/></text:span><text:span text:style-name="T232_10">of</text:span><text:span text:style-name="T232_11"><text:s/></text:span><text:span text:style-name="T232_12">PRD</text:span><text:span text:style-name="T232_13"><text:s/>(</text:span><text:span text:style-name="T232_14">Left</text:span><text:span text:style-name="T232_15"><text:s/></text:span><text:span text:style-name="T232_16">wing</text:span><text:span text:style-name="T232_17"><text:s/></text:span><text:span text:style-name="T232_18">Party</text:span><text:span text:style-name="T232_19">)</text:span><text:span text:style-name="T232_20"><text:s text:c="2"/></text:span></text:p>
      <text:p text:style-name="P233"/>
      <text:p text:style-name="P234"/>
      <text:p text:style-name="P235"/>
      <text:p text:style-name="P2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cm" fo:page-height="29.704cm" fo:padding-top="0cm" fo:margin-top="2.15cm" fo:padding-bottom="0cm" fo:margin-bottom="1.752cm" fo:padding-left="0cm" fo:margin-left="2.08cm" fo:padding-right="0cm" fo:margin-right="2.1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